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text-properties officeooo:paragraph-rsid="000aeb9f"/>
    </style:style>
    <style:style style:name="P2" style:family="paragraph" style:parent-style-name="Contents_20_2">
      <style:paragraph-properties>
        <style:tab-stops>
          <style:tab-stop style:position="16.501cm" style:type="right" style:leader-style="dotted" style:leader-text="."/>
        </style:tab-stops>
      </style:paragraph-properties>
      <style:text-properties officeooo:paragraph-rsid="000aeb9f"/>
    </style:style>
    <style:style style:name="P3" style:family="paragraph" style:parent-style-name="Contents_20_3">
      <style:paragraph-properties>
        <style:tab-stops>
          <style:tab-stop style:position="16cm" style:type="right" style:leader-style="dotted" style:leader-text="."/>
        </style:tab-stops>
      </style:paragraph-properties>
      <style:text-properties officeooo:paragraph-rsid="000aeb9f"/>
    </style:style>
    <style:style style:name="P4" style:family="paragraph" style:parent-style-name="Contents_20_Heading">
      <style:text-properties officeooo:paragraph-rsid="000aeb9f"/>
    </style:style>
    <style:style style:name="P5" style:family="paragraph" style:parent-style-name="Heading_20_1">
      <style:text-properties officeooo:paragraph-rsid="000aeb9f"/>
    </style:style>
    <style:style style:name="P6" style:family="paragraph" style:parent-style-name="Heading_20_2">
      <style:text-properties officeooo:paragraph-rsid="000aeb9f"/>
    </style:style>
    <style:style style:name="P7" style:family="paragraph" style:parent-style-name="Heading_20_3">
      <style:text-properties officeooo:paragraph-rsid="000aeb9f"/>
    </style:style>
    <style:style style:name="P8" style:family="paragraph" style:parent-style-name="Standard">
      <style:text-properties fo:font-weight="bold" officeooo:paragraph-rsid="000aeb9f" style:font-weight-asian="bold" style:font-weight-complex="bold"/>
    </style:style>
    <style:style style:name="P9" style:family="paragraph" style:parent-style-name="Standard">
      <style:text-properties officeooo:paragraph-rsid="000aeb9f"/>
    </style:style>
    <style:style style:name="P10" style:family="paragraph" style:parent-style-name="Text_20_body">
      <style:paragraph-properties fo:margin-left="0cm" fo:margin-right="0cm" fo:margin-top="0cm" fo:margin-bottom="0cm" style:contextual-spacing="false" fo:text-align="end" style:justify-single-word="false" fo:text-indent="0cm" style:auto-text-indent="false" style:writing-mode="rl-tb"/>
      <style:text-properties officeooo:paragraph-rsid="000aeb9f"/>
    </style:style>
    <style:style style:name="P11" style:family="paragraph" style:parent-style-name="Text_20_body">
      <style:paragraph-properties fo:margin-top="0cm" fo:margin-bottom="0.499cm" style:contextual-spacing="false"/>
      <style:text-properties fo:font-weight="bold" officeooo:rsid="00beda2a" officeooo:paragraph-rsid="000aeb9f" style:font-weight-asian="bold" style:font-weight-complex="bold"/>
    </style:style>
    <style:style style:name="P12" style:family="paragraph" style:parent-style-name="Text_20_body">
      <style:paragraph-properties fo:margin-top="0cm" fo:margin-bottom="0.499cm" style:contextual-spacing="false"/>
      <style:text-properties fo:font-weight="bold" officeooo:paragraph-rsid="000aeb9f" style:font-weight-asian="bold" style:font-weight-complex="bold"/>
    </style:style>
    <style:style style:name="P13" style:family="paragraph" style:parent-style-name="Text_20_body">
      <style:paragraph-properties fo:margin-top="0cm" fo:margin-bottom="0.499cm" style:contextual-spacing="false"/>
      <style:text-properties fo:font-weight="bold" officeooo:rsid="00beda2a" officeooo:paragraph-rsid="000aeb9f" fo:background-color="transparent" style:font-weight-asian="bold" style:font-weight-complex="bold"/>
    </style:style>
    <style:style style:name="P14" style:family="paragraph" style:parent-style-name="Text_20_body" style:list-style-name="L1">
      <style:paragraph-properties fo:margin-top="0cm" fo:margin-bottom="0cm" style:contextual-spacing="false"/>
      <style:text-properties officeooo:paragraph-rsid="000aeb9f"/>
    </style:style>
    <style:style style:name="P15" style:family="paragraph" style:parent-style-name="Text_20_body" style:list-style-name="L1">
      <style:text-properties officeooo:paragraph-rsid="000aeb9f"/>
    </style:style>
    <style:style style:name="P16" style:family="paragraph" style:parent-style-name="Text_20_body">
      <style:text-properties fo:font-weight="normal" officeooo:paragraph-rsid="000aeb9f" style:font-weight-asian="normal" style:font-weight-complex="normal"/>
    </style:style>
    <style:style style:name="P17" style:family="paragraph" style:parent-style-name="Text_20_body">
      <style:paragraph-properties fo:margin-top="0cm" fo:margin-bottom="0cm" style:contextual-spacing="false" fo:text-align="end" style:justify-single-word="false"/>
      <style:text-properties fo:font-style="italic" officeooo:rsid="00b713f9" officeooo:paragraph-rsid="000aeb9f" style:font-style-asian="italic" style:font-style-complex="italic"/>
    </style:style>
    <style:style style:name="P18" style:family="paragraph" style:parent-style-name="Text_20_body">
      <style:paragraph-properties fo:margin-top="0cm" fo:margin-bottom="0cm" style:contextual-spacing="false" fo:text-align="end" style:justify-single-word="false"/>
      <style:text-properties officeooo:rsid="00b713f9" officeooo:paragraph-rsid="000aeb9f"/>
    </style:style>
    <style:style style:name="P19" style:family="paragraph" style:parent-style-name="Text_20_body">
      <style:text-properties officeooo:paragraph-rsid="000aeb9f"/>
    </style:style>
    <style:style style:name="P20" style:family="paragraph" style:parent-style-name="Text_20_body">
      <style:paragraph-properties fo:margin-left="0cm" fo:margin-right="0cm" fo:text-indent="0cm" style:auto-text-indent="false"/>
      <style:text-properties officeooo:paragraph-rsid="000aeb9f"/>
    </style:style>
    <style:style style:name="P21" style:family="paragraph" style:parent-style-name="Text_20_body">
      <style:paragraph-properties fo:margin-left="0cm" fo:margin-right="0cm" fo:text-indent="0cm" style:auto-text-indent="false" style:writing-mode="rl-tb"/>
      <style:text-properties officeooo:paragraph-rsid="000aeb9f"/>
    </style:style>
    <style:style style:name="P22" style:family="paragraph" style:parent-style-name="Text_20_body">
      <style:paragraph-properties fo:margin-left="0cm" fo:margin-right="0cm" fo:margin-top="0cm" fo:margin-bottom="0cm" style:contextual-spacing="false" fo:text-indent="0cm" style:auto-text-indent="false" style:writing-mode="rl-tb"/>
      <style:text-properties officeooo:paragraph-rsid="000aeb9f"/>
    </style:style>
    <style:style style:name="P23" style:family="paragraph">
      <loext:graphic-properties draw:fill="solid" draw:fill-color="#cccccc"/>
      <style:text-properties fo:font-size="10pt" fo:font-style="italic" style:font-size-asian="10pt" style:font-style-asian="italic" style:font-size-complex="10pt" style:font-style-complex="italic"/>
    </style:style>
    <style:style style:name="T1" style:family="text">
      <style:text-properties officeooo:rsid="00ac6a95"/>
    </style:style>
    <style:style style:name="T2" style:family="text">
      <style:text-properties officeooo:rsid="000f6824"/>
    </style:style>
    <style:style style:name="T3" style:family="text">
      <style:text-properties fo:font-style="italic" style:font-style-asian="italic" style:font-style-complex="italic"/>
    </style:style>
    <style:style style:name="T4" style:family="text">
      <style:text-properties fo:font-style="italic" officeooo:rsid="00adc043" style:font-style-asian="italic" style:font-style-complex="italic"/>
    </style:style>
    <style:style style:name="T5" style:family="text">
      <style:text-properties fo:font-style="italic" officeooo:rsid="001db0ce" style:font-style-asian="italic" style:font-style-complex="italic"/>
    </style:style>
    <style:style style:name="T6" style:family="text">
      <style:text-properties fo:font-style="italic" officeooo:rsid="00417f3d" style:font-style-asian="italic" style:font-style-complex="italic"/>
    </style:style>
    <style:style style:name="T7" style:family="text">
      <style:text-properties fo:font-style="italic" officeooo:rsid="0042dc1e" style:font-style-asian="italic" style:font-style-complex="italic"/>
    </style:style>
    <style:style style:name="T8" style:family="text">
      <style:text-properties fo:font-style="italic" officeooo:rsid="00489ba7" style:font-style-asian="italic" style:font-style-complex="italic"/>
    </style:style>
    <style:style style:name="T9" style:family="text">
      <style:text-properties fo:font-style="italic" officeooo:rsid="005a1444" style:font-style-asian="italic" style:font-style-complex="italic"/>
    </style:style>
    <style:style style:name="T10" style:family="text">
      <style:text-properties fo:font-style="italic" officeooo:rsid="00702755" style:font-style-asian="italic" style:font-style-complex="italic"/>
    </style:style>
    <style:style style:name="T11" style:family="text">
      <style:text-properties fo:font-style="italic" officeooo:rsid="00745e8f" style:font-style-asian="italic" style:font-style-complex="italic"/>
    </style:style>
    <style:style style:name="T12" style:family="text">
      <style:text-properties fo:font-style="italic" officeooo:rsid="0075a651" style:font-style-asian="italic" style:font-style-complex="italic"/>
    </style:style>
    <style:style style:name="T13" style:family="text">
      <style:text-properties fo:font-style="italic" officeooo:rsid="00849ed8"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0c078" style:font-style-asian="italic" style:font-weight-asian="normal" style:font-style-complex="italic" style:font-weight-complex="normal"/>
    </style:style>
    <style:style style:name="T16" style:family="text">
      <style:text-properties fo:font-style="italic" fo:font-weight="normal" officeooo:rsid="00ad61ef" style:font-style-asian="italic" style:font-weight-asian="normal" style:font-style-complex="italic" style:font-weight-complex="normal"/>
    </style:style>
    <style:style style:name="T17" style:family="text">
      <style:text-properties officeooo:rsid="00930e4f"/>
    </style:style>
    <style:style style:name="T18" style:family="text">
      <style:text-properties officeooo:rsid="000fa491"/>
    </style:style>
    <style:style style:name="T19" style:family="text">
      <style:text-properties officeooo:rsid="00113895"/>
    </style:style>
    <style:style style:name="T20" style:family="text">
      <style:text-properties officeooo:rsid="00919af0"/>
    </style:style>
    <style:style style:name="T21" style:family="text">
      <style:text-properties officeooo:rsid="0015b279"/>
    </style:style>
    <style:style style:name="T22" style:family="text">
      <style:text-properties officeooo:rsid="009477f9"/>
    </style:style>
    <style:style style:name="T23" style:family="text">
      <style:text-properties officeooo:rsid="0094b87f"/>
    </style:style>
    <style:style style:name="T24" style:family="text">
      <style:text-properties officeooo:rsid="00172f0d"/>
    </style:style>
    <style:style style:name="T25" style:family="text">
      <style:text-properties officeooo:rsid="0018b9e0"/>
    </style:style>
    <style:style style:name="T26" style:family="text">
      <style:text-properties officeooo:rsid="0019235b"/>
    </style:style>
    <style:style style:name="T27" style:family="text">
      <style:text-properties officeooo:rsid="001b0b64"/>
    </style:style>
    <style:style style:name="T28" style:family="text">
      <style:text-properties fo:font-style="normal" style:font-style-asian="normal" style:font-style-complex="normal"/>
    </style:style>
    <style:style style:name="T29" style:family="text">
      <style:text-properties fo:font-style="normal" officeooo:rsid="002053e4" style:font-style-asian="normal" style:font-style-complex="normal"/>
    </style:style>
    <style:style style:name="T30" style:family="text">
      <style:text-properties fo:font-style="normal" officeooo:rsid="00914be5" style:font-style-asian="normal" style:font-style-complex="normal"/>
    </style:style>
    <style:style style:name="T31" style:family="text">
      <style:text-properties officeooo:rsid="001ba852"/>
    </style:style>
    <style:style style:name="T32" style:family="text">
      <style:text-properties officeooo:rsid="0095d5f4"/>
    </style:style>
    <style:style style:name="T33" style:family="text">
      <style:text-properties officeooo:rsid="00969eda"/>
    </style:style>
    <style:style style:name="T34" style:family="text">
      <style:text-properties officeooo:rsid="00979e1c"/>
    </style:style>
    <style:style style:name="T35" style:family="text">
      <style:text-properties officeooo:rsid="001bb769"/>
    </style:style>
    <style:style style:name="T36" style:family="text">
      <style:text-properties officeooo:rsid="001db0ce"/>
    </style:style>
    <style:style style:name="T37" style:family="text">
      <style:text-properties officeooo:rsid="001e801d"/>
    </style:style>
    <style:style style:name="T38" style:family="text">
      <style:text-properties officeooo:rsid="001eb771"/>
    </style:style>
    <style:style style:name="T39" style:family="text">
      <style:text-properties officeooo:rsid="0098e2d9"/>
    </style:style>
    <style:style style:name="T40" style:family="text">
      <style:text-properties officeooo:rsid="002053e4"/>
    </style:style>
    <style:style style:name="T41" style:family="text">
      <style:text-properties officeooo:rsid="009af27f"/>
    </style:style>
    <style:style style:name="T42" style:family="text">
      <style:text-properties officeooo:rsid="009bbf62"/>
    </style:style>
    <style:style style:name="T43" style:family="text">
      <style:text-properties officeooo:rsid="0021e46c"/>
    </style:style>
    <style:style style:name="T44" style:family="text">
      <style:text-properties officeooo:rsid="0024b820"/>
    </style:style>
    <style:style style:name="T45" style:family="text">
      <style:text-properties officeooo:rsid="00239d00"/>
    </style:style>
    <style:style style:name="T46" style:family="text">
      <style:text-properties officeooo:rsid="0024dc5c"/>
    </style:style>
    <style:style style:name="T47" style:family="text">
      <style:text-properties officeooo:rsid="00264c21"/>
    </style:style>
    <style:style style:name="T48" style:family="text">
      <style:text-properties officeooo:rsid="00279581"/>
    </style:style>
    <style:style style:name="T49" style:family="text">
      <style:text-properties officeooo:rsid="009dce0d"/>
    </style:style>
    <style:style style:name="T50" style:family="text">
      <style:text-properties officeooo:rsid="0028e810"/>
    </style:style>
    <style:style style:name="T51" style:family="text">
      <style:text-properties officeooo:rsid="0029e9cc"/>
    </style:style>
    <style:style style:name="T52" style:family="text">
      <style:text-properties officeooo:rsid="002b35dd"/>
    </style:style>
    <style:style style:name="T53" style:family="text">
      <style:text-properties officeooo:rsid="002c0b23"/>
    </style:style>
    <style:style style:name="T54" style:family="text">
      <style:text-properties fo:font-weight="normal" style:font-weight-asian="normal" style:font-weight-complex="normal"/>
    </style:style>
    <style:style style:name="T55" style:family="text">
      <style:text-properties fo:font-weight="normal" officeooo:rsid="0032cd38" style:font-weight-asian="normal" style:font-weight-complex="normal"/>
    </style:style>
    <style:style style:name="T56" style:family="text">
      <style:text-properties fo:font-weight="normal" officeooo:rsid="00344922" style:font-weight-asian="normal" style:font-weight-complex="normal"/>
    </style:style>
    <style:style style:name="T57" style:family="text">
      <style:text-properties fo:font-weight="normal" officeooo:rsid="0040c078" style:font-weight-asian="normal" style:font-weight-complex="normal"/>
    </style:style>
    <style:style style:name="T58" style:family="text">
      <style:text-properties fo:font-weight="normal" officeooo:rsid="0046c4f1" style:font-weight-asian="normal" style:font-weight-complex="normal"/>
    </style:style>
    <style:style style:name="T59" style:family="text">
      <style:text-properties fo:font-weight="normal" officeooo:rsid="005430fe" style:font-weight-asian="normal" style:font-weight-complex="normal"/>
    </style:style>
    <style:style style:name="T60" style:family="text">
      <style:text-properties fo:font-weight="normal" officeooo:rsid="006485ac" style:font-weight-asian="normal" style:font-weight-complex="normal"/>
    </style:style>
    <style:style style:name="T61" style:family="text">
      <style:text-properties fo:font-weight="normal" officeooo:rsid="00666a1f" style:font-weight-asian="normal" style:font-weight-complex="normal"/>
    </style:style>
    <style:style style:name="T62" style:family="text">
      <style:text-properties fo:font-weight="normal" officeooo:rsid="006712f1" style:font-weight-asian="normal" style:font-weight-complex="normal"/>
    </style:style>
    <style:style style:name="T63" style:family="text">
      <style:text-properties fo:font-weight="normal" officeooo:rsid="006ed279" style:font-weight-asian="normal" style:font-weight-complex="normal"/>
    </style:style>
    <style:style style:name="T64" style:family="text">
      <style:text-properties fo:font-weight="normal" officeooo:rsid="0075b18a" style:font-weight-asian="normal" style:font-weight-complex="normal"/>
    </style:style>
    <style:style style:name="T65" style:family="text">
      <style:text-properties fo:font-weight="normal" officeooo:rsid="007b3953" style:font-weight-asian="normal" style:font-weight-complex="normal"/>
    </style:style>
    <style:style style:name="T66" style:family="text">
      <style:text-properties fo:font-weight="normal" officeooo:rsid="007be7cd" style:font-weight-asian="normal" style:font-weight-complex="normal"/>
    </style:style>
    <style:style style:name="T67" style:family="text">
      <style:text-properties fo:font-weight="normal" officeooo:rsid="0081331e" style:font-weight-asian="normal" style:font-weight-complex="normal"/>
    </style:style>
    <style:style style:name="T68" style:family="text">
      <style:text-properties fo:font-weight="normal" officeooo:rsid="0082397d" style:font-weight-asian="normal" style:font-weight-complex="normal"/>
    </style:style>
    <style:style style:name="T69" style:family="text">
      <style:text-properties fo:font-weight="normal" officeooo:rsid="0084e5af" style:font-weight-asian="normal" style:font-weight-complex="normal"/>
    </style:style>
    <style:style style:name="T70" style:family="text">
      <style:text-properties fo:font-weight="normal" officeooo:rsid="008671e2" style:font-weight-asian="normal" style:font-weight-complex="normal"/>
    </style:style>
    <style:style style:name="T71" style:family="text">
      <style:text-properties fo:font-weight="normal" officeooo:rsid="008830ee" style:font-weight-asian="normal" style:font-weight-complex="normal"/>
    </style:style>
    <style:style style:name="T72" style:family="text">
      <style:text-properties fo:font-weight="normal" officeooo:rsid="008ab9d0" style:font-weight-asian="normal" style:font-weight-complex="normal"/>
    </style:style>
    <style:style style:name="T73" style:family="text">
      <style:text-properties fo:font-weight="normal" officeooo:rsid="008e1b8f" style:font-weight-asian="normal" style:font-weight-complex="normal"/>
    </style:style>
    <style:style style:name="T74" style:family="text">
      <style:text-properties fo:font-weight="normal" officeooo:rsid="008d24c4" style:font-weight-asian="normal" style:font-weight-complex="normal"/>
    </style:style>
    <style:style style:name="T75" style:family="text">
      <style:text-properties officeooo:rsid="00344922"/>
    </style:style>
    <style:style style:name="T76" style:family="text">
      <style:text-properties officeooo:rsid="00353a72"/>
    </style:style>
    <style:style style:name="T77" style:family="text">
      <style:text-properties officeooo:rsid="0035d1b7"/>
    </style:style>
    <style:style style:name="T78" style:family="text">
      <style:text-properties officeooo:rsid="00314b39"/>
    </style:style>
    <style:style style:name="T79" style:family="text">
      <style:text-properties officeooo:rsid="00370ff3"/>
    </style:style>
    <style:style style:name="T80" style:family="text">
      <style:text-properties officeooo:rsid="00388e06"/>
    </style:style>
    <style:style style:name="T81" style:family="text">
      <style:text-properties officeooo:rsid="00399ab8"/>
    </style:style>
    <style:style style:name="T82" style:family="text">
      <style:text-properties officeooo:rsid="003a7281"/>
    </style:style>
    <style:style style:name="T83" style:family="text">
      <style:text-properties officeooo:rsid="0039be41"/>
    </style:style>
    <style:style style:name="T84" style:family="text">
      <style:text-properties officeooo:rsid="003c9818"/>
    </style:style>
    <style:style style:name="T85" style:family="text">
      <style:text-properties officeooo:rsid="003ac58f"/>
    </style:style>
    <style:style style:name="T86" style:family="text">
      <style:text-properties officeooo:rsid="003d6ba6"/>
    </style:style>
    <style:style style:name="T87" style:family="text">
      <style:text-properties officeooo:rsid="003e0010"/>
    </style:style>
    <style:style style:name="T88" style:family="text">
      <style:text-properties officeooo:rsid="003e011a"/>
    </style:style>
    <style:style style:name="T89" style:family="text">
      <style:text-properties officeooo:rsid="003ea9c3"/>
    </style:style>
    <style:style style:name="T90" style:family="text">
      <style:text-properties officeooo:rsid="003ef2f8"/>
    </style:style>
    <style:style style:name="T91" style:family="text">
      <style:text-properties officeooo:rsid="0040c078"/>
    </style:style>
    <style:style style:name="T92" style:family="text">
      <style:text-properties officeooo:rsid="00412720"/>
    </style:style>
    <style:style style:name="T93" style:family="text">
      <style:text-properties officeooo:rsid="00417f3d"/>
    </style:style>
    <style:style style:name="T94" style:family="text">
      <style:text-properties officeooo:rsid="0042dc1e"/>
    </style:style>
    <style:style style:name="T95" style:family="text">
      <style:text-properties officeooo:rsid="0043d4ad"/>
    </style:style>
    <style:style style:name="T96" style:family="text">
      <style:text-properties officeooo:rsid="0044c528"/>
    </style:style>
    <style:style style:name="T97" style:family="text">
      <style:text-properties officeooo:rsid="00464ae3"/>
    </style:style>
    <style:style style:name="T98" style:family="text">
      <style:text-properties officeooo:rsid="00464c7e"/>
    </style:style>
    <style:style style:name="T99" style:family="text">
      <style:text-properties officeooo:rsid="0046b100"/>
    </style:style>
    <style:style style:name="T100" style:family="text">
      <style:text-properties officeooo:rsid="0046c4f1"/>
    </style:style>
    <style:style style:name="T101" style:family="text">
      <style:text-properties officeooo:rsid="00489ba7"/>
    </style:style>
    <style:style style:name="T102" style:family="text">
      <style:text-properties officeooo:rsid="0048ee80"/>
    </style:style>
    <style:style style:name="T103" style:family="text">
      <style:text-properties officeooo:rsid="004a930b"/>
    </style:style>
    <style:style style:name="T104" style:family="text">
      <style:text-properties officeooo:rsid="004c60ec"/>
    </style:style>
    <style:style style:name="T105" style:family="text">
      <style:text-properties officeooo:rsid="004e367d"/>
    </style:style>
    <style:style style:name="T106" style:family="text">
      <style:text-properties officeooo:rsid="004f38df"/>
    </style:style>
    <style:style style:name="T107" style:family="text">
      <style:text-properties officeooo:rsid="00502bce"/>
    </style:style>
    <style:style style:name="T108" style:family="text">
      <style:text-properties officeooo:rsid="0051231c"/>
    </style:style>
    <style:style style:name="T109" style:family="text">
      <style:text-properties officeooo:rsid="00521b6b"/>
    </style:style>
    <style:style style:name="T110" style:family="text">
      <style:text-properties officeooo:rsid="005430fe"/>
    </style:style>
    <style:style style:name="T111" style:family="text">
      <style:text-properties officeooo:rsid="00580e69"/>
    </style:style>
    <style:style style:name="T112" style:family="text">
      <style:text-properties officeooo:rsid="005537b1"/>
    </style:style>
    <style:style style:name="T113" style:family="text">
      <style:text-properties officeooo:rsid="00aa9465"/>
    </style:style>
    <style:style style:name="T114" style:family="text">
      <style:text-properties officeooo:rsid="00569735"/>
    </style:style>
    <style:style style:name="T115" style:family="text">
      <style:text-properties officeooo:rsid="0057829b"/>
    </style:style>
    <style:style style:name="T116" style:family="text">
      <style:text-properties officeooo:rsid="0059af5f"/>
    </style:style>
    <style:style style:name="T117" style:family="text">
      <style:text-properties officeooo:rsid="005a1444"/>
    </style:style>
    <style:style style:name="T118" style:family="text">
      <style:text-properties officeooo:rsid="005a67a4"/>
    </style:style>
    <style:style style:name="T119" style:family="text">
      <style:text-properties officeooo:rsid="005ce68f"/>
    </style:style>
    <style:style style:name="T120" style:family="text">
      <style:text-properties officeooo:rsid="005da83d"/>
    </style:style>
    <style:style style:name="T121" style:family="text">
      <style:text-properties officeooo:rsid="005da9a8"/>
    </style:style>
    <style:style style:name="T122" style:family="text">
      <style:text-properties officeooo:rsid="005e1382"/>
    </style:style>
    <style:style style:name="T123" style:family="text">
      <style:text-properties officeooo:rsid="005eeada"/>
    </style:style>
    <style:style style:name="T124" style:family="text">
      <style:text-properties officeooo:rsid="006037de"/>
    </style:style>
    <style:style style:name="T125" style:family="text">
      <style:text-properties officeooo:rsid="00668975"/>
    </style:style>
    <style:style style:name="T126" style:family="text">
      <style:text-properties officeooo:rsid="0062975b"/>
    </style:style>
    <style:style style:name="T127" style:family="text">
      <style:text-properties officeooo:rsid="006712f1"/>
    </style:style>
    <style:style style:name="T128" style:family="text">
      <style:text-properties officeooo:rsid="006ed279"/>
    </style:style>
    <style:style style:name="T129" style:family="text">
      <style:text-properties officeooo:rsid="00702755"/>
    </style:style>
    <style:style style:name="T130" style:family="text">
      <style:text-properties officeooo:rsid="006c28c6"/>
    </style:style>
    <style:style style:name="T131" style:family="text">
      <style:text-properties officeooo:rsid="00718982"/>
    </style:style>
    <style:style style:name="T132" style:family="text">
      <style:text-properties officeooo:rsid="006a7dd7"/>
    </style:style>
    <style:style style:name="T133" style:family="text">
      <style:text-properties officeooo:rsid="00736560"/>
    </style:style>
    <style:style style:name="T134" style:family="text">
      <style:text-properties officeooo:rsid="00745e8f"/>
    </style:style>
    <style:style style:name="T135" style:family="text">
      <style:text-properties officeooo:rsid="007593cc"/>
    </style:style>
    <style:style style:name="T136" style:family="text">
      <style:text-properties officeooo:rsid="0075b18a"/>
    </style:style>
    <style:style style:name="T137" style:family="text">
      <style:text-properties officeooo:rsid="0075a651"/>
    </style:style>
    <style:style style:name="T138" style:family="text">
      <style:text-properties officeooo:rsid="00778b26"/>
    </style:style>
    <style:style style:name="T139" style:family="text">
      <style:text-properties officeooo:rsid="0076c062"/>
    </style:style>
    <style:style style:name="T140" style:family="text">
      <style:text-properties officeooo:rsid="00790716"/>
    </style:style>
    <style:style style:name="T141" style:family="text">
      <style:text-properties officeooo:rsid="007a9a99"/>
    </style:style>
    <style:style style:name="T142" style:family="text">
      <style:text-properties officeooo:rsid="007b3953"/>
    </style:style>
    <style:style style:name="T143" style:family="text">
      <style:text-properties officeooo:rsid="00836ace"/>
    </style:style>
    <style:style style:name="T144" style:family="text">
      <style:text-properties officeooo:rsid="00849ed8"/>
    </style:style>
    <style:style style:name="T145" style:family="text">
      <style:text-properties fo:font-weight="bold" style:font-weight-asian="bold" style:font-weight-complex="bold"/>
    </style:style>
    <style:style style:name="T146" style:family="text">
      <style:text-properties officeooo:rsid="008671e2"/>
    </style:style>
    <style:style style:name="T147" style:family="text">
      <style:text-properties officeooo:rsid="0088471d"/>
    </style:style>
    <style:style style:name="T148" style:family="text">
      <style:text-properties officeooo:rsid="008830ee"/>
    </style:style>
    <style:style style:name="T149" style:family="text">
      <style:text-properties officeooo:rsid="0088b09b"/>
    </style:style>
    <style:style style:name="T150" style:family="text">
      <style:text-properties officeooo:rsid="0089f4b8"/>
    </style:style>
    <style:style style:name="T151" style:family="text">
      <style:text-properties officeooo:rsid="008e1b8f"/>
    </style:style>
    <style:style style:name="T152" style:family="text">
      <style:text-properties officeooo:rsid="008fa474"/>
    </style:style>
    <style:style style:name="T153" style:family="text">
      <style:text-properties officeooo:rsid="008e3d7d"/>
    </style:style>
    <style:style style:name="T154" style:family="text">
      <style:text-properties officeooo:rsid="00914be5"/>
    </style:style>
    <style:style style:name="T155" style:family="text">
      <style:text-properties officeooo:rsid="00c385db"/>
    </style:style>
    <style:style style:name="T156" style:family="text">
      <style:text-properties officeooo:rsid="00c520af"/>
    </style:style>
    <style:style style:name="T157" style:family="text">
      <style:text-properties style:font-name="Liberation Sans" fo:font-size="8pt" fo:font-style="italic" style:font-size-asian="8pt" style:font-style-asian="italic" style:font-size-complex="8pt" style:font-style-complex="italic"/>
    </style:style>
    <style:style style:name="T158" style:family="text">
      <style:text-properties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solid" draw:fill-color="#cccccc" fo:min-height="3.6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bookmark-start text:name="__RefHeading___Toc5559_4222151202"/>É TEMPO DE BANIR A PUBLICIDADE BASEADA EM VIGILÂNCIA.<text:bookmark-end text:name="__RefHeading___Toc5559_4222151202"/></text:h>
      <text:p text:style-name="P19"/>
      <text:p text:style-name="P20"><text:bookmark text:name="user-content-em-construção-wip"/>Tradução autorizada do relatório: <text:a xlink:type="simple" xlink:href="https://fil.forbrukerradet.no/wp-content/uploads/2021/06/20210622-final-report-time-to-ban-surveillance-based-advertising.pdf" text:style-name="Internet_20_link" text:visited-style-name="Visited_20_Internet_20_Link">Time to Ban Surveillance Based Advertising</text:a> do Conselho Norueguês do Consumidor <text:a xlink:type="simple" xlink:href="https://www.forbrukerradet.no/" text:style-name="Internet_20_link" text:visited-style-name="Visited_20_Internet_20_Link">(Forbrukerradet)</text:a> para língua Portuguesa.</text:p>
      <text:p text:style-name="P20"/>
      <text:p text:style-name="P12">O caso contra a vigilância comercial online, Junho de 2021</text:p>
      <text:p text:style-name="P11"><draw:frame text:anchor-type="paragraph" draw:z-index="0" draw:name="Text Frame 1" draw:style-name="gr1" draw:text-style-name="P23" svg:width="16.874cm" svg:height="3.654cm" svg:x="0.092cm" svg:y="-0.071cm"><draw:text-box><text:p><text:span text:style-name="T157">Nota do tradutor:</text:span><text:span text:style-name="T157"><text:line-break/></text:span><text:span text:style-name="T157">- O documento original, Time to Ban Surveillance Based Advertising, foi um dos documentos usados na discussão e elaboração de leis da União Europeia referentes à Proteção de Dados e Serviços Digitais nos anos 2021 e 2022. Esta tradução não oficial e voluntária serve como forma de disponibilizar o seu conteúdo em Língua Portuguesa.</text:span></text:p><text:p><text:span text:style-name="T157"/></text:p><text:p><text:span text:style-name="T157">- Há muito que é dito que os dados são o novo petróleo. Os dados associados a individuos são valiosos, contúdo, a invasão de privacidade acarreta potenciais perigos de segurança. Não são apenas riscos minoritários criados pela publicidade digital.</text:span></text:p><text:p><text:span text:style-name="T157"/></text:p><text:p><text:span text:style-name="T157">- Como muitos, também tenho uma certa alergia à palavra proibir, os seus sinónimos e significados mas, todos reconhecemos que determinados químicos/pesticidas não podem ser usados na água potável ou agricultura, por exemplo. </text:span></text:p><text:p><text:span text:style-name="T158"/></text:p></draw:text-box></draw:frame></text:p>
      <text:p text:style-name="P13"/>
      <text:p text:style-name="P12"/>
      <text:p text:style-name="P12"/>
      <text:table-of-content text:style-name="Sect1" text:protected="true" text:name="Table of Contents1">
        <text:table-of-content-source text:outline-level="10">
          <text:index-title-template text:style-name="Contents_20_Heading">Tabela de conteú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ela de conteúdos</text:p>
          </text:index-title>
          <text:p text:style-name="P1"><text:a xlink:type="simple" xlink:href="#__RefHeading___Toc5559_4222151202" text:style-name="Index_20_Link" text:visited-style-name="Index_20_Link">É TEMPO DE BANIR A PUBLICIDADE BASEADA EM VIGILÂNCIA.<text:tab/>1</text:a></text:p>
          <text:p text:style-name="P2"><text:a xlink:type="simple" xlink:href="#__RefHeading___Toc5563_4222151202" text:style-name="Index_20_Link" text:visited-style-name="Index_20_Link">1. Resumo<text:tab/>2</text:a></text:p>
          <text:p text:style-name="P2"><text:a xlink:type="simple" xlink:href="#__RefHeading___Toc5565_4222151202" text:style-name="Index_20_Link" text:visited-style-name="Index_20_Link">2. Introdução<text:tab/>3</text:a></text:p>
          <text:p text:style-name="P2"><text:a xlink:type="simple" xlink:href="#__RefHeading___Toc5567_4222151202" text:style-name="Index_20_Link" text:visited-style-name="Index_20_Link">3. O que é a "publicidade baseada na vigilância"?<text:tab/>5</text:a></text:p>
          <text:p text:style-name="P3"><text:a xlink:type="simple" xlink:href="#__RefHeading___Toc5569_4222151202" text:style-name="Index_20_Link" text:visited-style-name="Index_20_Link">3.1 Formas alternativas de publicidade digital<text:tab/>6</text:a></text:p>
          <text:p text:style-name="P3"><text:a xlink:type="simple" xlink:href="#__RefHeading___Toc5571_4222151202" text:style-name="Index_20_Link" text:visited-style-name="Index_20_Link">3.2 First-party and third-party data<text:tab/>7</text:a></text:p>
          <text:p text:style-name="P2"><text:a xlink:type="simple" xlink:href="#__RefHeading___Toc5573_4222151202" text:style-name="Index_20_Link" text:visited-style-name="Index_20_Link">4. Efeitos negativos da publicidade baseada na vigilância<text:tab/>8</text:a></text:p>
          <text:p text:style-name="P3"><text:a xlink:type="simple" xlink:href="#__RefHeading___Toc5575_4222151202" text:style-name="Index_20_Link" text:visited-style-name="Index_20_Link">4.1 Falta de transparência<text:tab/>10</text:a></text:p>
          <text:p text:style-name="P3"><text:a xlink:type="simple" xlink:href="#__RefHeading___Toc5579_4222151202" text:style-name="Index_20_Link" text:visited-style-name="Index_20_Link">4.2 Violações da privacidade e proteção de dados<text:tab/>10</text:a></text:p>
          <text:p text:style-name="P3"><text:a xlink:type="simple" xlink:href="#__RefHeading___Toc5583_4222151202" text:style-name="Index_20_Link" text:visited-style-name="Index_20_Link">4.3 Manipulação<text:tab/>12</text:a></text:p>
          <text:p text:style-name="P3"><text:a xlink:type="simple" xlink:href="#__RefHeading___Toc5587_4222151202" text:style-name="Index_20_Link" text:visited-style-name="Index_20_Link">4.4 Discriminação<text:tab/>13</text:a></text:p>
          <text:p text:style-name="P3"><text:a xlink:type="simple" xlink:href="#__RefHeading___Toc5591_4222151202" text:style-name="Index_20_Link" text:visited-style-name="Index_20_Link">4.5 Desinformação<text:tab/>14</text:a></text:p>
          <text:p text:style-name="P3"><text:a xlink:type="simple" xlink:href="#__RefHeading___Toc5595_4222151202" text:style-name="Index_20_Link" text:visited-style-name="Index_20_Link">4.6 Efeitos anticoncorrenciais<text:tab/>15</text:a></text:p>
          <text:p text:style-name="P3"><text:a xlink:type="simple" xlink:href="#__RefHeading___Toc5599_4222151202" text:style-name="Index_20_Link" text:visited-style-name="Index_20_Link">4.7 Fraude e perda de receitas<text:tab/>16</text:a></text:p>
          <text:p text:style-name="P3"><text:a xlink:type="simple" xlink:href="#__RefHeading___Toc5603_4222151202" text:style-name="Index_20_Link" text:visited-style-name="Index_20_Link">4.8 Riscos de segurança<text:tab/>17</text:a></text:p>
          <text:p text:style-name="P3"><text:a xlink:type="simple" xlink:href="#__RefHeading___Toc5607_4222151202" text:style-name="Index_20_Link" text:visited-style-name="Index_20_Link">4.9 Falta de confiança<text:tab/>18</text:a></text:p>
          <text:p text:style-name="P3"><text:a xlink:type="simple" xlink:href="#__RefHeading___Toc5611_4222151202" text:style-name="Index_20_Link" text:visited-style-name="Index_20_Link">4.10 Tecnologia ineficiente<text:tab/>19</text:a></text:p>
          <text:p text:style-name="P2"><text:a xlink:type="simple" xlink:href="#__RefHeading___Toc5615_4222151202" text:style-name="Index_20_Link" text:visited-style-name="Index_20_Link">5. Legislação em vigor<text:tab/>20</text:a></text:p>
          <text:p text:style-name="P3"><text:a xlink:type="simple" xlink:href="#__RefHeading___Toc5617_4222151202" text:style-name="Index_20_Link" text:visited-style-name="Index_20_Link">5.1 Legislação da privacidade e proteção de dados na UE<text:tab/>20</text:a></text:p>
          <text:p text:style-name="P2"><text:a xlink:type="simple" xlink:href="#__RefHeading___Toc5619_4222151202" text:style-name="Index_20_Link" text:visited-style-name="Index_20_Link">5.2 Diretiva relativa às práticas comerciais desleais<text:tab/>21</text:a></text:p>
          <text:p text:style-name="P2"><text:a xlink:type="simple" xlink:href="#__RefHeading___Toc5621_4222151202" text:style-name="Index_20_Link" text:visited-style-name="Index_20_Link">5.3 Questões de execução<text:tab/>22</text:a></text:p>
          <text:p text:style-name="P2"><text:a xlink:type="simple" xlink:href="#__RefHeading___Toc5623_4222151202" text:style-name="Index_20_Link" text:visited-style-name="Index_20_Link">6. Conclusão<text:tab/>23</text:a></text:p>
          <text:p text:style-name="P2"><text:a xlink:type="simple" xlink:href="#__RefHeading___Toc5625_4222151202" text:style-name="Index_20_Link" text:visited-style-name="Index_20_Link">7. Links<text:tab/>23</text:a></text:p>
        </text:index-body>
      </text:table-of-content>
      <text:p text:style-name="P20"/>
      <text:p text:style-name="P20"/>
      <text:h text:style-name="P6" text:outline-level="2"><text:bookmark-start text:name="__RefHeading___Toc5563_4222151202"/><text:soft-page-break/>1. Resumo <text:bookmark-end text:name="__RefHeading___Toc5563_4222151202"/><text:bookmark text:name="user-content-resumo"/></text:h>
      <text:p text:style-name="P20"><text:bookmark text:name="user-content-1-resumo-"/>A vigilância comercial e a exploração dos consumidores são agora a norma <text:span text:style-name="T1">n</text:span>a internet. À medida que utilizamos os mais variados serviços digitais, estamos constantemente a ser monitorizados por um grande número de atores comerciais sob o pretexto de mostrar-nos mais publicidade relevante. É hora de dar um passo atrás e considerar os problemas que este modelo criou e imaginar um novo normal que capacite e proteja os consumidores.</text:p>
      <text:p text:style-name="P19">À medida que a vigilância comercial se generaliza <text:span text:style-name="T2">e se</text:span> infiltra em inúmeros aspetos do nosso dia-a-dia, torna-se claro que há uma necessidade de uma reforma sistémica da indústria de publicidade online. As discussões estão em curso na União Europeia sobre como lidar com a publicidade baseada em vigilância como parte da Lei <text:span text:style-name="T2">dos Serviços </text:span>Digita<text:span text:style-name="T2">is (</text:span><text:span text:style-name="T3">Digital Services Act</text:span>). Ao mesmo tempo, estão a decorrer discussões sobre a adoção federal de legislação de privacidade e iniciativas legislativas para restringir a vigilância publicitária nos Estados Unidos, onde muitas das empresas envolvidas na publicidade baseada em monitorização estã<text:span text:style-name="T2">o</text:span> sediada<text:span text:style-name="T2">s</text:span>. Estamos, portanto, diante de uma oportunidade legislativa única para resolver muitas questões prementes.</text:p>
      <text:p text:style-name="P19">O resultado destas discussões pode ter consequências significativas para o modelo de negócio da maioria dos conteúdos online, e os consumidores podem vir a beneficiar de uma nova abordagem preventiva. Este documento fornece uma visão geral dos desafios da publicidade baseada na vigilância, e pode assim ser considerado <text:span text:style-name="T2">como </text:span>uma parte das discussões políticas em curso.</text:p>
      <text:p text:style-name="P19"><text:span text:style-name="T17">Tem</text:span>-<text:span text:style-name="T18">se</text:span> <text:span text:style-name="T17">verificado com</text:span> clar<text:span text:style-name="T17">eza</text:span> que a maioria dos consumidores não quer ser rastreado e modelado para fins publicitários. Num inquérito populacional realizado pelo <text:span text:style-name="T3">YouGov</text:span> em nome do Conselho Norueguês do Consumidor, apenas um em cada dez inquiridos foram positivos para que os atores comerciais online recolham informações pessoais sobre eles, enquanto <text:span text:style-name="T19">que </text:span>apenas um em cada cinco pensaram que receber anúncios com base em informações pessoais é aceitável. Isto assemelha-se a sondagens semelhantes de ambos os lados do Atlântico, e indica que os consumidores não consideram a vigilância comercial como uma troca aceitável para a possibilidade de ver anúncios personalizados.</text:p>
      <text:p text:style-name="P19">Os desafios causados e <text:span text:style-name="T19">a </text:span>profundidade da publicidade baseada em <text:span text:style-name="T20">vigilância </text:span>incluem, mas não se limitam a:</text:p>
      <text:list text:style-name="L1">
        <text:list-item>
          <text:p text:style-name="P14">infrações à privacidade e proteção de dados </text:p>
        </text:list-item>
        <text:list-item>
          <text:p text:style-name="P14">modelos de negócio pouco transparentes </text:p>
        </text:list-item>
        <text:list-item>
          <text:p text:style-name="P14">manipulação e discriminação em massa </text:p>
        </text:list-item>
        <text:list-item>
          <text:p text:style-name="P14">fraude e outras atividades criminosas </text:p>
        </text:list-item>
        <text:list-item>
          <text:p text:style-name="P15">riscos de segurança graves </text:p>
        </text:list-item>
      </text:list>
      <text:p text:style-name="P19">Nos capítulos seguintes, descrevemos vários aspetos destes desafios e evidenciamos como é que<text:span text:style-name="T21"> o</text:span> modelo <text:span text:style-name="T21">atual </text:span>dominante da publicidade online é uma ameaça para consumidores, sociedades democráticas, meios de comunicação social, e até mesmo <text:span text:style-name="T21">para os próprios</text:span> anunciantes. Estas questões são <text:span text:style-name="T22">importantes</text:span> e sérias o suficiente para nós acreditarmos que é tempo de banir estas práticas prejudiciais.</text:p>
      <text:p text:style-name="P19"><text:span text:style-name="T23">O</text:span> <text:span text:style-name="T23">veto</text:span> das práticas baseadas em vigilância deve ser complementada por uma mais forte aplicação da legislação em vigor, incluindo <text:span text:style-name="T21">o Regulamento Geral de</text:span> Proteção de Dado<text:span text:style-name="T21">s</text:span> <text:span text:style-name="T21">(RGPD) e da</text:span> regulação da concorrência e práticas comerciais desleais. No entanto, a aplicação da lei atualmente consome tempo significativo e recursos, e geralmente acontece depois dos danos já terem sido <text:soft-page-break/>feitos. Proibir a publicidade baseada em vigilância vai forçar <text:span text:style-name="T21">a </text:span>mudanças estruturais para a indústria publicitária e aliviar uma série de danos significativos para consumidores e <text:span text:style-name="T21">consequentemente par</text:span>a sociedade em geral.</text:p>
      <text:p text:style-name="P19">A proibição da publicidade <text:span text:style-name="T20">com base</text:span> na vigilância não significa que <text:span text:style-name="T24">esta </text:span>não se possa mais financiar <text:span text:style-name="T24">através de</text:span> conteúdos digitais usando publicidade. Para ilustrar isto, descrevemos algumas possíveis formas de avançar para conteúdos digitais financiados por publicidade, e apontar para tecnologias de publicidade alternativas que podem contribuir para uma mais segura e saudável economia digital tanto para consumidores como para empresas.</text:p>
      <text:p text:style-name="P21"><text:s/></text:p>
      <text:p text:style-name="P19"> </text:p>
      <text:h text:style-name="P6" text:outline-level="2"><text:bookmark-start text:name="__RefHeading___Toc5565_4222151202"/>2. Introdução <text:bookmark-end text:name="__RefHeading___Toc5565_4222151202"/><text:bookmark text:name="user-content-introducao"/></text:h>
      <text:p text:style-name="P20"><text:bookmark text:name="user-content-2-introdução-"/>"Publicidade baseada em vigilância", ou publicidade direcionada alicerçada em <text:span text:style-name="T24">monitorização massiva</text:span> e na criação de perfis <text:span text:style-name="Emphasis"><text:span text:style-name="T3">profiling</text:span></text:span> de consumidores, é o modelo dominante no negócio online <text:span text:style-name="T20">hoje em dia</text:span>. Esta forma de marketing usa informação sobre cada um de nós <text:span text:style-name="T24">por forma a</text:span> alterar o conteúdo das mensagens, utilizando fatores como a nossa escolha de canal e a que horas estamos online para determinar quando estamos mais suscetíveis a influências comportamentais, <text:span text:style-name="T25">por exemplo</text:span>.</text:p>
      <text:p text:style-name="P19">A publicidade baseada na vigilância tem sido um fator determinante no crescimento "economia de vigilância" online<text:a xlink:type="simple" xlink:href="https://github.com/zcavaleiro/vigilancia-publicidade#1" text:style-name="Internet_20_link" text:visited-style-name="Visited_20_Internet_20_Link">[1]</text:a>, onde os dados pessoais são recolhidos, agregados e vendidos através de uma grande rede de atores comerciais.<text:a xlink:type="simple" xlink:href="https://github.com/zcavaleiro/vigilancia-publicidade#2" text:style-name="Internet_20_link" text:visited-style-name="Visited_20_Internet_20_Link">[2]</text:a> Isto está em desacordo com os direitos fundamentais à privacidade e proteção de dados pessoais. É prejudicial para a defesa do consumidor, e pode levar à manipulação e discriminação em massa. É também criador de problemas de segurança significativos devido à acumulação de dados pessoais, e deu origem a crescentes modelos de negócio que conduzem uma grande quantidade de desinformação, conteúdo radicalizado, burlas e fraudes. A individualização ofuscada, a personalização e as técnicas de micro-segmentação da publicidade tornam-a difícil de descobrir/<text:span text:style-name="T26">revelar</text:span> as atividades ilegais aumenta<text:span text:style-name="T26">ndo</text:span> a vulnerabilidade consumidor.</text:p>
      <text:p text:style-name="P19">Em grande parte, os potenciais benefícios da publicidade baseada na vigilância parecem insignificantes em comparação com os grandes danos que a economia de monitorização nos trouxe. Um sistema abrangente que implica uma monitorização contínua de todos os consumidores e que representa sérias ameaças a um conjunto de direitos fundamentais, com a promessa de mostrar anúncios online potencialmente mais relevantes, parece desproporcionado. Este seria o caso mesmo que a exatidão e o valor acrescentado deste “rastreamento” fosse tão bom quanto o prometido, o que não é o caso.</text:p>
      <text:p text:style-name="P19">Há várias instituições e organizações da sociedade civil que estão desenvolver esforços para enfrentar os principais desafios d<text:span text:style-name="T27">esta invasão publicitária</text:span> e da economia que sustenta a tecnologia.<text:a xlink:type="simple" xlink:href="https://github.com/zcavaleiro/vigilancia-publicidade#3" text:style-name="Internet_20_link" text:visited-style-name="Visited_20_Internet_20_Link">[3]</text:a> Por exemplo, tanto o Parlamento Europeu<text:a xlink:type="simple" xlink:href="https://github.com/zcavaleiro/vigilancia-publicidade#4" text:style-name="Internet_20_link" text:visited-style-name="Visited_20_Internet_20_Link">[4]</text:a> como a Supervisão Europeia de Proteção de Dados<text:a xlink:type="simple" xlink:href="https://github.com/zcavaleiro/vigilancia-publicidade#5" text:style-name="Internet_20_link" text:visited-style-name="Visited_20_Internet_20_Link">[5]</text:a> têm argumentado que a publicidade baseada na vigilância deve ser eliminada progressivamente e, com o tempo, proibida. Estas discussões e desafios não se limitam ao contexto europeu.</text:p>
      <text:p text:style-name="P19"><text:soft-page-break/>Nos Estados Unidos, por exemplo, uma ampla coligação de ONG’s envolvidas em áreas como, direitos dos consumidores, controlo de armas, direitos civis, proteção à criança e o movimento, <text:span text:style-name="Emphasis"><text:span text:style-name="T28">f</text:span></text:span><text:span text:style-name="Emphasis"><text:span text:style-name="T3">ree speech</text:span></text:span> apelaram recentemente à proibição da publicidade baseada na vigilância. A coligação cita preocupações sobre questões como a difusão de desinformação, extremismo, facilitar a discriminação, efeitos negativos na saúde pública, e degradação da indústria do jornalismo.<text:a xlink:type="simple" xlink:href="https://github.com/zcavaleiro/vigilancia-publicidade#6" text:style-name="Internet_20_link" text:visited-style-name="Visited_20_Internet_20_Link">[6]</text:a></text:p>
      <text:p text:style-name="P19">Como podemos examinar em profundidade nos seguintes capítulos, há outras formas de publicidade digital que não se baseiam na vigilância. Isto significa que é possível financiar conteúdos digitais através da publicidade, mesmo que <text:span text:style-name="T31">o uso</text:span> de publicidade baseada em vigilância fosse levada a uma fim.</text:p>
      <text:p text:style-name="P19">Todos os consumidores estão vulneráveis quando confrontados com sistemas disfarçados que: recolhem secretamente informação sobre nós, exploram-nos, tornam-nos alvo de uma forma que nos deixa vulneráveis por padrão<text:a xlink:type="simple" xlink:href="https://github.com/zcavaleiro/vigilancia-publicidade#7" text:style-name="Internet_20_link" text:visited-style-name="Visited_20_Internet_20_Link">[7]</text:a> e que comercializa<text:span text:style-name="T31">m</text:span> todas as nossas atividades online. A dimensão massiva da tecnologia faz com que que os consumidores tenham pouca ou nenhuma margem individual para se protegerem contra a recolha massiva de dados, criação de perfis e direcionamento<text:span text:style-name="T31">s</text:span> forçados. O desenvolvimento contínuo e a proliferação de novas tecnologias, incluindo inteligência artificial e aprendizagem computorizada, significa que estas questões estão a tornar-se mais urgentes à medida que o tempo passa.</text:p>
      <text:p text:style-name="P19">A publicidade baseada na vigilância é prejudicial à sustentabilidade económica, aos indivíduos e a sociedade em geral. Podem ser traçados paralelismos de outras áreas onde as proibições de certas práticas têm impulsionado uma mudança positiva.</text:p>
      <text:p text:style-name="P19">Por exemplo, as proibições e restrições à publicidade ao álcool e ao tabaco têm resultados positivos na saúde dos consumidores.<text:a xlink:type="simple" xlink:href="https://github.com/zcavaleiro/vigilancia-publicidade#8" text:style-name="Internet_20_link" text:visited-style-name="Visited_20_Internet_20_Link">[8]</text:a> A proibição dos gases CFC nos anos 80 teve um efeito positivo na eliminação progressiva de materiais com graves riscos ambientais, e levou à inovação e produção de soluções alternativas amigas do ambiente. Da mesma forma, a proibição do amianto na construção levou a materiais menos poluentes serem utilizados substituindo-<text:span text:style-name="T32">o</text:span>.</text:p>
      <text:p text:style-name="P19">Algumas das questões relacionadas com a publicidade baseada na vigilância já estão regulamentadas na UE através do Regulamento Geral de Proteção de Dados (RGPD) e a diretiva <text:span text:style-name="T3">ePrivacy</text:span>. No entanto, a aplicação fraca e despreocupada significa que os problemas que estas leis procuram abordar ainda persistem, e particularmente, o RGPD apenas aborda desafios que estão relacionados com a proteção de dados. Torna-se claro que os desafios da publicidade baseada na vigilância vão muito além da área de proteção dados e privacidade.</text:p>
      <text:p text:style-name="P19">Com isto em mente, é agora altura de banir a publicidade baseada no “rastreamento” e monitorização dos indivíduos. A proposta <text:span text:style-name="Emphasis"><text:span text:style-name="T3">Digtal Services Act</text:span></text:span><text:span text:style-name="Emphasis">, </text:span><text:s/>Lei de Serviços Digitais, que está atualmente a ser discutida pelos legisladores da EU, fornece uma oportunidade para fazê-lo. Além disso, alguns destes assuntos poderiam e deveriam também ser abordadas noutros domínios, como os direitos dos consumidores, regras de privacidade digital <text:span text:style-name="T3">ePrivacy</text:span>, lei de proteção de dados e regulação da Inteligência Artificial.</text:p>
      <text:p text:style-name="P22"><text:s/></text:p>
      <text:p text:style-name="P19"/>
      <text:h text:style-name="P6" text:outline-level="2"><text:bookmark-start text:name="__RefHeading___Toc5567_4222151202"/><text:soft-page-break/>3. O que é a "publicidade baseada na vigilância"? <text:bookmark-end text:name="__RefHeading___Toc5567_4222151202"/><text:bookmark text:name="user-content-oquee"/></text:h>
      <text:p text:style-name="P20"><text:bookmark text:name="user-content-3-o-que-é-a-publicidade-baseada-na-vigilância-"/>Toda a publicidade é, de certa forma, direcionada. O contexto de um anúncio, o seu enquadramento e o seu design significam que qualquer anúncio é direcionado, e é visto mais frequentemente, em alguns grupos de consumidores do que outros. Isto também se aplica à publicidade "tradicional" ou ao marketing offline, onde estes agentes compram acessos a determinados grupos de consumidores quando decidem onde querem colocar os s<text:span text:style-name="T31">eu</text:span>s anúncios.</text:p>
      <text:p text:style-name="P19">Perante este contexto, usamos o termo "publicidade baseada na vigilância" como um termo <text:span text:style-name="T33">abrangente</text:span> para a publicidade digital que é <text:span text:style-name="T33">direcionada</text:span> a indivíduos ou segmentos de consumidores, geralmente através de rastrea<text:span text:style-name="T33">mento</text:span> e cria<text:span text:style-name="T33">ção de</text:span> perfis <text:span text:style-name="Emphasis"><text:span text:style-name="T3">profiling</text:span></text:span> com base em dados pessoais. A publicidade baseada na vigilância pressupõe um marketing comportamental, personalizado e direcionado. No marketing tradicional offline, os anúncios são colocados num pré-determinado contexto, por exemplo, ao comprar um espaço de anúncio numa revista de automóveis com o objetivo de chegar aos consumidores interessados em carros. A publicidade baseada em vigilância é diferente, porque o anúncio é pré-direcionado para um indivíduo ou grupo baseado em características do indivíduo ou <text:span text:style-name="T31">do </text:span>grupo. O contexto ou sítio onde o anúncio é colocado pode ser aleatório porque já tem como alvo o consumidor e porque "o anúncio" pode seguir o consumidor em diferentes contextos.</text:p>
      <text:p text:style-name="P19">A tecnologia possibilita que, através de uma análise complexa de dados, um anúncio pode ser mostrado ao "indivíduo certo" no "momento certo", por exemplo, mostrando um anúncio de <text:span text:style-name="T3">fast food</text:span> quando foi calculado <text:span text:style-name="T31">previamente quando </text:span>a pessoa pode estar a começar a ter fome, ou um anúncio para uma cirurgia estética quando não se sente atraente. Há diversas variações destas técnicas que são vulgarmente referidas como “marketing comportamental”, “microtargeting” ou "publicidade programática".</text:p>
      <text:p text:style-name="P19">Na maioria dos casos, a publicidade baseada na vigilância é mostrada como parte de um processo totalmente automatizado, em que cada anúncio particular é escolhido e colocado numa questão de milissegundos. Isto significa que nem o promotor (por exemplo, o proprietário de um site ou <text:span text:style-name="T34">*</text:span>app<text:span text:style-name="T34">*</text:span>) nem o anunciante (por exemplo, o proprietário da marca que é promovida) escolhem quais anúncios a mostrar e onde exibi-los. Isto é automaticamente decidido por sistemas tecnológicos que são muitas vezes controlados por terceiros e/ou intermediários (conhecidos como empresas <text:span text:style-name="T3">Ad</text:span><text:span text:style-name="T4">t</text:span><text:span text:style-name="T3">ech</text:span>).</text:p>
      <text:p text:style-name="P19">Um grande número destas empresas terceiras estão <text:span text:style-name="T35">sistemáticamente</text:span> a recolher <text:span text:style-name="T34">gigantescas</text:span> quantidades de dados pessoais dos consumidores, com o objetivo de criar perfis de consumidores e diretrizes que são usadas em tentativas de direcionar os anúncios de forma mais eficiente. A automatização do processo, permite monitorização e adaptação contínua de formas publicitárias, que também permite aos anunciantes que <text:span text:style-name="T35">determinem</text:span> e escalem campanhas direcionados de diferentes maneiras. No entanto, como será explicado abaixo, o uso de a publicidade baseada em vigilância também coloca desafios significativos aos editores e anunciantes no que respeita a receitas, danos reputacionais e promoções de cadeias obscuras.</text:p>
      <text:p text:style-name="P21"><text:s/></text:p>
      <text:h text:style-name="P7" text:outline-level="3"><text:bookmark-start text:name="__RefHeading___Toc5569_4222151202"/>3.1 Formas alternativas de publicidade digital <text:bookmark-end text:name="__RefHeading___Toc5569_4222151202"/><text:bookmark text:name="user-content-formas"/></text:h>
      <text:p text:style-name="P20"><text:bookmark text:name="user-content-31-formas-alternativas-de-publicidade-digital-"/>Um argumento comum a favor da publicidade <text:span text:style-name="T36">que temos hoje,</text:span> é que uma proibição terá consequências negativas para os prestadores destes serviços e conteúdos e que levará a um aumento <text:soft-page-break/>dos custos para os consumidores, uma vez que a maioria dos serviços "gratuitos" online são financiados por anúncios.<text:a xlink:type="simple" xlink:href="https://github.com/zcavaleiro/vigilancia-publicidade#9" text:style-name="Internet_20_link" text:visited-style-name="Visited_20_Internet_20_Link">[9]</text:a> Como será detalhado mais em baixo, este argumento é baseado na falácia que a publicidade baseada na vigilância é a única forma viável de financiar conteúdos digitais.</text:p>
      <text:p text:style-name="P19">Outro argumento a favor de<text:span text:style-name="T36">sta</text:span> <text:span text:style-name="T36">form</text:span>a <text:span text:style-name="T36">de </text:span>publicidade é que os consumidores consideram que os anúncios direcionados são úteis e positivos. Este argumento assume que a única alternativa <text:span text:style-name="T36">seria</text:span> mostrar aos consumidores anúncios completamente aleatórios e irrelevantes, o que seria um incómodo e impediria os consumidores de receber ofertas interessantes. Esta é outra premissa enganadora, pois não é uma questão de anúncios baseados em <text:span text:style-name="T36">invasão de privacidade</text:span> por um lado e arbitrariedade pelo outro.</text:p>
      <text:p text:style-name="P19">Já existem formas alternativas de publicidade digital e <text:span text:style-name="T36">que </text:span>provaram ser fontes de rendimento<text:span text:style-name="T36">s</text:span> eficazes para os fornecedores de conteúdos. Estes modelos alternativos também têm como base as <text:span text:style-name="T36">premissas</text:span> já pré-determinadas, mas não implicam mostrar anúncios fora do contexto (não contextualizados), que não têm relevância para os consumidores.</text:p>
      <text:p text:style-name="P19">Por exemplo, há modelos em que os consumidores com determinado interesse num tipo de publicidade podem auto-permitir anúncios do tipo que gostariam de ver.<text:a xlink:type="simple" xlink:href="https://github.com/zcavaleiro/vigilancia-publicidade#10" text:style-name="Internet_20_link" text:visited-style-name="Visited_20_Internet_20_Link">[10]</text:a> Com um modelo destes, um consumidor poderia indicar o seu interesse em desporto, viagens, música ou mais interesses específicos e receber anúncios que são relevantes para estas questões. Isto poderia ser feito ao nível do <text:span text:style-name="Emphasis"><text:span text:style-name="T3">browser</text:span></text:span>, e poderia garantir que os anúncios são relevantes para os interesses do consumidor sem depender da constante monitorização ou <text:span text:style-name="T36">localização</text:span>.</text:p>
      <text:p text:style-name="P19">Outro exemplo de formas alternativas de marketing digital é a publicidade contextualizada. A publicidade contextualizada permite que os anunciantes comprem espaços de anúncios para tipos específicos de páginas web ou web sites baseados no conteúdo da página, <text:span text:style-name="T36">site ou </text:span><text:span text:style-name="T5">app</text:span>.<text:a xlink:type="simple" xlink:href="https://github.com/zcavaleiro/vigilancia-publicidade#11" text:style-name="Internet_20_link" text:visited-style-name="Visited_20_Internet_20_Link">[11]</text:a> Este modelo pode ser baseado em palavras-chave para que, por exemplo, anúncios para voos para a Inglaterra são colocados ao lado de artigos sobre futebol inglês. Por outras palavras, a publicidade contextualizada permite aos anunciantes colocar anúncios para certos tipos de produtos e serviços em contextos onde os anúncios serão exibidos para os consumidores que têm interesse naqueles tipos de conteúdos.</text:p>
      <text:p text:style-name="P19">De certa forma, a publicidade contextualizada pode ser comparada com a publicidade "tradicional". Tal como um anunciante numa situação de marketing offline, compra um espaço para um anúncio numa revista para entusiastas de <text:span text:style-name="T37">carro</text:span>s para chegar a esse segmento de consumo, a publicidade contextual permite que os anúncios <text:span text:style-name="T37">selecionados</text:span> de um anunciante sejam direcionados, com base no conteúdo de um site ou serviço, em vez de direcioná-los com base nas características do consumidor. Assim, os anunciantes podem chegar a públicos relevantes sem recolher ou agregar dados pessoais. Isto <text:span text:style-name="T38">responde a</text:span> algumas das mais prementes questões <text:span text:style-name="T38">entre</text:span> privacidade <text:span text:style-name="T38">e publicidade</text:span>, uma vez que os diferentes atores na cadeia de fornecimento só precisam saber onde o anúncio é mostrado, não necessariamente quem o está a ver.<text:a xlink:type="simple" xlink:href="https://github.com/zcavaleiro/vigilancia-publicidade#12" text:style-name="Internet_20_link" text:visited-style-name="Visited_20_Internet_20_Link">[12]</text:a></text:p>
      <text:p text:style-name="P19">Isto aumenta também a transparência e verificação do marketing, uma vez que o próprio anunciante escolhe que tipo de conteúdos ou palavras-chaves desencadeiam um anúncio a ser mostrado. Significa portanto que muitos visitantes de um determinado site ou <text:span text:style-name="T3">app</text:span> vão ver o mesmo anúncio.</text:p>
      <text:p text:style-name="P19">Diversas experiências de algumas editoras mostraram que remover a<text:span text:style-name="T38">s práticas desta publicidade baseada em nos vigiar</text:span> em favor de publicidade contextual levou a um aumento receitas publicitárias.<text:a xlink:type="simple" xlink:href="https://github.com/zcavaleiro/vigilancia-publicidade#13" text:style-name="Internet_20_link" text:visited-style-name="Visited_20_Internet_20_Link">[13]</text:a> Por exemplo, a emissora holandesa NPO aumentou as receitas publicitárias até <text:soft-page-break/>79% após passar para publicidade contextual.<text:a xlink:type="simple" xlink:href="https://github.com/zcavaleiro/vigilancia-publicidade#14" text:style-name="Internet_20_link" text:visited-style-name="Visited_20_Internet_20_Link">[14]</text:a> Outro exemplo, foi quando o The New York Times deixou de servir <text:span text:style-name="Emphasis"><text:span text:style-name="T3">ads</text:span></text:span> com base <text:span text:style-name="T39">em</text:span> <text:span text:style-name="T3">tracking</text:span> e recolha de informações dos utilizadores europeus <text:span text:style-name="T38">devido ao RGPD</text:span>, as suas receitas publicitárias continuaram a crescer à medida que os seus parceiros de publicidade continuaram a comprar espaços de anúncios independentemente da capacidade de rastreio <text:span text:style-name="Emphasis"><text:span text:style-name="T3">targeting</text:span></text:span>.<text:a xlink:type="simple" xlink:href="https://github.com/zcavaleiro/vigilancia-publicidade#15" text:style-name="Internet_20_link" text:visited-style-name="Visited_20_Internet_20_Link">[15]</text:a> Embora não haja uma resposta definitiva, se estes casos podem ser replicados pela maioria dos editores/<text:span text:style-name="T38">atores</text:span>, aponta para a possibilidade alternativa de modelos de receitas que não dependem da vigilância <text:span text:style-name="T3">quasi</text:span> espionagem.</text:p>
      <text:p text:style-name="P19">Uma cadeia de atores mais transparente reduz também os gastos em terceiros, tais como corretores de dados ou serviços de verificação, o que significa que anunciantes e editores ficarão com uma maior parte das receitas. Para ilustrar este ponto, <text:span text:style-name="T40">e</text:span>m 2020 <text:span text:style-name="T40">um </text:span>estudo da á<text:span text:style-name="T40">rea</text:span> descobriu que sob o atual regime de publicidade digital, apenas metade de gastos de publicidade realmente chegou aos promotores, enquanto 15% do dinheiro estava desaparecido.<text:a xlink:type="simple" xlink:href="https://github.com/zcavaleiro/vigilancia-publicidade#16" text:style-name="Internet_20_link" text:visited-style-name="Visited_20_Internet_20_Link">[16]</text:a></text:p>
      <text:p text:style-name="P21"><text:s/></text:p>
      <text:h text:style-name="P7" text:outline-level="3"><text:bookmark-start text:name="__RefHeading___Toc5571_4222151202"/>3.2 First-party and third-party data <text:bookmark-end text:name="__RefHeading___Toc5571_4222151202"/><text:bookmark text:name="user-content-tresdois"/></text:h>
      <text:p text:style-name="P20"><text:bookmark text:name="user-content-32-first-party-and-third-party-data-"/>Existem várias formas de publicidade baseada na vigilância <text:span text:style-name="T40">com </text:span>potenciais riscos e danos que <text:s/>podem variar. Algumas formas de publicidade <text:span text:style-name="T40">atua</text:span><text:span text:style-name="T41">is</text:span> envolvem a transferência de <text:span text:style-name="T42">gigantescas</text:span> quantidades de dados pessoais para várias entidades terceiras third-party sem o conhecimento <text:span text:style-name="T40">ou consentimento </text:span>dos consumidores, criando uma série de riscos para privacidade e segurança. <text:span text:style-name="T40">Ou </text:span><text:s/>s<text:span text:style-name="T40">eja</text:span>, <text:span text:style-name="T40">o termo </text:span><text:span text:style-name="T29">third-party </text:span>aplica-se ao que é tipicamente chamado de publicidade com base em entidades terceiras <text:span text:style-name="T40">que podem não ter autorização para usar os</text:span> dados.</text:p>
      <text:p text:style-name="P19">A escala da partilha de dados e dos atores envolvidos no serviço da publicidade baseada <text:span text:style-name="T3">tracking</text:span> com dados de terceiros é <text:span text:style-name="T43">gigantesca</text:span>. Por exemplo, um único anunciante pode enviar centenas de biliões de "pedidos de oferta" <text:span text:style-name="Emphasis"><text:span text:style-name="T3">bid requests</text:span></text:span>, contendo potencialmente quantidades significativas de dados pessoais para milhares de <text:span text:style-name="T43">site ou </text:span><text:span text:style-name="T3">apps</text:span> por dia. Na prática, isto significa que centenas de triliões de pontos de dados são partilhados com um número desconhecido de empresas de terceiros todos os anos no que tem sido descrito como "a maior violação de dados alguma vez registada".<text:a xlink:type="simple" xlink:href="https://github.com/zcavaleiro/vigilancia-publicidade#17" text:style-name="Internet_20_link" text:visited-style-name="Visited_20_Internet_20_Link">[17]</text:a></text:p>
      <text:p text:style-name="P19"><text:span text:style-name="T44">Outros agentes deste</text:span> de marketing digital baseado em<text:span text:style-name="T44"> monitorização,</text:span> tentam reduzir os riscos limitando a partilha de dados com terceiros. Alguns <text:span text:style-name="T44">destes </text:span>atores, particularmente as grandes plataformas digitais, <text:span text:style-name="T44">usam os</text:span> dados pessoais que têm recolhido junto dos <text:span text:style-name="T45">seus </text:span>consumidores através dos seus próprios serviços.<text:a xlink:type="simple" xlink:href="https://github.com/zcavaleiro/vigilancia-publicidade#18" text:style-name="Internet_20_link" text:visited-style-name="Visited_20_Internet_20_Link">[18]</text:a> Isto pode ser chamado de publicidade com base em "dados da primeira <text:span text:style-name="T45">entidade</text:span>", <text:span text:style-name="Emphasis"><text:span text:style-name="T3">first-party data</text:span></text:span>. O ator que recolhe os dados pessoais muitas vezes tem uma relação “direta” com o consumidor, por exemplo, no caso em que o operador de uma rede social ou <text:span text:style-name="T44">pesquisa da</text:span> web recolhe informações sobre os seus utilizadores. Embora alguns possam argumentar que esta forma pode ser menos invasiva <text:span text:style-name="T44">n</text:span>uma perspetiva de privacidade, uma vez que menos as empresas podem aceder aos dados, este tipo de publicidade baseada na vigilância pode implicar graves riscos relacionados, por exemplo, com a manipulação, discriminação <text:span text:style-name="T44">para </text:span>além de levantar questões de desconfiança, <text:span text:style-name="Emphasis"><text:span text:style-name="T3">antitrust</text:span></text:span>.<text:a xlink:type="simple" xlink:href="https://github.com/zcavaleiro/vigilancia-publicidade#19" text:style-name="Internet_20_link" text:visited-style-name="Visited_20_Internet_20_Link">[19]</text:a></text:p>
      <text:p text:style-name="P19">Apesar de grandes empresas como a Google <text:span text:style-name="T46">ou</text:span> Facebook muitas vezes dependam dos "dados da primeira <text:span text:style-name="T46">entidade</text:span>", <text:span text:style-name="Emphasis"><text:span text:style-name="T3">first-party data</text:span></text:span><text:span text:style-name="Emphasis">, </text:span>e partilh<text:span text:style-name="T47">em</text:span> menos dados sobre os <text:span text:style-name="T47">seus </text:span>consumidores com terceiros, est<text:span text:style-name="T46">e </text:span>acordo não sana/<text:span text:style-name="T46">retira</text:span> os problemas para os consumidores. <text:span text:style-name="T46">A criação de p</text:span>erfis publicitários intrusivos levantam <text:span text:style-name="T46">também</text:span> questões de privacidade, liberdade de escolha e incentivos à manipulação. Como <text:span text:style-name="T3">digital gatekeepers</text:span>, estas empresas recolhem dados sobre os consumidores <text:soft-page-break/>num grande número de serviços, tanto nas suas próprias plataformas como em toda a web. Por exemplo, quando os consumidores que usam um dispositivo móvel Android com um navegador Chrome, bem como ao usar o Google Maps <text:span text:style-name="T46">ou</text:span> Gmail, <text:span text:style-name="T48">estes </text:span>são rastreados pela Google através destes serviços. Isto oferece oportunidades para criar perfis de consumo altamente detalhados.<text:a xlink:type="simple" xlink:href="https://github.com/zcavaleiro/vigilancia-publicidade#20" text:style-name="Internet_20_link" text:visited-style-name="Visited_20_Internet_20_Link">[20]</text:a> Para além disto, em alguns casos, entidades terceiras de dados disfarçam-se como entidades <text:span text:style-name="T47">de primeira</text:span>, para contornar as medidas restritivas contra entidades terceiras de dados.<text:a xlink:type="simple" xlink:href="https://github.com/zcavaleiro/vigilancia-publicidade#21" text:style-name="Internet_20_link" text:visited-style-name="Visited_20_Internet_20_Link">[21]</text:a> Os esforços de alguns atores <text:span text:style-name="T49">d</text:span>a indústria para conter o rastreio dos consumidores levou a uma corrida ao “armamento”<text:span text:style-name="T48"> de ferramentas e práticas</text:span> por parte das empresas da <text:span text:style-name="T48">publicidade digital</text:span>, a fim de evitar ser bloqueadas.<text:a xlink:type="simple" xlink:href="https://github.com/zcavaleiro/vigilancia-publicidade#22" text:style-name="Internet_20_link" text:visited-style-name="Visited_20_Internet_20_Link">[22]</text:a></text:p>
      <text:p text:style-name="P19">É portanto, crucial olhar para a publicidade baseada na vigilância de um ponto de vista holístico – os riscos e efeitos nocivos desta tecnologia não se limitam à publicidade com base em dados <text:span text:style-name="T50">de</text:span> entidades terceiras. Não é<text:span text:style-name="T48"> linear</text:span> afirmar que os dados em <text:span text:style-name="T48">entidades </text:span>terceir<text:span text:style-name="T48">a</text:span>s são um problema e os dados consentidos na primeira <text:span text:style-name="T48">entidade como</text:span> sendo bons.</text:p>
      <text:p text:style-name="P21"><text:s/></text:p>
      <text:h text:style-name="P6" text:outline-level="2"><text:bookmark-start text:name="__RefHeading___Toc5573_4222151202"/>4. Efeitos negativos da publicidade baseada na vigilância <text:bookmark-end text:name="__RefHeading___Toc5573_4222151202"/><text:bookmark text:name="user-content-quatro"/></text:h>
      <text:p text:style-name="P20"><text:bookmark text:name="user-content-4-efeitos-negavitos-da-publicidade-baseada-na-vigilância-"/>Apesar da publicidade com base na <text:span text:style-name="T51">monitorização</text:span> dos utilizadores da web seja por vezes apresentada como uma troca, onde os consumidores são diretamente expostos à publicidade direcionada em troca de serviços "gratuitos", esta é uma premissa instável. Embora muitos serviços online sejam apresentados como "grátis" para o consumidor, as receitas <text:span text:style-name="T51">destes serviços</text:span> são impulsionadas pela venda d<text:span text:style-name="T51">o</text:span> <text:span text:style-name="T51">interesse/</text:span>atenção que o consumidor dá, ilustrado pelos 400 mil milhões de dollars que a Google lucrou em receitas publicitárias no primeiro trimestre de 2021.<text:a xlink:type="simple" xlink:href="https://github.com/zcavaleiro/vigilancia-publicidade#23" text:style-name="Internet_20_link" text:visited-style-name="Visited_20_Internet_20_Link">[23]</text:a></text:p>
      <text:p text:style-name="P19">No entanto, vários estudos indicam que a maioria dos consumidores não estão confortáveis com a recolha de dados pessoais.<text:a xlink:type="simple" xlink:href="https://github.com/zcavaleiro/vigilancia-publicidade#24" text:style-name="Internet_20_link" text:visited-style-name="Visited_20_Internet_20_Link">[24]</text:a> Um inquérito populacional, realizado em nome do Conselho Norueguês do Consumidor, mostrou que consumidores Noruegueses estão particularmente preocupados com a vigilância comercial.<text:a xlink:type="simple" xlink:href="https://github.com/zcavaleiro/vigilancia-publicidade#25" text:style-name="Internet_20_link" text:visited-style-name="Visited_20_Internet_20_Link">[25]</text:a> Apenas um em cada dez inquiridos tem uma reação positiva para que os atores comerciais recolham informações online pessoais sobre eles, enquanto que apenas um em cada cinco pensou que servir anúncios com base em informações pessoais é aceitável.</text:p>
      <text:p text:style-name="P19">Outras pesquisas também indica<text:span text:style-name="T51">ra</text:span>m que os consumidores geralmente não querem publicidade com base em dados pessoais, e um estudo descobriu que apenas 17% dos inquiridos vem o rastreamento online para fins publicitários como ético.<text:a xlink:type="simple" xlink:href="https://github.com/zcavaleiro/vigilancia-publicidade#26" text:style-name="Internet_20_link" text:visited-style-name="Visited_20_Internet_20_Link">[26]</text:a> <text:span text:style-name="T51">Para c</text:span>imenta<text:span text:style-name="T51">r</text:span> este ponto, um inquérito de 2021 aos consumidores na Alemanha e em França concluiu que apenas 11% dos inquiridos estavam "bem" com "os seus" dados pessoais serem usados para lhes direcionar anúncios.<text:a xlink:type="simple" xlink:href="https://github.com/zcavaleiro/vigilancia-publicidade#27" text:style-name="Internet_20_link" text:visited-style-name="Visited_20_Internet_20_Link">[27]</text:a> Nos Estados Unidos, uma pesquisa mostrou que quatro em cada cinco consumidores apoiariam a proibição de vigilância baseada em publicidade.<text:a xlink:type="simple" xlink:href="https://github.com/zcavaleiro/vigilancia-publicidade#28" text:style-name="Internet_20_link" text:visited-style-name="Visited_20_Internet_20_Link">[28]</text:a> Num outro indicador de preferências dos consumidores, apenas 4% <text:span text:style-name="T52">a</text:span> 6% dos utilizadores optaram por aceitar o <text:span text:style-name="T52">rastreamento, </text:span><text:span text:style-name="T3">tracking</text:span><text:span text:style-name="T52">,</text:span> depois da Apple ter introduzido um sistema de <text:span text:style-name="Emphasis">opt-in</text:span> para o <text:span text:style-name="T3">tracking</text:span><text:span text:style-name="T51"> </text:span><text:span text:style-name="T52">ou </text:span><text:span text:style-name="T51">monitorização</text:span> de anúncios em aplica<text:span text:style-name="T51">ções</text:span>.<text:a xlink:type="simple" xlink:href="https://github.com/zcavaleiro/vigilancia-publicidade#29" text:style-name="Internet_20_link" text:visited-style-name="Visited_20_Internet_20_Link">[29]</text:a></text:p>
      <text:p text:style-name="P19">Embora a perspetiva de <text:span text:style-name="T53">que os </text:span>anúncios monitorizam as nossas atividades possa ter um "fator assustador" significativo, muitas das questões problemáticas relacionadas com o <text:span text:style-name="T3">tracking</text:span> na publicidade são "invisíveis". Por exemplo, é impossível para os consumidores saber que dados pessoais sobre eles são <text:span text:style-name="T53">r</text:span>etidos, como é processado, transferido ou explorado, e por quem. É <text:soft-page-break/>impossível para o indivíduo saber porque alguns dos consumidores estão excluídos de ver certos anúncios ou mensagens. A manipulação é <text:span text:style-name="T53">tão </text:span>mais eficaz quando os consumidores não sabem se, ou como, estão sendo manipulados e muitas vezes não sabem que estão numa situação vulnerável. No ambiente digital, cada consumidor é potencialmente vulnerável. Há poucas medidas que os consumidores podem tomar para limitar estes efeitos nocivos, além de abdicar de uma grande quantidade de serviços digitais úteis e importantes.</text:p>
      <text:p text:style-name="P19"><text:span text:style-name="T54">Para os </text:span><text:span text:style-name="T55">devidos </text:span><text:span text:style-name="T54">efeitos deste documento, o Conselho Norueguês do Consumidor analisou um </text:span><text:span text:style-name="T56">determinado</text:span><text:span text:style-name="T54"> número de efeitos </text:span><text:span text:style-name="T56">negativos</text:span><text:span text:style-name="T54"> que são criados ou ampliados pela publicidade baseada em vigilância. A falta de transparência no sistema dominante é um pr</text:span>oblema abrangente <text:span text:style-name="T75">que</text:span> contribui para efeitos nocivos graves relacionados <text:span text:style-name="T75">com</text:span> violações de privacidade, manipulação e discriminação. Estes são assuntos importantes que não podem <text:span text:style-name="T75">apenas </text:span>ser resolvidas por maior transparência ou melhor informação para os consumidores. <text:span text:style-name="T75">Como agravante</text:span>, a falta de transparência e controlo das empresas intervenientes neste sistema contribuiu para a criação de incentivos financeiros e modelos de negócio para desinformação e fraude em larga escala.</text:p>
      <text:p text:style-name="P19"><text:span text:style-name="T75">Esta forma de markting</text:span> basead<text:span text:style-name="T75">a</text:span> <text:span text:style-name="T75">em</text:span> <text:span text:style-name="T75">invasão</text:span> <text:span text:style-name="T75">de privacidade </text:span>também tem efeitos nocivos significativos nos atores empresariais. Os comportamentos de anticoncorrencia e os seus efeitos servem para <text:span text:style-name="T76">alicerçar</text:span> posições dominantes dos atores, enquanto que, cadeias de <text:span text:style-name="T76">fornecedores</text:span> complexas e tecnologias ineficazes lideram a perda de receitas para anunciantes e editores. Todos estes fatores criaram uma situação em que os consumidores geralmente têm pouca confiança nos serviços digitais. <text:span text:style-name="T76">A f</text:span>alta de confiança <text:span text:style-name="T76">traduz-se numa </text:span>adoção <text:span text:style-name="T76">mais lenta ou menor pelos </text:span>consumidores das novas tecnologias. <text:span text:style-name="T77">Para além disto, é</text:span> também difícil para os consumidores distinguir entre atores 'bons' e 'maus' n<text:span text:style-name="T77">a</text:span> esfera digital, o que significa que os atores legítimos, entre eles, muit<text:span text:style-name="T77">a</text:span>s pequen<text:span text:style-name="T77">a</text:span>s e médias empresas, são diretamente afetadas pelas ações de empresas sem escrúpulos. Isto, por sua vez, prejudica tanto os consumidores como as empresas. Todas estas questões são explicadas nas secções seguintes.</text:p>
      <text:p text:style-name="P21"><text:s/></text:p>
      <text:h text:style-name="P7" text:outline-level="3"><text:bookmark-start text:name="__RefHeading___Toc5575_4222151202"/>4.1 Falta de transparência <text:bookmark-end text:name="__RefHeading___Toc5575_4222151202"/><text:bookmark text:name="user-content-quatroum"/></text:h>
      <text:p text:style-name="P20"><text:bookmark text:name="user-content-41-falta-de-transparência-"/><text:span text:style-name="T54">A individualização e personalização da publicidade baseada na vigilância faz com que diferentes indivíduos vão ver diferentes anúncios com base num número de fatores como o tempo, o contexto, a demografia, as características pessoais, etc.</text:span><text:a xlink:type="simple" xlink:href="https://github.com/zcavaleiro/vigilancia-publicidade#30" text:style-name="Internet_20_link" text:visited-style-name="Visited_20_Internet_20_Link">[30]</text:a> Um novo anúncio é mostrado para cada visita de página, e muitas vezes apenas para alguns indivíduos em certos períodos de tempo. Os anúncios tornam-se 'fugazes', com um curto e limitado tempo de vida.</text:p>
      <text:p text:style-name="P19">A natureza fugaz destes anúncios significa que é muito difícil verificar ou controlar, em contraste com o marketing que não se baseia na vigilância. Noutras formas de publicidade, por exemplo, quando um anunciante compra espaço de publicidade diretamente a partir de um emissor, como um jornal ou emissor de TV, é fácil conta<text:span text:style-name="T78">c</text:span>tar o meio emissor para verificar o que o foi impresso ou mostrado num canal de TV num determinado tempo.</text:p>
      <text:p text:style-name="P19">Sistemas algorítmicos avançados podem tornar-se as chamadas "caixas negras", onde os dados são alimentados e os resultados são extraídos, enquanto que as inferências ou implicações por trás dos resultados são opacas. Isto pode ofuscar a base de certas decisões <text:span text:style-name="T79">como</text:span> fatores decisivos e outros aspetos potencialmente problemáticos da tecnologia. Como será detalhado em baixo, isto levou a práticas discriminatórias ocultas. <text:span text:style-name="T80">Esta obscuridade</text:span> torna-se também difícil para as autoridades de <text:soft-page-break/>supervisão no levantamento de sanções <text:span text:style-name="T79">perante</text:span> infrações à lei, que podem ter consequências em cascata para várias violações de direitos <text:span text:style-name="T80">e </text:span>que se tornam difíceis ou impossíveis de descobrir.</text:p>
      <text:p text:style-name="P19">A forma dominante de publicidade baseada na vigilância torna-a praticamente impossível para os consumidores entenderem por que lhes foi mostrado um anúncio em particular, em que segmento foram colocados, e como os dados pessoais são partilhados e usados. Mesmo que esta informação fosse acessível de qualquer forma com <text:span text:style-name="T80">significado</text:span>, iria ser difícil ou mesmo impossível para os consumidores fazer uso dela devido à complexidade técnica, o <text:span text:style-name="T80">contexto</text:span> da prática/<text:span text:style-name="T80">industria</text:span>, e porque, <text:span text:style-name="T80">n</text:span>a realidade, <text:span text:style-name="T80">eles </text:span>raramente têm uma <text:span text:style-name="T80">opção de </text:span>escolha.<text:a xlink:type="simple" xlink:href="https://github.com/zcavaleiro/vigilancia-publicidade#31" text:style-name="Internet_20_link" text:visited-style-name="Visited_20_Internet_20_Link">[31]</text:a></text:p>
      <text:p text:style-name="P8"><text:bookmark-start text:name="__RefHeading___Toc5577_4222151202"/>Como é que a falta de transparência será resolvida através de uma proibição?<text:bookmark-end text:name="__RefHeading___Toc5577_4222151202"/></text:p>
      <text:p text:style-name="P9"/>
      <text:p text:style-name="P20"><text:bookmark text:name="user-content-como-é-que-a-falta-de-transparência-será-resolvida-através-de-uma-proibição"/>Uma proibição contra a publicidade baseada na vigilância liberta<text:span text:style-name="T80">ri</text:span>a-nos de anúncios que são direcionadas e colocadas com base em dados sobre consumidores individuais. Se isto acontecesse, seria mais fácil “<text:span text:style-name="T80">navegar pela web”</text:span> e controlar os anúncios, uma vez que não seriam mais individualizados e fugazes. Plataformas de anúncios ou plataformas de redes sociais poderiam, por exemplo, estabelecer mais facilmente registos de todos os anúncios que exibem, tornando mais fácil controlar o conteúdo e garantir que a segmentação contextual não é usada de forma inadequada para explorar vulnerabilidades dos consumidores.<text:a xlink:type="simple" xlink:href="https://github.com/zcavaleiro/vigilancia-publicidade#32" text:style-name="Internet_20_link" text:visited-style-name="Visited_20_Internet_20_Link">32</text:a> Isto contribuiria para aplicação mais eficaz contra práticas comerciais desleais, violações de privacidade, e muito mais.</text:p>
      <text:p text:style-name="P21"><text:s/></text:p>
      <text:h text:style-name="P7" text:outline-level="3"><text:bookmark-start text:name="__RefHeading___Toc5579_4222151202"/>4.2 Violações da privacidade e proteção de dados <text:bookmark-end text:name="__RefHeading___Toc5579_4222151202"/><text:bookmark text:name="user-content-quatrodois"/></text:h>
      <text:p text:style-name="P20"><text:bookmark text:name="user-content-42-violações-da-privacidade-e-proteção-de-dados-"/>Com o objetivo de adaptar <text:span text:style-name="T81">estratégias de</text:span> marketing a indivíduos ou grupos, e exibir “o anúncio certo para a pessoa certa”, um grande número de empresas recolhem e processam <text:span text:style-name="T81">gigantescas</text:span> quantidades de informação sobre consumidores individuais. Dados sobre nós são processados cada vez que usamos uma <text:span text:style-name="T3">app</text:span>, visitamos um site, fazemos compras numa loja ou nos movemos em espaços públicos (<text:span text:style-name="T81">mesmo pelas rede domésticas</text:span>, <text:span text:style-name="Emphasis"><text:span text:style-name="T3">tracking</text:span></text:span> através de Wi-Fi).</text:p>
      <text:p text:style-name="P19">No início de 2020, o Conselho Norueguês do Consumidor publicou o relatório <text:span text:style-name="Emphasis"><text:span text:style-name="T3">Out of Control</text:span></text:span> em que revelou como um grande número de empresas recolhe, usa e partilha dados pessoais sobre os consumidores sempre que visitam aplicativos e websites.<text:a xlink:type="simple" xlink:href="https://github.com/zcavaleiro/vigilancia-publicidade#33" text:style-name="Internet_20_link" text:visited-style-name="Visited_20_Internet_20_Link">[33]</text:a> Esta informação é agregada, muitas vezes por <text:span text:style-name="T81">vários </text:span>proprietários do site <text:span text:style-name="T81">ou aplicação</text:span> e várias entidades terceiras. Os dados são utilizados para fins relacionados com marketing e serviços personalizados, mas também podem ser usados (inadvertidamente ou não) para fins de discriminação, exclusão e manipulação.</text:p>
      <text:p text:style-name="P19">Os consumidores são constantemente manipulados para aceitar um rastreio abrangente através de técnicas comportamentais ou características de design <text:span text:style-name="T81">mais obscuras, “</text:span><text:span text:style-name="T82">padrões negros”</text:span> <text:span text:style-name="Emphasis"><text:span text:style-name="T3">dark paterns</text:span></text:span>,<text:a xlink:type="simple" xlink:href="https://github.com/zcavaleiro/vigilancia-publicidade#34" text:style-name="Internet_20_link" text:visited-style-name="Visited_20_Internet_20_Link">[34]</text:a> forçados a sistemas de vigilância comerciais, a fim de aceder serviços necessários<text:a xlink:type="simple" xlink:href="https://github.com/zcavaleiro/vigilancia-publicidade#35" text:style-name="Internet_20_link" text:visited-style-name="Visited_20_Internet_20_Link">[35]</text:a>, e são geralmente expostos à recolha de dados sem o seu conhecimento e consentimento (válido). <text:span text:style-name="T81">Esta gigantesca</text:span> quantidade de dados também significa que tentativas de uso de pseudónimos ou de anonimização <text:span text:style-name="T81">no acesso a</text:span> informação têm-se provado ineficazes.<text:a xlink:type="simple" xlink:href="https://github.com/zcavaleiro/vigilancia-publicidade#36" text:style-name="Internet_20_link" text:visited-style-name="Visited_20_Internet_20_Link">[36]</text:a></text:p>
      <text:p text:style-name="P19">O <text:span text:style-name="T83">universo</text:span> da recolha e partilha de dados é tão vasto que torna-<text:span text:style-name="T82">se</text:span> praticamente impossível saber como os dados pessoais podem ser usados. Como consequência, no contexto de publicidade baseada em vigilância, torna-se difícil de exercer <text:span text:style-name="T82">os </text:span>direitos fundamentais previstos na Carta dos Direitos Fundamentais da EU (<text:span text:style-name="Emphasis">Charter </text:span><text:span text:style-name="Emphasis"><text:span text:style-name="T82">EU</text:span></text:span>) e posteriormente <text:span text:style-name="T82">fazendo parte</text:span> <text:span text:style-name="T82">d</text:span>o Regulamento Geral <text:soft-page-break/>de Proteção de Dados (RGPD), incluindo os direitos a ser informado, ter acesso, retificar e eliminar dados ou para contestar decisões que afet<text:span text:style-name="T82">em</text:span> as nossas vidas.</text:p>
      <text:p text:style-name="P8"><text:bookmark-start text:name="__RefHeading___Toc5581_4222151202"/>Como é que os riscos de violações da privacidade e proteção de dados podem ser resolvidos por uma proibição?<text:bookmark-end text:name="__RefHeading___Toc5581_4222151202"/></text:p>
      <text:p text:style-name="P20"><text:bookmark text:name="user-content-como-é-que-o-risco-de-violações-da-privacidade-e-proteção-de-dados-será-resolvido-por-uma-proibição"/>Os riscos da publicidade baseada na vigilância para a privacidade e proteção de dados são já amplamente regulados na Europa através do <text:span text:style-name="Emphasis"><text:span text:style-name="T3">ePrivacy Diretive</text:span></text:span> e do RGPD. Após a entrada em aplicação do RGPD em 2018, <text:span text:style-name="T82">a </text:span>execução da lei tem sido, infelizmente lenta e em alguns casos inexistente, com estrangulamentos significativos na aplicação transfronteiriça. Simultaneamente, há poucos indicadores de que a proliferação da economia de vigilância tenha abrandado, apesar d<text:span text:style-name="T84">uma</text:span> regulação mais forte. Isto resultou numa lacuna na aplicação transfronteiriça que precisa de ser urgentemente abordada.<text:a xlink:type="simple" xlink:href="https://github.com/zcavaleiro/vigilancia-publicidade#37" text:style-name="Internet_20_link" text:visited-style-name="Visited_20_Internet_20_Link">[37]</text:a></text:p>
      <text:p text:style-name="P19">Um veto à da publicidade que <text:span text:style-name="T85">constantemente </text:span>nos monitoriza seria positiv<text:span text:style-name="T84">o</text:span> para complementar os direitos fundamentais à privacidade e proteção de dados pessoais que estão protegidos ao abrigo da <text:span text:style-name="Emphasis"><text:span text:style-name="T3">Charter</text:span></text:span>, do RGPD e da <text:span text:style-name="Emphasis"><text:span text:style-name="T3">ePrivacy Diretive</text:span></text:span>. Apesar da introdução do RGPD, muitos intervenientes na economia de vigilância têm operado em grande parte sob, “a norma" - negócios <text:span text:style-name="T85">do </text:span>costume. <text:span text:style-name="T84">E</text:span>mbora <text:span text:style-name="T84">se </text:span>tenha observado que alguns atores introduziram mudanças relativamente pequenas na forma como pedem o consentimento para o tratamento de dados pessoais. Outros simplesmente tentaram <text:span text:style-name="T84">mover-se</text:span> para uma base legal diferente para o tratamento de dados.<text:a xlink:type="simple" xlink:href="https://github.com/zcavaleiro/vigilancia-publicidade#38" text:style-name="Internet_20_link" text:visited-style-name="Visited_20_Internet_20_Link">[38]</text:a></text:p>
      <text:p text:style-name="P19">O fosso d<text:span text:style-name="T86">a</text:span> aplicação transfronteiriça do RGPD e o surgimento de novos desafios que vão além da proteção de dados pessoais, têm demonstrado que há uma necessidade para uma abordagem mais sistémica e preventiva, e uma interdição geral pode forçar <text:span text:style-name="T86">uma </text:span>transformação estrutural <text:span text:style-name="T86">mais </text:span>abrangente <text:span text:style-name="T86">aos</text:span> modelos de negócio de vigilância. Como complemento a uma interdição, é necessário reforçar a aplicação da lei e procedimentos <text:s/><text:span text:style-name="T86">pelas </text:span>autoridades, tanto no RGPD como <text:span text:style-name="Emphasis"><text:span text:style-name="T3">ePrivacy Diretive</text:span></text:span><text:span text:style-name="T28"> </text:span>(ou uma nova <text:span text:style-name="T3">ePrivacy</text:span> Regulamento que substituirá a diretiva)<text:a xlink:type="simple" xlink:href="https://github.com/zcavaleiro/vigilancia-publicidade#39" text:style-name="Internet_20_link" text:visited-style-name="Visited_20_Internet_20_Link">[39]</text:a>, e n<text:span text:style-name="T86">a</text:span> próxima Lei dos Serviços Digitais.</text:p>
      <text:p text:style-name="P21"><text:s/></text:p>
      <text:h text:style-name="P7" text:outline-level="3"><text:bookmark-start text:name="__RefHeading___Toc5583_4222151202"/>4.3 Manipulação <text:bookmark-end text:name="__RefHeading___Toc5583_4222151202"/><text:bookmark text:name="user-content-quatrotres"/></text:h>
      <text:p text:style-name="P20"><text:bookmark text:name="user-content-43-manipulação-"/>O aumento do marketing baseado na constante <text:span text:style-name="T87">recolha de dados pessoais</text:span> contribuiu para a tentativa manipulação de indivíduos e grupos <text:span text:style-name="T87">a uma</text:span> escala sem precedentes. Empresas na posse de grandes quantidades de dados podem usar sistemas algorítmicos nas tentativas de decisão para quando os indivíduos estão mais suscetíveis a comportar-se de determinadas formas ou a reagirem <text:span text:style-name="T87">de forma induzida </text:span>a imagens, sons ou mensagens <text:span text:style-name="T87">específicas</text:span>.</text:p>
      <text:p text:style-name="P19">Isto pode implicar, por exemplo, que os consumidores são expostos a anúncios de beleza ou produtos de dieta quando a sua auto-confiança é baixa <text:a xlink:type="simple" xlink:href="https://github.com/zcavaleiro/vigilancia-publicidade#40" text:style-name="Internet_20_link" text:visited-style-name="Visited_20_Internet_20_Link">40</text:a> ou, para que os anúncios de jogo online sejam direcionados para os consumidores que lutam contra os vícios. <text:a xlink:type="simple" xlink:href="https://github.com/zcavaleiro/vigilancia-publicidade#41" text:style-name="Internet_20_link" text:visited-style-name="Visited_20_Internet_20_Link">41</text:a> Estas <text:span text:style-name="T87">temáticas</text:span> são exacerbadas pela proliferação da comercialização de produtos e serviços nocivos para as crianças. <text:a xlink:type="simple" xlink:href="https://github.com/zcavaleiro/vigilancia-publicidade#42" text:style-name="Internet_20_link" text:visited-style-name="Visited_20_Internet_20_Link">42</text:a> A automação torna o processo ainda mais <text:span text:style-name="T88">obscuro</text:span>, e a otimização de mensagens pode ter efeitos negativos se <text:span text:style-name="T87">for</text:span> prejudicial e não ético, <text:span text:style-name="T87">contudo</text:span>, os métodos eficazes são automatizados.</text:p>
      <text:p text:style-name="P19">A publicidade pode explorar as vulnerabilidades dos consumidores mesmo sem observar diretamente as referidas vulnerabilidades. Por exemplo, através da utilização dos chamados “públicos <text:span text:style-name="T87">semelhantes”</text:span> <text:span text:style-name="Emphasis"><text:span text:style-name="T3">lookalike audiences</text:span></text:span>, os anunciantes podem <text:span text:style-name="T87">agregar e construir</text:span> grupos de consumidores com cert<text:span text:style-name="T87">a</text:span>s características, a fim de chegar a novos consumidores que partilham <text:span text:style-name="T87">as</text:span> <text:soft-page-break/>mesm<text:span text:style-name="T87">as</text:span> características.<text:a xlink:type="simple" xlink:href="https://github.com/zcavaleiro/vigilancia-publicidade#43" text:style-name="Internet_20_link" text:visited-style-name="Visited_20_Internet_20_Link">43</text:a> Desta forma, a publicidade para os produtos farmacêuticos pode, por exemplo, ser mostrad<text:span text:style-name="T87">a</text:span> a grupos de consumidores que têm características comuns com consumidores com doenças semelhantes, mesmo que o anunciante não tenha informação que indique diretamente o estado de saúde destes consumidores.<text:a xlink:type="simple" xlink:href="https://github.com/zcavaleiro/vigilancia-publicidade#44" text:style-name="Internet_20_link" text:visited-style-name="Visited_20_Internet_20_Link">44</text:a> Do mesmo modo, esta forma de orientação tem sido associada à radicalização.<text:a xlink:type="simple" xlink:href="https://github.com/zcavaleiro/vigilancia-publicidade#45" text:style-name="Internet_20_link" text:visited-style-name="Visited_20_Internet_20_Link">45</text:a></text:p>
      <text:p text:style-name="P19">Por <text:span text:style-name="T88">meio</text:span> desta publicidade baseada na vigilância, todos os consumidores ficam vulneráveis por defeito; em teoria podemos ser alvo nos nossos momentos mais vulneráveis a fim de otimizar os efeitos do marketing.<text:a xlink:type="simple" xlink:href="https://github.com/zcavaleiro/vigilancia-publicidade#46" text:style-name="Internet_20_link" text:visited-style-name="Visited_20_Internet_20_Link">46</text:a> O bombardeamento constante de publicidade em espaços digitais também serve para quebrar as defesas enraizadas contra a persuasão e manipulação.<text:a xlink:type="simple" xlink:href="https://github.com/zcavaleiro/vigilancia-publicidade#47" text:style-name="Internet_20_link" text:visited-style-name="Visited_20_Internet_20_Link">47</text:a> Isto torna-se particularmente prejudicial quando crianças e outros grupos especialmente suscetíveis são submetidos a manipulação e<text:span text:style-name="T89"> </text:span>comercialização extrema.<text:a xlink:type="simple" xlink:href="https://github.com/zcavaleiro/vigilancia-publicidade#48" text:style-name="Internet_20_link" text:visited-style-name="Visited_20_Internet_20_Link">48</text:a></text:p>
      <text:p text:style-name="P8"><text:bookmark-start text:name="__RefHeading___Toc5585_4222151202"/>Como é que o risco de manipulação será resolvido através de uma interdição?<text:bookmark-end text:name="__RefHeading___Toc5585_4222151202"/></text:p>
      <text:p text:style-name="P9"><text:bookmark text:name="user-content-como-é-que-o-risco-de-manipulação-será-resolvido-através-de-uma-interdição"/>Uma interdição geral <text:span text:style-name="T89">desta</text:span> publicidade baseada na observação/monitorização não resolverá todas <text:span text:style-name="T89">os</text:span> <text:span text:style-name="T89">assuntos</text:span> relacionadas <text:span text:style-name="T89">com</text:span> o marketing manipulador, uma vez que todo o marketing pode potencialmente ser usado para manipular os consumidores. Apesar dis<text:span text:style-name="T89">t</text:span>o, uma interdição desta má forma de publicidade, contribuirá para acabar com os anúncios individualizados que são otimizados para chegar aos consumidores em situações vulneráveis, bem como, mitigar os efeitos em curso <text:span text:style-name="T89">para as</text:span> "vulnerabilidade<text:span text:style-name="T89">s</text:span> por padrão" criadas através da aplicação constantemente <text:span text:style-name="T89">de </text:span>melhorados <text:span text:style-name="T89">perfis</text:span> <text:span text:style-name="T89">de persuasão</text:span>.</text:p>
      <text:p text:style-name="P19">A manipulação que acontece através de outras formas de publicidade, como o conteúdo marketing<text:a xlink:type="simple" xlink:href="https://github.com/zcavaleiro/vigilancia-publicidade#49" text:style-name="Internet_20_link" text:visited-style-name="Visited_20_Internet_20_Link">49</text:a>, deve ser resolvid<text:span text:style-name="T90">a</text:span> através de meios diferentes <text:span text:style-name="T90">para além da</text:span> interdição de vigilância publicitária, como por exemplo através de disposições previstas na Lei dos Serviços Digitais<text:a xlink:type="simple" xlink:href="https://github.com/zcavaleiro/vigilancia-publicidade#50" text:style-name="Internet_20_link" text:visited-style-name="Visited_20_Internet_20_Link">50</text:a> e <text:span text:style-name="T90">uma</text:span> revista <text:span text:style-name="Emphasis"><text:span text:style-name="T3">Unfair Commercial Practices Directive</text:span></text:span><text:span text:style-name="Emphasis">.</text:span></text:p>
      <text:p text:style-name="P21"><text:s/></text:p>
      <text:h text:style-name="P7" text:outline-level="3"><text:bookmark-start text:name="__RefHeading___Toc5587_4222151202"/>4.4 Discriminação <text:bookmark-end text:name="__RefHeading___Toc5587_4222151202"/><text:bookmark text:name="user-content-quatroquatro"/></text:h>
      <text:p text:style-name="P20"><text:bookmark text:name="user-content-44-discriminação-"/><text:span text:style-name="T54">Para além de criar novas oportunidades para </text:span><text:span text:style-name="T57">comunicar com</text:span><text:span text:style-name="T54"> "a pessoa certa", a publicidade baseada </text:span><text:span text:style-name="T57">em </text:span><text:span text:style-name="T15">tracking</text:span><text:span text:style-name="T54"> cria novas oportunidades </text:span>para excluir e discriminar indivíduos e grupos.<text:a xlink:type="simple" xlink:href="https://github.com/zcavaleiro/vigilancia-publicidade#51" text:style-name="Internet_20_link" text:visited-style-name="Visited_20_Internet_20_Link">51</text:a> A automatização da publicidade permite isto numa escala crescente. Por exemplo, a Amnistia Internacional descreveu o modelo de negócio baseado na vigilância de empresas como <text:span text:style-name="T91">a</text:span> Google e <text:span text:style-name="T91">o</text:span> Facebook como uma ameaça a uma série de direitos humanos fundamentais, incluindo liberdade de expressão e o direito à não discriminação, devido à forma como o modelo de negócio de vigilância cria efeitos arrepiantes e classifica indivíduos em grupos para fins de segmenta<text:span text:style-name="T91">ção</text:span>.<text:a xlink:type="simple" xlink:href="https://github.com/zcavaleiro/vigilancia-publicidade#52" text:style-name="Internet_20_link" text:visited-style-name="Visited_20_Internet_20_Link">52</text:a></text:p>
      <text:p text:style-name="P19">A segmentação e orientação podem ser usadas para não <text:span text:style-name="T92">mostrar</text:span> certos anúncios a pessoas <text:span text:style-name="T91">específicas </text:span>ou grupos de consumidores. Por exemplo, os anunciantes podem escolher mostrar anúncios de habitações apenas para pessoas que se encaixam no seu perfil ideal, para indivíduos que querem <text:span text:style-name="T92">fazer com que</text:span> viv<text:span text:style-name="T92">am</text:span> num certo bairro e excluir indivíduos "indesejáveis" que, no entanto, pode ser capaz<text:span text:style-name="T92">es</text:span> de se dar ao luxo de viver lá. Da mesma forma, potenci<text:span text:style-name="T92">ais </text:span>empregadores podem escolher a que tipo de pessoas são mostradas certas ofertas de emprego, que pode, por exemplo, excluir potenciais candidatos femininos, quer deliberadamente ou através da discriminação algorítmic<text:span text:style-name="T92">a</text:span>.<text:a xlink:type="simple" xlink:href="https://github.com/zcavaleiro/vigilancia-publicidade#53" text:style-name="Internet_20_link" text:visited-style-name="Visited_20_Internet_20_Link">53</text:a> Na <text:span text:style-name="T92">realidade</text:span>, <text:span text:style-name="T92">estas</text:span> escolhas vão necessariamente excluir alguns indivíduos ou grupos.<text:a xlink:type="simple" xlink:href="https://github.com/zcavaleiro/vigilancia-publicidade#54" text:style-name="Internet_20_link" text:visited-style-name="Visited_20_Internet_20_Link">54</text:a> Isto é amplificado pelo nível de <text:span text:style-name="T92">obscuridade</text:span> e a impossibilidade de saber quem está a ver <text:span text:style-name="T92">e qual</text:span> anúncio.</text:p>
      <text:p text:style-name="P19"><text:soft-page-break/>É impossível para os consumidores saberem que anúncios de emprego ou habitação não estão ver. Enquanto o marketing tradicional pode ser observado olhando para o conteúdo e <text:span text:style-name="T92">analisado</text:span> em retrospetiva, isto é muitas vezes <text:span text:style-name="T93">impossível</text:span> se o anúncio é apenas mostrado a um determinado consumidor ou grupo num determinado momento. Se <text:span text:style-name="T93">a </text:span>discriminação está a acontecer como parte de processos algorítmicos automatizados, torna-se muito difícil descobrir e remediar a questão. Assim, est<text:span text:style-name="T93">e estado de</text:span> vigilância publicitária pode contribuir para <text:span text:style-name="T93">esconder</text:span> práticas de discriminação ou exclusão porque as questões problemáticas acontecem dentro da “caixa preta” <text:span text:style-name="T6">black-box</text:span>. Esta, é <text:span text:style-name="T93">uma invasão</text:span> <text:span text:style-name="T93">a</text:span>o direito à não discriminação, que é um direito humano fundamental.</text:p>
      <text:p text:style-name="P19">Estas formas de discriminação e exclusão não se devem necessariamente a um ato deliberado de malícia por parte do anunciante; os <text:span text:style-name="T94">processos </text:span>algoritmos, otimizando os anúncios, podem estar automaticamente a facilitar estas práticas problemáticas.<text:a xlink:type="simple" xlink:href="https://github.com/zcavaleiro/vigilancia-publicidade#55" text:style-name="Internet_20_link" text:visited-style-name="Visited_20_Internet_20_Link">55</text:a> <text:span text:style-name="T94">Conduzindo</text:span> a discriminação automatizada, por exemplo, fazendo da geolocalização <text:span text:style-name="T94">de </text:span>um <text:span text:style-name="T3">proxy</text:span> (identificador) para atributos <text:span text:style-name="T94">pessoais/privados</text:span>, tais como a etnia, a orientação sexual ou as crenças religiosas, porque os modelos estatísticos mostram que alguns grupos de pessoas têm sobreposição de atributos.<text:a xlink:type="simple" xlink:href="https://github.com/zcavaleiro/vigilancia-publicidade#56" text:style-name="Internet_20_link" text:visited-style-name="Visited_20_Internet_20_Link">56</text:a></text:p>
      <text:p text:style-name="P19">Por outras palavras, mesmo que um sistema explicitamente proíba direcionar <text:span text:style-name="T7">adds</text:span> aos consumidores com base sobre crenças religiosas, o facto de que um indivíduo visita regularmente a geolocalização de uma mesquita ou usa uma certa aplicação de oração pode ser usado como um representante para o atributo "Muçulmano".<text:a xlink:type="simple" xlink:href="https://github.com/zcavaleiro/vigilancia-publicidade#57" text:style-name="Internet_20_link" text:visited-style-name="Visited_20_Internet_20_Link">57</text:a> Este tipo de automatização continuamente corre o risco de criar <text:span text:style-name="T94">novos</text:span> prox<text:span text:style-name="T94">ies</text:span>/<text:span text:style-name="T94">identificadores</text:span> com atributos à medida que o sistema evolui e decide que indivíduos devem ver determinados anúncios.</text:p>
      <text:p text:style-name="P19">A segmentação dos grupos de consumidores pode igualmente conduzir a preços individualizados de bens e serviços. Esta forma de discriminação de preços pode levar a injustiças e diferenciação entre consumidores, dificultar a comparação de preços, e fazer <text:span text:style-name="T95">com que </text:span>os consumidores <text:span text:style-name="T95">estejam receosos</text:span> em comparar preços, porque pode afetar a final preço do produto ou serviço.<text:a xlink:type="simple" xlink:href="https://github.com/zcavaleiro/vigilancia-publicidade#58" text:style-name="Internet_20_link" text:visited-style-name="Visited_20_Internet_20_Link">58</text:a></text:p>
      <text:p text:style-name="P8"><text:bookmark-start text:name="__RefHeading___Toc5589_4222151202"/>Como é que as práticas discriminatórias seriam resolvidas com um veto?<text:bookmark-end text:name="__RefHeading___Toc5589_4222151202"/></text:p>
      <text:p text:style-name="P20"><text:bookmark text:name="user-content-como-é-que-as-práticas-discriminatórias-seriam-resolvidas-com-um-veto"/>Um veto geral da publicidade baseada na vigilância facilitaria <text:span text:style-name="T96">a</text:span> observação e <text:span text:style-name="T96">sanção de</text:span> práticas de marketing discriminatórias e de exclusão. Isto contribuiria para um mercado publicitário onde as práticas discriminatórias s<text:span text:style-name="T96">eriam</text:span> mais efetivamente <text:span text:style-name="T96">corrigidas</text:span>, o que ajudaria a proteger o<text:span text:style-name="T96">s direitos</text:span> fundamenta<text:span text:style-name="T96">is</text:span> dos consumidores.<text:a xlink:type="simple" xlink:href="https://github.com/zcavaleiro/vigilancia-publicidade#59" text:style-name="Internet_20_link" text:visited-style-name="Visited_20_Internet_20_Link">59</text:a></text:p>
      <text:p text:style-name="P21"><text:s/></text:p>
      <text:h text:style-name="P7" text:outline-level="3"><text:bookmark-start text:name="__RefHeading___Toc5591_4222151202"/>4.5 Desinformação <text:bookmark-end text:name="__RefHeading___Toc5591_4222151202"/><text:bookmark text:name="user-content-quatrocinco"/></text:h>
      <text:p text:style-name="P20"><text:bookmark text:name="user-content-45-desinformação-"/>A falta de transparência em grande parte na indústria da publicidade baseada na vigilância significa que muitos anunciantes não sabem onde os seus anúncios estão a ser exibidos. Isto cria danos reputacionais para marcas e anunciantes, uma vez que eles perdem o controlo sobre se, os seus anúncios, estão a ser exibidos em conjunto com desinformação ou conteúdo problemático.</text:p>
      <text:p text:style-name="P19">O risco de danos reputacionais levou a que algumas categorias de websites ou palavras-chave <text:span text:style-name="T97">fossem postos n</text:span>uma “<text:span text:style-name="T97">l</text:span>ista negra”, <text:span text:style-name="T97">o</text:span> que criou novas questões para <text:span text:style-name="T98">os </text:span>criadores de conteúdo <text:span text:style-name="T97">honesto,</text:span> produtores e editores.<text:a xlink:type="simple" xlink:href="https://github.com/zcavaleiro/vigilancia-publicidade#60" text:style-name="Internet_20_link" text:visited-style-name="Visited_20_Internet_20_Link">60</text:a> Por exemplo, isto causou grandes problemas e <text:span text:style-name="T98">enormes</text:span> perdas de receitas para muitos editores quando um número de anunciantes não desejava colocar os seus anúncios em sites que escreviam sobre COVID-19.<text:a xlink:type="simple" xlink:href="https://github.com/zcavaleiro/vigilancia-publicidade#61" text:style-name="Internet_20_link" text:visited-style-name="Visited_20_Internet_20_Link">61</text:a> Práticas semelhantes, têm danificado editores criando conteúdo para minorias e para potencialmente grupos vulneráveis, por exemplo, através de <text:soft-page-break/>palavras-chaves relacionadas com LGBTQ+ <text:span text:style-name="T98">por estarem</text:span> <text:span text:style-name="T98">n</text:span>a lista negra.<text:a xlink:type="simple" xlink:href="https://github.com/zcavaleiro/vigilancia-publicidade#62" text:style-name="Internet_20_link" text:visited-style-name="Visited_20_Internet_20_Link">62</text:a> Isto envolve dinheiro sendo desviado de editores respeitáveis em favor de fontes menos respeitáveis. Consequentemente, o conteúdo de baixa qualidade é incentivado, criando oportunidades de fraude<text:span text:style-name="T98">s</text:span> e <text:span text:style-name="T98">corrupção</text:span>.</text:p>
      <text:p text:style-name="P19">O conteúdo <text:span text:style-name="T99">sensacionalista</text:span> está provado criar um alto grau de envolvimento, levando muitas pessoas a clicar em links para artigos ou conteúdo que são enganosos ou manifestamente falso<text:span text:style-name="T98">s</text:span>.<text:a xlink:type="simple" xlink:href="https://github.com/zcavaleiro/vigilancia-publicidade#63" text:style-name="Internet_20_link" text:visited-style-name="Visited_20_Internet_20_Link">63</text:a> Isto leva a receitas publicitárias para os atores que criam e espalha<text:span text:style-name="T98">m</text:span> desinformação, o que significa que a publicidade baseada na vigilância oferece incentivos financeiros para criar tal conteúdo.<text:a xlink:type="simple" xlink:href="https://github.com/zcavaleiro/vigilancia-publicidade#64" text:style-name="Internet_20_link" text:visited-style-name="Visited_20_Internet_20_Link">64</text:a> O uso de vigilância publici<text:span text:style-name="T98">tária</text:span> é um, não o único, modelo de negócio <text:span text:style-name="T99">que </text:span>incentiva <text:span text:style-name="T98">a</text:span> criação e difusão de desinformação online.<text:a xlink:type="simple" xlink:href="https://github.com/zcavaleiro/vigilancia-publicidade#65" text:style-name="Internet_20_link" text:visited-style-name="Visited_20_Internet_20_Link">65</text:a> Além dis<text:span text:style-name="T99">t</text:span>o, a tecnologia por trás da publicidade <text:span text:style-name="T99">invasiva</text:span> pode ser usada para espalhar desinformação, com efeitos potencialmente devastadores para os seres humanos e a sociedade.<text:a xlink:type="simple" xlink:href="https://github.com/zcavaleiro/vigilancia-publicidade#66" text:style-name="Internet_20_link" text:visited-style-name="Visited_20_Internet_20_Link">66</text:a></text:p>
      <text:p text:style-name="P8"><text:bookmark-start text:name="__RefHeading___Toc5593_4222151202"/>Como é que a prevalência da desinformação online será resolvida através de uma proibição?<text:bookmark-end text:name="__RefHeading___Toc5593_4222151202"/></text:p>
      <text:p text:style-name="P20"><text:span text:style-name="T58">Uma</text:span><text:span text:style-name="T54"> proibição da publicidade baseada na vigilância não será </text:span><text:span text:style-name="T58">o</text:span><text:span text:style-name="T54"> remédio perfeito para </text:span><text:span text:style-name="T58">a</text:span><text:span text:style-name="T54"> prevalência de desinformação online. No entanto, uma proibição geral irá perturbar o</text:span><text:span text:style-name="T58">s</text:span><text:span text:style-name="T54"> modelos de negócio de um grande número de websi</text:span>tes <text:span text:style-name="T100">ou aplicações</text:span> e outros atores que criam e espalham desinformação.</text:p>
      <text:p text:style-name="P19">Uma cadeia de negócio mais transparente vai <text:span text:style-name="T100">ajudar</text:span> aos anunciantes saber onde os seus anúncios são exibidos. Isto significa que as marcas podem ter mais controlo sobre os seus anúncios <text:span text:style-name="T100">e se estes </text:span>são usados para financiar desinformação. Uma proibição deve no entanto, ser complementada por uma aplicação consistente e <text:span text:style-name="T100">firme na proteção</text:span> dos dados, <text:span text:style-name="T100">mercados de </text:span>concorrência e direito do consumidor.<text:a xlink:type="simple" xlink:href="https://github.com/zcavaleiro/vigilancia-publicidade#67" text:style-name="Internet_20_link" text:visited-style-name="Visited_20_Internet_20_Link">67</text:a></text:p>
      <text:p text:style-name="P21"><text:s/></text:p>
      <text:h text:style-name="P7" text:outline-level="3"><text:bookmark-start text:name="__RefHeading___Toc5595_4222151202"/>4.6 Efeitos anticoncorrenciais <text:bookmark-end text:name="__RefHeading___Toc5595_4222151202"/><text:bookmark text:name="user-content-quatroseis"/></text:h>
      <text:p text:style-name="P20"><text:bookmark text:name="user-content-46-efeitos-anticoncorrenciais-"/>No modelo de publicidade <text:span text:style-name="T101">discutido neste documento</text:span>, alguns atores podem obter vantagens competitivas através da recolha de dados em websites e serviços.<text:a xlink:type="simple" xlink:href="https://github.com/zcavaleiro/vigilancia-publicidade#68" text:style-name="Internet_20_link" text:visited-style-name="Visited_20_Internet_20_Link">68</text:a> A crescente concentração do mercado da publicidade digital está a diminuir valor dos dados de primeira <text:span text:style-name="T101">entidade, </text:span><text:span text:style-name="T8">first-party data</text:span> dos editores e criando uma corrida até ao <text:span text:style-name="T101">mais pequeno detalhe</text:span>. <text:span text:style-name="T102">Na</text:span> prática, as empresas <text:span text:style-name="Emphasis"><text:span text:style-name="T3">adtech</text:span></text:span> podem recolher dados sobre consumidores de um site (por exemplo, um jornal online), combiná-los com os dados que têm sobre esse utilizador dentro dos seus próprios serviços (por exemplo, redes sociais) e, em seguida, usar os dados para direcionar anúncios para os consumidores <text:span text:style-name="T102">noutros</text:span> sites que lhes oferecem um preço mais baixo para colocações d<text:span text:style-name="T101">os</text:span> anúncios <text:span text:style-name="T101">escolhidos</text:span>.<text:a xlink:type="simple" xlink:href="https://github.com/zcavaleiro/vigilancia-publicidade#69" text:style-name="Internet_20_link" text:visited-style-name="Visited_20_Internet_20_Link">69</text:a></text:p>
      <text:p text:style-name="P19">Apesar das receitas d<text:span text:style-name="T102">os</text:span> anúncios da publicidade baseada em vigilância tenham crescido durante nos últimos anos, a maior parte das receitas foram apenas <text:span text:style-name="T102">para </text:span>algumas plataformas.<text:a xlink:type="simple" xlink:href="https://github.com/zcavaleiro/vigilancia-publicidade#70" text:style-name="Internet_20_link" text:visited-style-name="Visited_20_Internet_20_Link">70</text:a> <text:span text:style-name="T102">Ambas as p</text:span>lataformas como o Google e o Facebook é estimad<text:span text:style-name="T102">o</text:span> deterem cerca de dois terços do mercado de anúncios digitais nos Estados Unidos<text:a xlink:type="simple" xlink:href="https://github.com/zcavaleiro/vigilancia-publicidade#71" text:style-name="Internet_20_link" text:visited-style-name="Visited_20_Internet_20_Link">71</text:a> e cerca de 80% no Reino Unido.<text:a xlink:type="simple" xlink:href="https://github.com/zcavaleiro/vigilancia-publicidade#72" text:style-name="Internet_20_link" text:visited-style-name="Visited_20_Internet_20_Link">72</text:a> Isto significa que o dinheiro foi <text:span text:style-name="T102">movido</text:span> para longe dos <text:span text:style-name="T102">anunciantes</text:span> e potenciais concorrentes.</text:p>
      <text:p text:style-name="P19">Os atores dominantes podem abusar das suas posições no mercado da publicidade digital dando preferência aos seus próprios serviços.<text:a xlink:type="simple" xlink:href="https://github.com/zcavaleiro/vigilancia-publicidade#73" text:style-name="Internet_20_link" text:visited-style-name="Visited_20_Internet_20_Link">73</text:a> Por exemplo, <text:span text:style-name="T102">a</text:span> Google controla muitos aspetos da cadeia de valor, e funciona como um comprador, vendedor e espaço d<text:span text:style-name="T102">e</text:span> mercado.<text:a xlink:type="simple" xlink:href="https://github.com/zcavaleiro/vigilancia-publicidade#74" text:style-name="Internet_20_link" text:visited-style-name="Visited_20_Internet_20_Link">74</text:a> Se <text:span text:style-name="T102">a</text:span> Google manipular as suas ferramentas para <text:span text:style-name="T102">beneficiar os seus serviços </text:span><text:span text:style-name="T103">de </text:span>anúncio<text:span text:style-name="T103">s </text:span>e <text:span text:style-name="T103">dificultar</text:span> a concorrência de tecnologias rivais, estes efeitos <text:span text:style-name="T103">de </text:span>anticoncorrência não só prejudicariam potenciais concorrentes, mas também <text:span text:style-name="T103">resultaria</text:span> <text:span text:style-name="T103">numa </text:span>meno<text:span text:style-name="T103">r</text:span> escolha e preços mais elevados para os consumidores.<text:a xlink:type="simple" xlink:href="https://github.com/zcavaleiro/vigilancia-publicidade#75" text:style-name="Internet_20_link" text:visited-style-name="Visited_20_Internet_20_Link">75</text:a></text:p>
      <text:p text:style-name="P19"><text:soft-page-break/>Estes efeitos anticoncorrenciais podem-<text:span text:style-name="T104">se</text:span> <text:span text:style-name="T104">tornar</text:span> mais enraizados se as plataformas dominantes afastarem-<text:span text:style-name="T104">se de permitirem o </text:span>uso e a recolha de dados de <text:span text:style-name="T104">por </text:span>terceiros. Mesmo que medidas <text:span text:style-name="T105">como</text:span> limita<text:span text:style-name="T105">r</text:span> o número de atores que podem aceder a<text:span text:style-name="T105">os</text:span> dados <text:span text:style-name="T105">pessoais</text:span>, o que seria positivo do ponto de vista da privacidade, pode também contribuir para<text:span text:style-name="T105"> que</text:span> <text:span text:style-name="T105">o </text:span>pequeno número de atores dominantes <text:span text:style-name="T105">ainda alicercem</text:span> a sua posição como "donos da informação".<text:a xlink:type="simple" xlink:href="https://github.com/zcavaleiro/vigilancia-publicidade#76" text:style-name="Internet_20_link" text:visited-style-name="Visited_20_Internet_20_Link">76</text:a></text:p>
      <text:p text:style-name="P19">N<text:span text:style-name="T105">o</text:span> <text:span text:style-name="T105">cenário atual</text:span>, é difícil para os modelos de negócios alternativos da publicidade digital competirem com os atores dominantes. Isto tem muitas causas, incluindo os efeitos <text:span text:style-name="T105">da</text:span> rede, anticoncorrência, comportamento de <text:span text:style-name="T105">atores</text:span> dominantes,<text:a xlink:type="simple" xlink:href="https://github.com/zcavaleiro/vigilancia-publicidade#77" text:style-name="Internet_20_link" text:visited-style-name="Visited_20_Internet_20_Link">77</text:a> e, porque, a maioria dos anunciantes já dependem de publicidade baseada em vigilância como o seu principal fluxo de receitas para conteúdos gratuitos.<text:a xlink:type="simple" xlink:href="https://github.com/zcavaleiro/vigilancia-publicidade#78" text:style-name="Internet_20_link" text:visited-style-name="Visited_20_Internet_20_Link">78</text:a> Além dis<text:span text:style-name="T106">s</text:span>o, muitas soluções técnicas <text:span text:style-name="T106">vinculadas</text:span> a soluções <text:span text:style-name="T106">de </text:span>publici<text:span text:style-name="T106">dade</text:span> baseadas em vigilância podem ser incompatíveis com modelos que não dependem do tratamento de dados pessoais.</text:p>
      <text:p text:style-name="P8"><text:bookmark-start text:name="__RefHeading___Toc5597_4222151202"/>Como é que os efeitos anticoncorrenciais serão resolvidos através de uma restrição?<text:bookmark-end text:name="__RefHeading___Toc5597_4222151202"/></text:p>
      <text:p text:style-name="P20"><text:bookmark text:name="user-content-como-é-que-os-efeitos-anticoncorrenciais-serão-resolvidos-através-de-uma-restrição"/>Uma restrição geral da publicidade baseada na vigilância poderia contribuir para nivelar o campo de jogo entre editores/<text:span text:style-name="T106">anunciantes</text:span> e plataformas dominantes, o que seria <text:span text:style-name="T106">um </text:span>estimul<text:span text:style-name="T106">o para</text:span> um <text:span text:style-name="T106">melhor</text:span> mercado competitivo para a publicidade. <text:span text:style-name="T106">Contudo</text:span>, as posições dominantes do Facebook e d<text:span text:style-name="T106">a</text:span> Google também devem ser abordadas por outros meios, nomeadamente através da aplicação da regulamentação <text:span text:style-name="T106">anticoncorrência, </text:span><text:span text:style-name="Emphasis"><text:span text:style-name="T3">antitrust</text:span></text:span>. Qualquer intervenção regula<text:span text:style-name="T107">tória</text:span> deve ser complementada com <text:span text:style-name="T107">cumprimento</text:span> d<text:span text:style-name="T107">a lei da </text:span>concorrência <text:span text:style-name="T107">ao </text:span>nível de acordos anticoncorrenciais (por exemplo, entre <text:span text:style-name="T107">os </text:span>diferentes intervenientes n<text:span text:style-name="T107">a</text:span> cadeia de fornecimento d<text:span text:style-name="T107">a</text:span> publicidade) e para evitar o abuso de posições dominantes.</text:p>
      <text:p text:style-name="P19">A proibição da publicidade baseada na vigilância também poderia <text:span text:style-name="T107">ajudar</text:span> os consumidores <text:span text:style-name="T108">ao</text:span> contribui<text:span text:style-name="T108">r</text:span> para uma maior liberdade de escolha e pluralidade dos meios de comunicação, e <text:span text:style-name="T107">criar um</text:span> terreno para <text:span text:style-name="T107">nova </text:span>inovação.</text:p>
      <text:p text:style-name="P21"><text:s/></text:p>
      <text:h text:style-name="P7" text:outline-level="3"><text:bookmark-start text:name="__RefHeading___Toc5599_4222151202"/>4.7 Fraude e perda de receitas <text:bookmark-end text:name="__RefHeading___Toc5599_4222151202"/><text:bookmark text:name="user-content-quatrosete"/></text:h>
      <text:p text:style-name="P20"><text:span text:style-name="T59">Apesar d</text:span><text:span text:style-name="T54">os defensores da publicidade baseada em vigilância, por vezes </text:span><text:span text:style-name="T59">defendam</text:span><text:span text:style-name="T54"> a capacidade de </text:span>medir a eficiência dos anúncios, <text:span text:style-name="T109">estas</text:span> medições não são necessariamente precisas. A fraude de anúncios é um problema generalizado em toda a indústria,<text:span text:style-name="T110"> a</text:span> se<text:span text:style-name="T110">r</text:span> usad<text:span text:style-name="T110">a</text:span> para inflacionar fortemente o número de visualizações de anúncios e cliques. A automação e escala do marketing, e o número enorme de intermediários, significa que há muito pouca transparência em torno de onde os anúncios são mostrados, quantos consumidores são realmente exposto aos anúncios, e onde o dinheiro gasto acaba.<text:a xlink:type="simple" xlink:href="https://github.com/zcavaleiro/vigilancia-publicidade#79" text:style-name="Internet_20_link" text:visited-style-name="Visited_20_Internet_20_Link">79</text:a></text:p>
      <text:p text:style-name="P19">Esta falta de controlo significa também que os consumidores podem facilmente ser expostos a fraudes e esquemas através de anúncios direcionados.<text:a xlink:type="simple" xlink:href="https://github.com/zcavaleiro/vigilancia-publicidade#80" text:style-name="Internet_20_link" text:visited-style-name="Visited_20_Internet_20_Link">80</text:a> Isto, leva a que os consumidores sejam prejudicados, financeiramente e de outras formas, e danos <text:span text:style-name="T111">de </text:span>reputa<text:span text:style-name="T111">ção</text:span> para os anunciantes que acabam por hospedar anúncios criminais.<text:a xlink:type="simple" xlink:href="https://github.com/zcavaleiro/vigilancia-publicidade#81" text:style-name="Internet_20_link" text:visited-style-name="Visited_20_Internet_20_Link">81</text:a></text:p>
      <text:p text:style-name="P19">A complicada rede de atores na indústria <text:span text:style-name="T110">da </text:span>publicidade baseada na vigilância tem levado a muitos anunciantes e editores <text:span text:style-name="T110">ficarem com</text:span> uma visão geral limitada de para onde vai o seu investimento nos anúncios, o que, por sua vez, gerou uma grande indústria de fraude baseada em anúncios.<text:a xlink:type="simple" xlink:href="https://github.com/zcavaleiro/vigilancia-publicidade#82" text:style-name="Internet_20_link" text:visited-style-name="Visited_20_Internet_20_Link">82</text:a> Este tipo de fraude é frequentemente executad<text:span text:style-name="T110">a</text:span> por ter anúncios mostrados para <text:span text:style-name="T110">*</text:span>bots<text:span text:style-name="T110">*</text:span> em vez de seres humanos, o que por sua vez reduz o preço que os editores/<text:span text:style-name="T112">promotores </text:span>podem pedir para o <text:soft-page-break/>espaço de anúncios e faz com que os anunciantes paguem por anúncios que nenhum consumidor realmente v<text:span text:style-name="T110">iu</text:span>.<text:a xlink:type="simple" xlink:href="https://github.com/zcavaleiro/vigilancia-publicidade#83" text:style-name="Internet_20_link" text:visited-style-name="Visited_20_Internet_20_Link">83</text:a> Por outras palavras, os atores <text:span text:style-name="T110">honestos</text:span> acabam por pagar pela publicidade que nunca atinge uma audiência de <text:span text:style-name="T112">modo algum</text:span>.</text:p>
      <text:p text:style-name="P19">O uso de intermediários levou a grandes quantidades de receitas publicitárias irem para terceiros.<text:a xlink:type="simple" xlink:href="https://github.com/zcavaleiro/vigilancia-publicidade#84" text:style-name="Internet_20_link" text:visited-style-name="Visited_20_Internet_20_Link">84</text:a> Isto significa, por exemplo, que o dinheiro que de outra forma ia chegar a um jornal local está sendo engolido por atores de terceiros, e em alguns casos, não pode ser rastreado.<text:a xlink:type="simple" xlink:href="https://github.com/zcavaleiro/vigilancia-publicidade#85" text:style-name="Internet_20_link" text:visited-style-name="Visited_20_Internet_20_Link">85</text:a> <text:span text:style-name="T113">O que</text:span> deu origem a perguntas sobre se a publicidade baseada na vigilância é financeiramente sustentável para editores, <text:span text:style-name="T112">anunciantes</text:span>.<text:a xlink:type="simple" xlink:href="https://github.com/zcavaleiro/vigilancia-publicidade#86" text:style-name="Internet_20_link" text:visited-style-name="Visited_20_Internet_20_Link">86</text:a></text:p>
      <text:p text:style-name="P19">O aumento da fraude de anúncios levou ao surgimento de um grande mercado de ferramentas de deteção fraude. Esta é a tecnologia que é usada para verificar que os anúncios têm sido mostrado aos seres humanos reais. Há diferentes maneiras de fazer isso, mas estes os métodos envolvem frequentemente a recolha de mais informação sobre os consumidores.<text:a xlink:type="simple" xlink:href="https://github.com/zcavaleiro/vigilancia-publicidade#87" text:style-name="Internet_20_link" text:visited-style-name="Visited_20_Internet_20_Link">87</text:a> O desenvolvimento de tais ferramentas é uma corrida à<text:span text:style-name="T112">s</text:span> armas constante contra os burlões, que leva a custos acrescidos para anunciantes e a novas violações de privacidade contra consumidores.</text:p>
      <text:p text:style-name="P19">Ferramentas semelhantes também são usadas para rastrear o número de anúncios mostrados para determinar o que o anunciante tem que pagar pela publicação dos anúncios. Estes números foram provados serem impreciso<text:span text:style-name="T112">s</text:span> ou totalmente falsos, o que pode ter graves consequências para empresas.<text:a xlink:type="simple" xlink:href="https://github.com/zcavaleiro/vigilancia-publicidade#88" text:style-name="Internet_20_link" text:visited-style-name="Visited_20_Internet_20_Link">88</text:a> Outras ferramentas que se destina<text:span text:style-name="T114">va</text:span>m a prevenir a fraude de anúncios e fornecer <text:span text:style-name="T114">a</text:span>os anunciantes segurança também foram encontrad<text:span text:style-name="T114">a</text:span>s co<text:span text:style-name="T114">nter</text:span> falhas significativas.<text:a xlink:type="simple" xlink:href="https://github.com/zcavaleiro/vigilancia-publicidade#89" text:style-name="Internet_20_link" text:visited-style-name="Visited_20_Internet_20_Link">89</text:a> <text:span text:style-name="T114">A</text:span> luta contra a fraude de anúncios tornou-se uma espiral negativa onde os anunciantes, como bem como <text:span text:style-name="T114">marcas</text:span> e consumidores, são todos perdedores.</text:p>
      <text:p text:style-name="P8"><text:bookmark-start text:name="__RefHeading___Toc5601_4222151202"/>Como é que as questões relacionadas com a fraude serão resolvidas através de uma interdição?<text:bookmark-end text:name="__RefHeading___Toc5601_4222151202"/></text:p>
      <text:p text:style-name="P20"><text:bookmark text:name="user-content-como-é-que-as-questões-relacionadas-com-a-fraude-serão-resolvidas-através-de-uma-interdição"/>Uma interdição geral da publicidade baseada na vigilância levaria a <text:span text:style-name="T114">maior</text:span> transparência na cadeia estrutural e, provavelmente, reduziria a quantidade de fraude de anúncios. Esta por sua vez diminuiria a necessidade de instrumentos de deteção de fraude dispendiosos e invasivos, que seria uma bênção para <text:span text:style-name="T115">os fundos</text:span> <text:span text:style-name="T115">monetários</text:span> dos editores e anunciantes, bem como para privacidade e segurança do consumidor. A interdição deve ser complementada <text:span text:style-name="T114">com</text:span> outras medidas <text:span text:style-name="T116">com intuito de</text:span> <text:span text:style-name="T116">combater</text:span> a fraude, tais como <text:span text:style-name="T116">a </text:span>obrigaçã<text:span text:style-name="T116">o</text:span> para os mercados online de verificar a legitimidade dos comerciantes, tal como proposto na Lei dos Serviços Digitais.</text:p>
      <text:p text:style-name="P21"><text:s/></text:p>
      <text:h text:style-name="P7" text:outline-level="3"><text:bookmark-start text:name="__RefHeading___Toc5603_4222151202"/>4.8 Riscos de segurança <text:bookmark-end text:name="__RefHeading___Toc5603_4222151202"/><text:bookmark text:name="user-content-quatrooito"/></text:h>
      <text:p text:style-name="P20"><text:bookmark text:name="user-content-48-riscos-de-segurança-"/>Como muitos sistemas usados na publicidade baseada em vigilância envolvem dados a serem partilhados e distribuídos entre potencialmente milhares de atores, há um risco significativo que pelo menos um destes atores aproveita a oportunidade de vender ou partilhar conjuntos de dados para outras empresas que têm modelos de negócio fora <text:span text:style-name="T117">da</text:span> publicidade.<text:a xlink:type="simple" xlink:href="https://github.com/zcavaleiro/vigilancia-publicidade#90" text:style-name="Internet_20_link" text:visited-style-name="Visited_20_Internet_20_Link">90</text:a></text:p>
      <text:p text:style-name="P19">Nestes sistemas, não há <text:span text:style-name="T117">uma </text:span>distinção real entre consumidores "<text:span text:style-name="T117">normais</text:span>" e indivíduos em papéis críticos. Por exemplo, a emissora pública norueguesa NRK revelou como os dados pessoais recolhidos <text:span text:style-name="T117">por</text:span> aplicações populares poderiam ser usados para rastrear o movimento de militares.<text:a xlink:type="simple" xlink:href="https://github.com/zcavaleiro/vigilancia-publicidade#91" text:style-name="Internet_20_link" text:visited-style-name="Visited_20_Internet_20_Link">91</text:a> Num relatório de 2021, a NATO anunciou que esta forma de recolha e partilha de dados pessoais constitui uma séria ameaça à segurança nacional.<text:a xlink:type="simple" xlink:href="https://github.com/zcavaleiro/vigilancia-publicidade#92" text:style-name="Internet_20_link" text:visited-style-name="Visited_20_Internet_20_Link">92</text:a></text:p>
      <text:p text:style-name="P19"><text:soft-page-break/>A recolha e armazenamento de informação também criam <text:span text:style-name="T117">o</text:span> risco de <text:span text:style-name="T117">os </text:span>dados pessoais ser espalhado<text:span text:style-name="T117">s</text:span> como resultado de <text:span text:style-name="Emphasis"><text:span text:style-name="T9">hacking</text:span></text:span> ou violação de dados. Isto significa que os criminosos podem ser capazes de aceder a informações <text:span text:style-name="T117">pessoais </text:span>que podem ser usadas para roubo de identidade, fraude, e fins de chantagem. Os dados que foram <text:span text:style-name="T117">descarregados ou vazados</text:span> também podem ser mal utilizados para identificar, rastrear e prejudicar indivíduos e grupos vulneráveis<text:a xlink:type="simple" xlink:href="https://github.com/zcavaleiro/vigilancia-publicidade#93" text:style-name="Internet_20_link" text:visited-style-name="Visited_20_Internet_20_Link">93</text:a> ou em tentativas de influenciar ou interferir <text:span text:style-name="T117">em</text:span> eleições democráticas.</text:p>
      <text:p text:style-name="P19">Além de violações de dados que conduzem a riscos de segurança, a publicidade digital tem vindo a ser um vetor para a propagação de código malicioso, como <text:span text:style-name="T3">malware </text:span>ou vírus.<text:a xlink:type="simple" xlink:href="https://github.com/zcavaleiro/vigilancia-publicidade#94" text:style-name="Internet_20_link" text:visited-style-name="Visited_20_Internet_20_Link">94</text:a> <text:span text:style-name="T117">Ou seja,</text:span> alguns <text:span text:style-name="T117">blocos</text:span> de publicidade podem incluir <text:span text:style-name="T3">scripts</text:span> que infetam o dispositivo do consumidor, <text:span text:style-name="T117">podendo</text:span> levar a <text:span text:style-name="T117">atores maliciosos</text:span> aceder ao dispositivo, danifica<text:span text:style-name="T117">r</text:span> o dispositivo ou, de outra forma, interferir com as operações do dispositivo.</text:p>
      <text:p text:style-name="P8"><text:bookmark-start text:name="__RefHeading___Toc5605_4222151202"/>Como <text:span text:style-name="T118">podem </text:span>os riscos de segurança ser resolvidos com uma proibição?<text:bookmark-end text:name="__RefHeading___Toc5605_4222151202"/></text:p>
      <text:p text:style-name="P20"><text:bookmark text:name="user-content-como-é-que-os-riscos-de-segurança-serão-resolvidos-com-uma-proibição"/>Uma proibição geral da publicidade baseada na vigilância iria estrangular grandes partes do fluxo de dados e a recolha de dados pessoais. Isto ajudaria a diminuir o <text:span text:style-name="T117">risco potencial </text:span>para falhas de segurança e <text:span text:style-name="T119">o </text:span>uso indevido destes dados. <text:span text:style-name="T117">Resumindo</text:span>, se os dados não forem recolhidos ou armazenados, não podem ser utilizados para prejudicar consumidores ou instituições.</text:p>
      <text:p text:style-name="P21"><text:s/></text:p>
      <text:h text:style-name="P7" text:outline-level="3"><text:bookmark-start text:name="__RefHeading___Toc5607_4222151202"/>4.9 Falta de confiança <text:bookmark-end text:name="__RefHeading___Toc5607_4222151202"/><text:bookmark text:name="user-content-quatronove"/></text:h>
      <text:p text:style-name="P20"><text:bookmark text:name="user-content-49-falta-de-confiança-"/>Embora as <text:span text:style-name="T120">temáticas</text:span> relativas a violações de privacidade e segurança online tenha<text:span text:style-name="T120">m</text:span> recebido atenção pública significativa nos últimos anos, os consumidores são muitas vezes deixados com poucas alternativas <text:span text:style-name="T120">e continuam </text:span>a usar serviços problemáticos. Algu<text:span text:style-name="T120">mas</text:span> plataformas não têm concorrê<text:span text:style-name="T120">ncia</text:span>, o que significa que os consumidores não podem mudar para um serviço diferente, mesmo que <text:span text:style-name="T120">preferissem</text:span>. <text:span text:style-name="T120">No</text:span>utros casos, a complexidade e escala das práticas problemáticas são tão vast<text:span text:style-name="T120">as</text:span> que os consumidores não podem realisticamente compreender os danos, proteger-se ou tomar uma ação preventiva. Isto leva à desilusão, fadiga e falta de confiança nos fornecedores de serviços digitais, impactando a economia digital para além da publicidade.<text:a xlink:type="simple" xlink:href="https://github.com/zcavaleiro/vigilancia-publicidade#95" text:style-name="Internet_20_link" text:visited-style-name="Visited_20_Internet_20_Link">95</text:a></text:p>
      <text:p text:style-name="P19">Apesar da maioria dos consumidores tenham poucas, ou mesmo nenhuma, maneira<text:span text:style-name="T121">s</text:span> de se proteger contra a vigilância comercial online, e não se pode esperar que tome medidas, <text:span text:style-name="T121">a</text:span> falta de confiança nos serviços digitais tem sido um fator importante no aumento de ferramentas de <text:span text:style-name="T121">bloqueio e </text:span>rastreio <text:span text:style-name="T121">de publicidade</text:span>. Tais ferramentas são usadas por muitos consumidores, e são pré-instalado em vários navegadores populares da Web, como <text:span text:style-name="T3">Safari</text:span>, <text:span text:style-name="T3">Firefox</text:span> e <text:span text:style-name="T3">Brave</text:span>. Embora isto fortaleça a proteção do consumidor, também significa que os anúncios dos atores <text:span text:style-name="T121">honestos</text:span> estão bloqueados, o que leva tanto a anunciantes como a editor<text:span text:style-name="T121">a</text:span>s perder<text:span text:style-name="T121">em</text:span> receitas.</text:p>
      <text:p text:style-name="P19">Todas estas escolhas pressupõem que o consumidor tem um nível irrealista de poder, competência tecnológica e jurídica. Se o consumidor fosse fazer uma escolha verdadeiramente informada, ele teria que passar centenas de horas todos os anos <text:span text:style-name="T121">a </text:span>ler documentação legal e combater padrões <text:span text:style-name="T121">negros</text:span> projetados para influenciar a sua autonomia, decisões e escolhas.</text:p>
      <text:p text:style-name="P19">O uso de padrões obscuros para forçar os consumidores a aceitar o rastreio muda o equilíbrio d<text:span text:style-name="T121">a</text:span> informação e poder para a desvantagem do consumidor.<text:a xlink:type="simple" xlink:href="https://github.com/zcavaleiro/vigilancia-publicidade#96" text:style-name="Internet_20_link" text:visited-style-name="Visited_20_Internet_20_Link">96</text:a> A soma destas práticas significa que os consumidores estão constantemente a ser <text:span text:style-name="T121">induzidos</text:span> para fazer escolhas que não têm forma prática ou realista de controlar, compreender ou relacionar-se. Esta situação absurda também contribui à falta de confiança nos serviços digitais.</text:p>
      <text:p text:style-name="P19"><text:soft-page-break/>Devido às cadeias opacas de fornecimento de sistemas de publicidade baseados em vigilância, é difícil também para os anunciantes terem controlo onde os seus anúncios são exibidos. Isto levou a um grande número de casos em que os an<text:span text:style-name="T122">ú</text:span>ncios <text:span text:style-name="T122">foram</text:span> exibidos ao lado <text:span text:style-name="T122">de </text:span>e usados para financiar conteúdo extremo ou odioso, levando associações negativas <text:span text:style-name="T122">para a marca/anuncio</text:span>.<text:a xlink:type="simple" xlink:href="https://github.com/zcavaleiro/vigilancia-publicidade#97" text:style-name="Internet_20_link" text:visited-style-name="Visited_20_Internet_20_Link">97</text:a></text:p>
      <text:p text:style-name="P19"><text:span text:style-name="T123">Em acréscimo</text:span>, a falta geral de confiança pode reduzir a propagação e o uso de serviços úteis, e têm um efeito negativo sobre as empresas que tomam privacidade e segurança a sério.<text:a xlink:type="simple" xlink:href="https://github.com/zcavaleiro/vigilancia-publicidade#98" text:style-name="Internet_20_link" text:visited-style-name="Visited_20_Internet_20_Link">98</text:a> Isto pode ter sérios efeitos de "<text:span text:style-name="T123">gelar</text:span>" o comportamento <text:span text:style-name="T123">d</text:span>o consumidor, que pode impedir os consumidores de utilizarem serviços importantes relacionados para a saúde mental<text:a xlink:type="simple" xlink:href="https://github.com/zcavaleiro/vigilancia-publicidade#99" text:style-name="Internet_20_link" text:visited-style-name="Visited_20_Internet_20_Link">99</text:a> ou <text:span text:style-name="T123">de procurar</text:span> ajuda através de serviços públicos.<text:a xlink:type="simple" xlink:href="https://github.com/zcavaleiro/vigilancia-publicidade#100" text:style-name="Internet_20_link" text:visited-style-name="Visited_20_Internet_20_Link">100</text:a></text:p>
      <text:p text:style-name="P19">Os consumidores têm poucas formas de distinguir entre atores sérios e não sérios no espaço digital, que é suscetível de impactar negativamente as pequenas e médias empresas que querem competir em fatores como o desenvolvimento de tecnologias de preservação de privacidade.</text:p>
      <text:p text:style-name="P8"><text:bookmark-start text:name="__RefHeading___Toc5609_4222151202"/>Como é que a falta de confiança nos serviços digitais <text:span text:style-name="T123">pode </text:span>ser resolvida através de uma proibição?<text:bookmark-end text:name="__RefHeading___Toc5609_4222151202"/></text:p>
      <text:p text:style-name="P20"><text:bookmark text:name="user-content-como-é-que-a-falta-de-confiança-nos-serviços-digitais-será-resolvida-através-de-uma-proibição"/>Banir na generalidade a publicidade baseada na vigilância não será uma cura para restaurar <text:span text:style-name="T124">a</text:span> confiança nos serviços digitais. Os escândalos são muito numerosos, e têm ocorrido repetidamente ao através de um longo período <text:span text:style-name="T124">de tempo</text:span>. Vai levar tempo para restaurar a confiança. No entanto, <text:span text:style-name="T54">uma proibição contribuiria para um nivelar do campo de jogo onde as receitas </text:span><text:span text:style-name="T60">monetárias </text:span><text:span text:style-name="T54">d</text:span><text:span text:style-name="T60">os</text:span><text:span text:style-name="T54"> anúncios, </text:span><text:span text:style-name="T60">em grande parte,</text:span><text:span text:style-name="T54"> </text:span><text:span text:style-name="T60">teria como destino</text:span><text:span text:style-name="T54"> os atores </text:span><text:span text:style-name="T60">honestos</text:span><text:span text:style-name="T54">. </text:span><text:span text:style-name="T60">Por si só, i</text:span><text:span text:style-name="T54">sto pode contribuir para que os consumidores já não </text:span><text:span text:style-name="T60">tenham a sensação ou noção</text:span><text:span text:style-name="T54"> </text:span><text:span text:style-name="T60">que</text:span><text:span text:style-name="T54"> os prestadores de serviços e marcas </text:span><text:span text:style-name="T61">estão</text:span><text:span text:style-name="T54"> a olhar sobre o seu ombro on-line e </text:span><text:span text:style-name="T60">deixarem de </text:span><text:span text:style-name="T54">achar que são tratados como mercadorias que são vendidas ao licitador mais alto. </text:span><text:span text:style-name="T60">Pode t</text:span><text:span text:style-name="T54">ambém restaurar a confiança, tranquilizando os consumidores de que as marcas não estão a patrocinar conteúdo de ódio.</text:span></text:p>
      <text:p text:style-name="P21"><text:s/></text:p>
      <text:h text:style-name="P7" text:outline-level="3"><text:bookmark-start text:name="__RefHeading___Toc5611_4222151202"/>4.10 Tecnologia ineficiente <text:bookmark-end text:name="__RefHeading___Toc5611_4222151202"/><text:bookmark text:name="user-content-quatrodez"/></text:h>
      <text:p text:style-name="P20"><text:span text:style-name="T125">Tem sido</text:span> contestado se, além de criar e ampliar <text:span text:style-name="T126">um</text:span> <text:span text:style-name="T126">conjunto</text:span> de problemas sérios, a tecnologia por trás da publicidade baseada na vigilância é na verdade eficaz como uma ferramenta de marketing. Mesmo com a<text:span text:style-name="T125">s</text:span> inovaçõ<text:span text:style-name="T125">es </text:span>em áreas como inteligência artificial, muitas vezes apresentad<text:span text:style-name="T125">a</text:span> como revolucionári<text:span text:style-name="T125">a</text:span> para a indústria <text:span text:style-name="T125">da </text:span>publicidade, vale a pena questionar se os efeitos de marketing da tecnologia <text:span text:style-name="T125">não </text:span>est<text:span text:style-name="T125">arão a ser sobrevalorizados</text:span>.<text:a xlink:type="simple" xlink:href="https://github.com/zcavaleiro/vigilancia-publicidade#101" text:style-name="Internet_20_link" text:visited-style-name="Visited_20_Internet_20_Link">101</text:a> Isto é exemplificado por estudos que mostram que publicidade baseada em vigilância, em muitos casos, não teve efeitos benéficos em <text:span text:style-name="T125">retorno, </text:span>taxas de conversão ou receitas editoriais.<text:a xlink:type="simple" xlink:href="https://github.com/zcavaleiro/vigilancia-publicidade#102" text:style-name="Internet_20_link" text:visited-style-name="Visited_20_Internet_20_Link">102</text:a></text:p>
      <text:p text:style-name="P19">Estudos têm demonstrado que as empresas que vendem tecnologias <text:span text:style-name="T125">para</text:span> publicidade estão a exagerar significativamente na eficácia das tecnologias e no alvo real que está longe de ser preciso.<text:a xlink:type="simple" xlink:href="https://github.com/zcavaleiro/vigilancia-publicidade#103" text:style-name="Internet_20_link" text:visited-style-name="Visited_20_Internet_20_Link">103</text:a> Embora <text:span text:style-name="T125">a prática de criar </text:span>perfis, <text:span text:style-name="Emphasis">profilling,</text:span> com base em colecionar dados possa ser precis<text:span text:style-name="T125">a</text:span> em certas circunstâncias, em outros casos as inferências desenhadas podem ser imprecisas ou plenamente erradas.<text:a xlink:type="simple" xlink:href="https://github.com/zcavaleiro/vigilancia-publicidade#104" text:style-name="Internet_20_link" text:visited-style-name="Visited_20_Internet_20_Link">104</text:a></text:p>
      <text:p text:style-name="P19"><text:span text:style-name="T54">Há também desafios relacionados com os anunciantes </text:span><text:span text:style-name="T62">visarem</text:span><text:span text:style-name="T54"> os consumidores que já </text:span><text:span text:style-name="T62">estão a planear </text:span><text:span text:style-name="T54">a compra ou que </text:span><text:span text:style-name="T62">até </text:span><text:span text:style-name="T54">já compr</text:span><text:span text:style-name="T62">aram</text:span><text:span text:style-name="T54"> o produto anunciado. Pode ser difícil, ou mesmo impossível, para um anunciante distinguir </text:span><text:span text:style-name="T62">efetivamente </text:span><text:span text:style-name="T54">entre uma venda f</text:span>eita por causa de um anúncio <text:span text:style-name="T127">exibido </text:span>ou <text:span text:style-name="T127">uma venda que apesar do </text:span>anúncio <text:span text:style-name="T127">ser</text:span> exibido, <text:span text:style-name="T127">o</text:span> consumidor <text:span text:style-name="T127">iria fazer a</text:span> compra independentemente.<text:a xlink:type="simple" xlink:href="https://github.com/zcavaleiro/vigilancia-publicidade#105" text:style-name="Internet_20_link" text:visited-style-name="Visited_20_Internet_20_Link">105</text:a> <text:span text:style-name="T128">Por outro lado</text:span><text:span text:style-name="T54">, a publicidade online é muitas vezes dependente d</text:span><text:span text:style-name="T63">a prática </text:span><text:soft-page-break/><text:span text:style-name="T63">de clicar nos anúncios pelos</text:span><text:span text:style-name="T54"> consumidores, e o volume elevado de publicidade pode levar à maioria </text:span><text:span text:style-name="T63">do </text:span><text:span text:style-name="T54">material de marketing transformar-se em ruído de fundo.</text:span><text:a xlink:type="simple" xlink:href="https://github.com/zcavaleiro/vigilancia-publicidade#106" text:style-name="Internet_20_link" text:visited-style-name="Visited_20_Internet_20_Link">106</text:a></text:p>
      <text:p text:style-name="P16"><text:span text:style-name="T129">Apesar de</text:span> uma grande parte das tecnologias d<text:span text:style-name="T129">a </text:span>publicidade digital <text:span text:style-name="T129">poderem</text:span> ter efeitos limitados, isto não significa que as decisões baseadas em <text:span text:style-name="T129">fracas</text:span> tecnologia<text:span text:style-name="T129">s</text:span> serão melhor<text:span text:style-name="T129">es</text:span> para os consumidores do que decisões baseadas em tecnologia<text:span text:style-name="T129">s</text:span> precisa<text:span text:style-name="T129">s</text:span>. A imprecisão da tecnologia não é um fator atenuante se os consumidores estão sujeitos a discriminação, manipulação ou exclusão.</text:p>
      <text:p text:style-name="P19"><text:span text:style-name="T130">Existem </text:span>também ineficiências sérias no <text:span text:style-name="T131">uso do </text:span>poder computacional e energia <text:span text:style-name="T129">na</text:span> publicidade baseada em vigilância. <text:span text:style-name="T129">Apesar do</text:span> consumo de energia <text:span text:style-name="T129">dos </text:span><text:span text:style-name="T10">data centers</text:span> não <text:span text:style-name="T129">ser</text:span> um problema exclusivo da publicidade, <text:span text:style-name="T129">diversos </text:span>estudos têm demonstrado que as tecnologias de publicidade digital têm uma pegada de carbono significativa.<text:a xlink:type="simple" xlink:href="https://github.com/zcavaleiro/vigilancia-publicidade#107" text:style-name="Internet_20_link" text:visited-style-name="Visited_20_Internet_20_Link">107</text:a> O impacto ambiental da publicidade baseada na vigilância é <text:span text:style-name="T131">agravado</text:span> pela uso da inteligência artificial e a prevalência de <text:span text:style-name="T3">bots</text:span> usados para fraude de anúncios.<text:a xlink:type="simple" xlink:href="https://github.com/zcavaleiro/vigilancia-publicidade#108" text:style-name="Internet_20_link" text:visited-style-name="Visited_20_Internet_20_Link">108</text:a></text:p>
      <text:p text:style-name="P8"><text:bookmark-start text:name="__RefHeading___Toc5613_4222151202"/>Como <text:span text:style-name="T132">pod</text:span>e a tecnologia ineficiente ser resolvida através de uma restrição?<text:bookmark-end text:name="__RefHeading___Toc5613_4222151202"/></text:p>
      <text:p text:style-name="P20"><text:bookmark text:name="user-content-como-é-que-a-tecnologia-ineficiente-será-resolvida-através-de-uma-restrição"/>Uma restrição geral da publicidade baseada na vigilância limitará as oportunidades tecnologias de vender a "banha da cobra" que prometem muito mais do que podem entregar a anunciantes e editores. Isto pode reduzir a<text:span text:style-name="T131">s</text:span> perda<text:span text:style-name="T131">s</text:span> de receitas para anunciantes e editores e ajudar a proteger os consumidores contra decisões baseadas em tecnologias defeituos<text:span text:style-name="T131">a</text:span>s e suposições. </text:p>
      <text:p text:style-name="P20"/>
      <text:p text:style-name="P20">O impacto ambiental da publicidade baseada na vigilância pode ser reduzido <text:span text:style-name="T133">desta</text:span> pegada de carbono excessiva, mas outras medidas complementares são necessárias para lidar com os níveis de emissão dos centros de dados e <text:span text:style-name="T131">a </text:span>inteligência artificial.</text:p>
      <text:p text:style-name="P21"><text:s/></text:p>
      <text:h text:style-name="P6" text:outline-level="2"><text:bookmark-start text:name="__RefHeading___Toc5615_4222151202"/>5. Legislação em vigor<text:bookmark-end text:name="__RefHeading___Toc5615_4222151202"/></text:h>
      <text:p text:style-name="P20"><text:bookmark text:name="user-content-5-legislação-em-vigor-"/>Como descrito acima, o <text:span text:style-name="T133">banir</text:span> da publicidade baseada na vigilância não é uma cura ou solução para t<text:span text:style-name="T133">u</text:span>do. Os serviços digitais já estão sujeitos a uma série de regras e regulamentos na UE, e uma proibição seria complementar <text:span text:style-name="T133">para </text:span>o enquadramento legal existente. Na secção seguinte, a existente proteção de dados europeia e direito<text:span text:style-name="T133">s</text:span> dos consumidores é <text:span text:style-name="T133">analisada</text:span> em relação aos prejuízos decorrentes da vigilância publicitária.</text:p>
      <text:p text:style-name="P19"> </text:p>
      <text:h text:style-name="P7" text:outline-level="3"><text:bookmark-start text:name="__RefHeading___Toc5617_4222151202"/>5.1 Legislação da privacidade e proteção de dados <text:span text:style-name="T133">na </text:span>UE<text:bookmark-end text:name="__RefHeading___Toc5617_4222151202"/><text:bookmark text:name="user-content-cincoum"/></text:h>
      <text:p text:style-name="P20"><text:bookmark text:name="user-content-51-legislação-da-ue-em-termos-de-privacidade-e-proteção-de-dados-"/>O Regulamento Geral de Proteção de Dados (RGPD) regula o processamento de dados pessoais. A proteção de dados pessoais é considerada <text:span text:style-name="T133">um</text:span> direito humano fundamental e o RGPD visa principalmente <text:span text:style-name="T133">capacitar</text:span> os indivíduos <text:span text:style-name="T134">com </text:span>o controlo <text:span text:style-name="T134">d</text:span>os seus dados pessoais e proibir o tratamento de dados pessoais sem uma base legal válida. <text:span text:style-name="T134">Como r</text:span>egra geral, a utilização de dados pessoais para <text:span text:style-name="T11">profiling</text:span> e <text:span text:style-name="T11">tracking</text:span>, especialmente quando isto envolve a partilha contínua de dados pessoais, requer um consentimento válido.<text:a xlink:type="simple" xlink:href="https://github.com/zcavaleiro/vigilancia-publicidade#109" text:style-name="Internet_20_link" text:visited-style-name="Visited_20_Internet_20_Link">109</text:a> Isto também foi afirmado pelas autoridades de proteção de dados europeia.<text:a xlink:type="simple" xlink:href="https://github.com/zcavaleiro/vigilancia-publicidade#110" text:style-name="Internet_20_link" text:visited-style-name="Visited_20_Internet_20_Link">110</text:a></text:p>
      <text:p text:style-name="P19">O trabalho feito pelo Conselho Norueguês do Consumidor no domínio da publicidade digital mostra que a indústria de publicidade baseada em vigilância opera em formas que envolvem recolha ilegal, <text:soft-page-break/>partilha e uso de dados pessoais. Estas práticas <text:span text:style-name="T135">estão</text:span> generalizadas e <text:span text:style-name="T135">são </text:span>complicadas de entender, mesmo para especialistas. A soma destas práticas resulta em todos os consumidores ficarem vulneráveis por defeito <text:span text:style-name="T135">perante </text:span>a face d<text:span text:style-name="T136">a</text:span> publicidade baseada em vigilância. Portanto, não é razoável afirmar que <text:span text:style-name="T137">os </text:span>consumidores entendem o que estão a consentir ao aceitarem o rastreio e <text:span text:style-name="T12">profiling</text:span> para fins publicitários. <text:span text:style-name="T54">Se for es</text:span><text:span text:style-name="T64">t</text:span><text:span text:style-name="T54">e o caso,</text:span> o processamento de dados pessoais para fins de publicidade baseados em vigilância tem-<text:span text:style-name="T138">se</text:span> provado na maioria dos casos não estar em conformidade com o RGPD. Isto foi também afirmado pela Autoridade de Proteção de Dados Norueguesa <text:span text:style-name="T3">Datatilsynet</text:span>, quando anunciou a sua intenção de multar a aplicação online de encontros <text:span text:style-name="Emphasis"><text:span text:style-name="T3">Grindr</text:span></text:span> por <text:span text:style-name="T139">processamento</text:span> de dados pessoais para fins publicitários.<text:a xlink:type="simple" xlink:href="https://github.com/zcavaleiro/vigilancia-publicidade#111" text:style-name="Internet_20_link" text:visited-style-name="Visited_20_Internet_20_Link">111</text:a></text:p>
      <text:p text:style-name="P19">Mesmo que o RGPD seja adequado para abordar uma série de questões relacionadas com a privacidade no que diz respeito à publicidade online, o regulamento limita-se aos casos onde os dados pessoais estão a ser tratados.</text:p>
      <text:p text:style-name="P19">Como mostrado acima, muitos dos potenciais danos da publicidade baseada na vigilância <text:span text:style-name="T140">persistem</text:span> mesmo que os dados pessoais não sejam transferidos do dispositivo do utilizador. <text:span text:style-name="T140">N</text:span>estes casos, tanto o RGPD como a diretiva <text:span text:style-name="Emphasis"><text:span text:style-name="T3">ePrivacy</text:span></text:span> podem ser insuficientes para lidar com os problemas. Daí medidas complementares, como a proibição geral sobre a publicidade baseada na vigilância, podem ser necessária<text:span text:style-name="T140">s</text:span> para combater estes problemas mais amplos.</text:p>
      <text:p text:style-name="P21"><text:s/></text:p>
      <text:h text:style-name="P6" text:outline-level="2"><text:bookmark-start text:name="__RefHeading___Toc5619_4222151202"/>5.2 Diretiva relativa às práticas comerciais desleais <text:bookmark-end text:name="__RefHeading___Toc5619_4222151202"/><text:bookmark text:name="user-content-cincodois"/></text:h>
      <text:p text:style-name="P20"><text:bookmark text:name="user-content-52-a-diretiva-relativa-às-práticas-comerciais-desleais-"/>A <text:span text:style-name="T141">d</text:span>iretiva relativa às práticas comerciais desleais <text:span text:style-name="Emphasis"><text:span text:style-name="T3">Unfair Commercial Practices Directive</text:span></text:span>, UCPD) estabelece um quadro europeu para que marketing, práticas comerciais e termos de utilização os atores comerciais possam participar em diferentes mercados. As autoridades de proteção do consumidor são responsáveis pela aplicação desta lei e pela garantia que os consumidores estão protegidos.</text:p>
      <text:p text:style-name="P19">A UCPD é neutra em tecnologia<text:span text:style-name="T142">s</text:span>, e pode em teoria, ser usada em casos que dizem respeito à publicidade baseada na vigilância. <text:span text:style-name="T54">O marketing </text:span><text:span text:style-name="T65">direcionado</text:span><text:span text:style-name="T54"> a indivíduos na forma de publicidade </text:span><text:span text:style-name="T65">invasiva</text:span><text:span text:style-name="T54"> pode dar origem a </text:span><text:span text:style-name="T66">dúvidas</text:span><text:span text:style-name="T54"> se a tecnologia que é usada para influenciar uma entidade recetora cruza os limites para o que constitui influência ou pressão injusta e ilegal.</text:span></text:p>
      <text:p text:style-name="P19"><text:span text:style-name="T67">Perguntas</text:span><text:span text:style-name="T54"> podem </text:span><text:span text:style-name="T68">surgir </text:span><text:span text:style-name="T54">sobre se certas </text:span>formas de publicidade alicerçadas em <text:span text:style-name="T143">espiar</text:span> o consumidor cumprem os critérios para práticas comerciais agressivas no âmbito d<text:span text:style-name="T144">o </text:span><text:span text:style-name="T13">Marketing Control Act</text:span>.<text:a xlink:type="simple" xlink:href="https://github.com/zcavaleiro/vigilancia-publicidade#112" text:style-name="Internet_20_link" text:visited-style-name="Visited_20_Internet_20_Link">112</text:a> Esta disposição destina-se ao marketing que emprega medidas que são consideradas ofensivas para <text:span text:style-name="T144">as</text:span> reconhecidas normas sociais generalizadas.</text:p>
      <text:p text:style-name="P19">No entanto, a UCPD está predominantemente preocupada com o conteúdo e forma das atividades de marketing e materiais. <text:span text:style-name="T54">As numerosas questões problemáticas que </text:span><text:span text:style-name="T69">advêm</text:span><text:span text:style-name="T54"> da utilização da publicidade baseada na vigilância não estão necessariamente ligadas ao conteúdo do marketing, mas sim </text:span><text:span text:style-name="T70">n</text:span><text:span text:style-name="T54">os meios de entrega de anúncios, incluindo o processo de decidir que anúncio mostrar, a que pessoa, em que tempo.</text:span><text:span text:style-name="T145"> </text:span>Isto, e a natureza fugaz da publicidade baseada em vigilância, pode significar que a UCPD não é adequada para o fim de regular esta área específica.</text:p>
      <text:p text:style-name="P19">Pelo nosso conhecimento, nenhuma decisão sobre publicidade baseada em vigilância foi emitida pelas autoridades de defesa do consumidor.</text:p>
      <text:p text:style-name="P21"><text:soft-page-break/><text:s/></text:p>
      <text:h text:style-name="P6" text:outline-level="2"><text:bookmark-start text:name="__RefHeading___Toc5621_4222151202"/>5.3 Questões de execução <text:bookmark-end text:name="__RefHeading___Toc5621_4222151202"/><text:bookmark text:name="user-content-cincotres"/></text:h>
      <text:p text:style-name="P20"><text:bookmark text:name="user-content-53-questões-de-execução-"/>Embora o RGPD estabeleça requisitos rigorosos para o tratamento de dados pessoais, o regulamento não foi o suficiente para parar <text:span text:style-name="T146">a </text:span>recolha generalizad<text:span text:style-name="T146">a</text:span> ilegal de dados e perfis de consumidores.<text:span text:style-name="T54"> As razões para esta deficiência estão nas empresas que não cumpriram as regras e </text:span><text:span text:style-name="T71">por ter</text:span><text:span text:style-name="T54"> sofrido sérios estrangulamentos de execução transfronteiriça e falta d</text:span><text:span text:style-name="T71">e fiscalização</text:span><text:span text:style-name="T54">.</text:span></text:p>
      <text:p text:style-name="P19">O RGPD introduziu novos mecanismos de execução que procuraram facilitar a aplicação transfronteiriça, mas até agora isso não funcionou como desejado. Por exemplo, um grande número de queixas legais foram <text:span text:style-name="T147">transferidas</text:span> para a Comissão de Proteção de Dados Irlandeses, uma vez que muitas das grandes empresas tecnológicas têm a sua sede <text:span text:style-name="T148">E</text:span>urop<text:span text:style-name="T148">eia </text:span>na Irlanda. Isto levou a que as queixas não fossem tratadas e a atrasos graves nas decisões.<text:a xlink:type="simple" xlink:href="https://github.com/zcavaleiro/vigilancia-publicidade#113" text:style-name="Internet_20_link" text:visited-style-name="Visited_20_Internet_20_Link">113</text:a> Simultaneamente, as empresas continuam a operar mesmo depois de violações em larga escala do RGPD, uma vez que a probabilidade de uma rápida decisão ou coima administrativa é relativamente pequena.</text:p>
      <text:p text:style-name="P19">A aplicação da UCPD contra infrações na área da vigilância publicitaria não teve, pelo que sabemos, ocorrido. Penalizar infrações isoladas é um processo demorado e só acontece após a ocorrência de uma infração e os danos <text:span text:style-name="T149">nesta fase </text:span>já foram causados. Na prática, isto significa que um grande número de empresas estão a escapar a lei. O facto do marketing ser personalizado e fugaz, uma vez que é apenas mostrado a pessoas particulares em determinados <text:span text:style-name="T149">momentos</text:span> no tempo, faz com que o controlo e aplicação da lei seja difícil. Além disso, a forma invasiva e problemática da publicidade baseada em vigilância pode não necessariamente violar a UCPD, uma vez que o conteúdo e <text:span text:style-name="T149">o contexto</text:span> de um certo anúncio pode estar fora do enquadramento da lei mas ainda assim ser prejudicial na forma como o anúncio foi entregue ou como o destinatário foi escolhido.</text:p>
      <text:p text:style-name="P19">A falta de execução do RGPD levou também a uma situação em que um grande número de atores têm sido capazes de continuar a operar ilegalmente sem enfrentar quaisquer consequências significativas. Modelos onde <text:span text:style-name="T150">os </text:span>perfis de utilizadores são criados e armazenados localmente nos dispositivos do consumidor pode<text:span text:style-name="T150">m</text:span> ou não reduzir riscos de privacidade, mas a utilização de personalização e individualização ainda tem problemas relacionados com discriminação, manipulação ou exclusão, e também é muito difícil de controlar ou verificar.</text:p>
      <text:p text:style-name="P19"><text:span text:style-name="T54">Uma vez que, investigar os casos individuais destas violações requer tempo, recursos consideráveis e acontecem depois do ato, é pertinente considerar se são necessári</text:span><text:span text:style-name="T72">a</text:span><text:span text:style-name="T54">s medidas mais abrangentes para travar a utilização d</text:span><text:span text:style-name="T72">a publicidade baseada em</text:span><text:span text:style-name="T54"> vigilância. </text:span><text:span text:style-name="T73">Ao invés de considerar </text:span><text:span text:style-name="T74">casos </text:span><text:span text:style-name="T54">individuais de marketing, </text:span><text:span text:style-name="T73">deve ser considerada um</text:span><text:span text:style-name="T54">a interdição geral da publicidade baseada na vigilância. Isto contribuiria para uma aplicação mais eficiente e rápida, e enviaria um</text:span><text:span text:style-name="T73">a</text:span><text:span text:style-name="T54"> forte </text:span><text:span text:style-name="T73">mensagem</text:span><text:span text:style-name="T54"> para o marketing e para a indústria da publicidade online, </text:span><text:span text:style-name="T16">A</text:span><text:span text:style-name="Emphasis"><text:span text:style-name="T14">dtech</text:span></text:span><text:span text:style-name="T54">.</text:span></text:p>
      <text:p text:style-name="P22"><text:s/></text:p>
      <text:p text:style-name="P19">  </text:p>
      <text:h text:style-name="P6" text:outline-level="2"><text:bookmark-start text:name="__RefHeading___Toc5623_4222151202"/>6. Conclusão <text:bookmark-end text:name="__RefHeading___Toc5623_4222151202"/><text:bookmark text:name="user-content-seis"/></text:h>
      <text:p text:style-name="P20"><text:bookmark text:name="user-content-6-conclusão-"/>A publicidade baseada na vigilância causa violações dos direitos fundamentais, fraude generalizada e perda de receitas <text:span text:style-name="T151">e</text:span> tem contribuído para uma série de efeitos negativos<text:span text:style-name="T151"> </text:span>individuais e sociais. Apesar dos repetidos avisos, multas, escândalos e revelações, a indústria tem mostrado pouca <text:soft-page-break/>vontade de alterar significativamente as suas práticas, e é questionável se alterações significativas a partes do sector são mesmo possíveis sem uma reforma fundamental.</text:p>
      <text:p text:style-name="P19">A legislação nesta área é fragmentada e em grande parte baseada na aplicação da lei após os danos já <text:span text:style-name="T151">terem acontecido</text:span>. É, portanto, oportuno perguntar se publicidade baseada em vigilância deve ser banida totalmente, de modo a evitar o problemas que estão a ser causados em primeir<text:span text:style-name="T152">a</text:span> <text:span text:style-name="T153">instância</text:span>. Uma interdição contribuiria também para <text:span text:style-name="T153">um equilíbrio</text:span> do campo de jogo na publicidade digital e maximizar receitas para anunciantes e editores que atualmente estão nas mãos de apenas alguns atores.<text:a xlink:type="simple" xlink:href="https://github.com/zcavaleiro/vigilancia-publicidade#114" text:style-name="Internet_20_link" text:visited-style-name="Visited_20_Internet_20_Link">114</text:a></text:p>
      <text:p text:style-name="P19">Um veto geral da publicidade baseada na vigilância <text:span text:style-name="T152">vai forçar</text:span> muitos atores da indústria a mudar os seus modelos de negócio. Estimularia o crescimento de tecnologias que respeitam os direitos dos consumidores e dos direitos fundamentais. Num cenário a longo prazo, ajudaria a restaurar a confiança dos consumidores nos serviços digitais. Esta seria uma mais valia para os consumidores, para as empresas e para a sociedade em geral.</text:p>
      <text:p text:style-name="P19">Incentivamos os decisores políticos de ambos os lados do Atlântico a decretar regulamentos rigorosos para <text:span text:style-name="T152">minimizar</text:span> os <text:span text:style-name="T154">inúmeros</text:span> danos <text:span text:style-name="T154">resultantes </text:span>da publicidade baseada na vigilância. Políticas eficazes, regulação e execução para abordar <text:span text:style-name="T154">o</text:span> <text:span text:style-name="Emphasis"><text:span text:style-name="T30">vigilância</text:span></text:span> comercial que penetra o nosso dia-a-dia há muito <text:span text:style-name="T154">que são necessárias</text:span>. Como temos discutido ao longo de todo este relatório, os benefícios percetíveis da publicidade baseada na vigilância <text:span text:style-name="T154">são superados de longe pelos</text:span> <text:span text:style-name="T154">prejuízos criados</text:span> e, a proibição, é portanto a solução certa.</text:p>
      <text:p text:style-name="P21"><text:s/></text:p>
      <text:h text:style-name="P6" text:outline-level="2"><text:bookmark-start text:name="__RefHeading___Toc5625_4222151202"/>7. Links <text:bookmark-end text:name="__RefHeading___Toc5625_4222151202"/><text:bookmark text:name="user-content-sete"/></text:h>
      <text:p text:style-name="P20"><text:bookmark text:name="user-content-1"/><text:bookmark text:name="user-content-7-links-"/>[1] A "economia de vigilância" é um termo abrangente para a economia digital com base na monitorização dos consumidores e comercialização de dados pessoais, e abrange processos como recolher, processar, partilhar, comprar e vender dados pessoais.<text:line-break/><text:bookmark text:name="user-content-2"/>[2] <text:span text:style-name="Emphasis">Out of Control</text:span>. Forbrukerrådet. <text:a xlink:type="simple" xlink:href="https://www.forbrukerradet.no/out-of-control/" text:style-name="Internet_20_link" text:visited-style-name="Visited_20_Internet_20_Link">https://www.forbrukerradet.no/out-of-control/</text:a><text:line-break/><text:bookmark text:name="user-content-3"/>[3] <text:span text:style-name="Emphasis">Targeted Online: How Big Tech’s business model sells your deepest secrets for profit</text:span>.<text:line-break/>European Digital Rights. <text:a xlink:type="simple" xlink:href="https://edri.org/our-work/targeted-online-big-tech-business-model-sells-your-deepest-secrets-for-profit/" text:style-name="Internet_20_link" text:visited-style-name="Visited_20_Internet_20_Link">https://edri.org/our-work/targeted-online-big-tech-business-model-sells-your-deepest-secrets-for-profit/</text:a><text:line-break/><text:bookmark text:name="user-content-4"/>[4] <text:span text:style-name="Emphasis">Digital Services Act: Improving the functioning of the Single Market</text:span>. European Parliament resolution. <text:a xlink:type="simple" xlink:href="https://www.europarl.europa.eu/doceo/document/TA-9-2020-0272_EN.html" text:style-name="Internet_20_link" text:visited-style-name="Visited_20_Internet_20_Link">https://www.europarl.europa.eu/doceo/document/TA-9-2020-0272_EN.html</text:a><text:line-break/><text:bookmark text:name="user-content-5"/>[5] <text:span text:style-name="Emphasis">Opinion on the European Commission's proposal for a Digital Services Act</text:span>. European Data Protection Supervisor os. <text:a xlink:type="simple" xlink:href="https://edps.europa.eu/data-protection/ourwork/publications/opinions/digital-services-act_en" text:style-name="Internet_20_link" text:visited-style-name="Visited_20_Internet_20_Link">https://edps.europa.eu/data-protection/ourwork/publications/opinions/digital-services-act_en</text:a><text:line-break/><text:bookmark text:name="user-content-6"/>[6] <text:span text:style-name="Emphasis">Ban Surveillance Advertising</text:span>. <text:a xlink:type="simple" xlink:href="https://www.bansurveillanceadvertising.com/" text:style-name="Internet_20_link" text:visited-style-name="Visited_20_Internet_20_Link">https://www.bansurveillanceadvertising.com/</text:a><text:line-break/><text:bookmark text:name="user-content-7"/>[7] <text:span text:style-name="Emphasis">EU Consumer Protection 2.0: Structural asymmetries in digital consumer markets</text:span>. Natali Helberger, Orla Lynskey, Hans-W. Micklitz, Peter Rott, Marijn Sax, Joanna Strycharz. <text:a xlink:type="simple" xlink:href="https://www.beuc.eu/publications/beuc-x-2021-018_eu_consumer_protection.0_0.pdf" text:style-name="Internet_20_link" text:visited-style-name="Visited_20_Internet_20_Link">https://www.beuc.eu/publications/beuc-x-2021-018_eu_consumer_protection.0_0.pdf</text:a><text:line-break/><text:bookmark text:name="user-content-8"/>[8] <text:span text:style-name="Emphasis">The effects of tobacco control policies on global smoking prevalence</text:span>. Luisa S. Flor, Marissa B. Reitsma, Vinay Gupta, Marie Ng, Emmanuela Gakidou. <text:a xlink:type="simple" xlink:href="https://www.nature.com/articles/s41591-020-01210-8" text:style-name="Internet_20_link" text:visited-style-name="Visited_20_Internet_20_Link">https://www.nature.com/articles/s41591-020-01210-8</text:a><text:line-break/><text:bookmark text:name="user-content-9"/>[9] For an example of this industry argument, see ‘What would an internet without targeted ads look like‘. Interactive Advertising Bureau Europe. <text:a xlink:type="simple" xlink:href="https://iabeurope.eu/knowledge-hub/iab-research-what-would-an-internet-without-targeted-ads-look-like/" text:style-name="Internet_20_link" text:visited-style-name="Visited_20_Internet_20_Link">https://iabeurope.eu/knowledge-hub/iab-research-<text:soft-page-break/>what-would-an-internet-without-targeted-ads-look-like/</text:a><text:line-break/><text:bookmark text:name="user-content-10"/>[10] ‘What is Vendor Relationship Management?’. Doc Searls. <text:a xlink:type="simple" xlink:href="https://www.capgemini.com/2015/08/what-is-vendor-relationship-management/" text:style-name="Internet_20_link" text:visited-style-name="Visited_20_Internet_20_Link">https://www.capgemini.com/2015/08/what-is-vendor-relationship-management/</text:a><text:line-break/><text:bookmark text:name="user-content-11"/>[11] ‘To track or not to track? Towards privacy-friendly and sustainable online advertising’. Karolina Iwanska. <text:a xlink:type="simple" xlink:href="https://en.panoptykon.org/privacy-friendly-advertising" text:style-name="Internet_20_link" text:visited-style-name="Visited_20_Internet_20_Link">https://en.panoptykon.org/privacy-friendly-advertising</text:a><text:line-break/><text:bookmark text:name="user-content-12"/>[12] Existem diferentes tipos de contexto publicitário. Alguns destes podem ser parcialmente baseados no tratamento de dados pessoais e na criação de perfis de utilizador, e podem ser usados para contornar a proteção de privacidade percebida pelo indivíduo. Ao longo deste relatório, usamos o termo "publicidade contextual" para nos referirmos a tipos de anúncios contextuais que não dependem do rastreio e perfis dos consumidores.<text:line-break/><text:bookmark text:name="user-content-13"/>[13] ‘Can Killing Cookies Save Journalism?‘. Gilad Edelman. <text:a xlink:type="simple" xlink:href="https://www.wired.com/story/can-killing-cookies-save-journalism/" text:style-name="Internet_20_link" text:visited-style-name="Visited_20_Internet_20_Link">https://www.wired.com/story/can-killing-cookies-save-journalism/</text:a> ‘After GDPR, The New York Times cut off ad exchanges in Europe — and kept growing ad revenue‘. Jessica Davies. <text:a xlink:type="simple" xlink:href="https://digiday.com/media/gumgumtest-new-york-times-gdpr-cut-off-ad-exchanges-europe-ad-revenue/" text:style-name="Internet_20_link" text:visited-style-name="Visited_20_Internet_20_Link">https://digiday.com/media/gumgumtest-new-york-times-gdpr-cut-off-ad-exchanges-europe-ad-revenue/</text:a><text:line-break/><text:bookmark text:name="user-content-14"/>[14] ‘Update (Six Months of Data): lessons for growing publisher revenue by removing 3rd party tracking‘. Johnny Ryan. <text:a xlink:type="simple" xlink:href="https://brave.com/publisher-3rd-party-tracking/" text:style-name="Internet_20_link" text:visited-style-name="Visited_20_Internet_20_Link">https://brave.com/publisher-3rd-party-tracking/</text:a><text:line-break/><text:bookmark text:name="user-content-15"/>[15] ‘After GDPR, The New York Times cut off ad exchanges in Europe — and kept growing ad revenue‘. Jessica Davies. <text:a xlink:type="simple" xlink:href="https://digiday.com/media/new-york-times-gdpr-cut-off-ad-exchanges-europe-ad-revenue/" text:style-name="Internet_20_link" text:visited-style-name="Visited_20_Internet_20_Link">https://digiday.com/media/new-york-times-gdpr-cut-off-ad-exchanges-europe-ad-revenue/</text:a><text:line-break/><text:bookmark text:name="user-content-16"/>[16] ‘A‘ is for ad money oddly gone missing: Probe finds middlemen siphon off half of online advertising spend‘. Thomas Claburn. <text:a xlink:type="simple" xlink:href="https://www.theregister.com/2020/05/07/ad_tech_fees_sucked/" text:style-name="Internet_20_link" text:visited-style-name="Visited_20_Internet_20_Link">https://www.theregister.com/2020/05/07/ad_tech_fees_sucked/</text:a><text:line-break/><text:bookmark text:name="user-content-17"/>[17] ‘Two years on from complaint to the Irish Data Protection Commission, the RTB data breach is the largest ever recorded, and appears to have worsened.‘. Johnny Ryan. <text:a xlink:type="simple" xlink:href="https://www.iccl.ie/wp-content/uploads/2020/09/1.-Submission-to-Data-Protection-Commissioner.pdf" text:style-name="Internet_20_link" text:visited-style-name="Visited_20_Internet_20_Link">https://www.iccl.ie/wp-content/uploads/2020/09/1.-Submission-to-Data-Protection-Commissioner.pdf</text:a><text:line-break/><text:bookmark text:name="user-content-18"/>[18] However, this is often combined with third-party data or data collected through third party platforms, for example through tracking pixels. See for example ‘Missed by Filter Lists: Detecting UnknownThird-Party Trackers with Invisible Pixels’. Imane fouad, Nataliia Bielova, Arnaud Legout, Natasa Sarafijanovic-Djukic. <text:a xlink:type="simple" xlink:href="https://sciendo.com/article/10.2478/popets-2020-0038" text:style-name="Internet_20_link" text:visited-style-name="Visited_20_Internet_20_Link">https://sciendo.com/article/10.2478/popets-2020-0038</text:a><text:line-break/><text:bookmark text:name="user-content-19"/>[19] ‘Google’s FLoC Is a Terrible Idea‘. Bennett Cyphers. <text:a xlink:type="simple" xlink:href="https://www.eff.org/deeplinks/2021/03/googles-floc-terrible-idea" text:style-name="Internet_20_link" text:visited-style-name="Visited_20_Internet_20_Link">https://www.eff.org/deeplinks/2021/03/googles-floc-terrible-idea</text:a><text:line-break/><text:bookmark text:name="user-content-20"/>[20] ‘Online platforms and digital advertising market study‘. Competition and Markets Authority. <text:a xlink:type="simple" xlink:href="https://www.gov.uk/cma-cases/online-platforms-and-digital-advertising-market-study" text:style-name="Internet_20_link" text:visited-style-name="Visited_20_Internet_20_Link">https://www.gov.uk/cma-cases/online-platforms-and-digital-advertising-market-study</text:a><text:line-break/><text:bookmark text:name="user-content-21"/>[21] ‘Facebook to release first-party cookie option for ads, pull web analytics from Safari‘. Ginny Marvin. <text:a xlink:type="simple" xlink:href="https://marketingland.com/facebook-to-release-first-party-pixel-for-ads-web-analytics-from-browsers-like-safari-249478" text:style-name="Internet_20_link" text:visited-style-name="Visited_20_Internet_20_Link">https://marketingland.com/facebook-to-release-first-party-pixel-for-ads-web-analytics-from-browsers-like-safari-249478</text:a><text:line-break/><text:bookmark text:name="user-content-22"/>[22] 'The CNAME of the Game: Large-scale Analysis of DNS-based Tracking Evasion'. Rio Yana Dimova, Armas AcarLukasz Olejnik, Wouter Rio Joosen, Tom Van Goethem. <text:a xlink:type="simple" xlink:href="https://petsymposium.org/2021/files/papers/issue3/popets-2021-0053.pdf" text:style-name="Internet_20_link" text:visited-style-name="Visited_20_Internet_20_Link">https://petsymposium.org/2021/files/papers/issue3/popets-2021-0053.pdf</text:a><text:line-break/><text:bookmark text:name="user-content-23"/>[23] ‘Alphabet reports big earnings beat as revenue grows 34%‘. Jennifer Elias. <text:a xlink:type="simple" xlink:href="https://www.cnbc.com/2021/04/27/alphabet-goog-earnings-q1-2021.html" text:style-name="Internet_20_link" text:visited-style-name="Visited_20_Internet_20_Link">https://www.cnbc.com/2021/04/27/alphabet-goog-earnings-q1-2021.html</text:a><text:line-break/><text:bookmark text:name="user-content-24"/>[24] See, for example, ‘Nordmenn og deling av persondata‘. Norsk Regnesentral. <text:a xlink:type="simple" xlink:href="https://www.nr.no/sites/default/files/files/NR-Rapport_Nordmenn-og-deling-avpersondata_ALerT2019.pdf" text:style-name="Internet_20_link" text:visited-style-name="Visited_20_Internet_20_Link">https://www.nr.no/sites/default/files/files/NR-Rapport_Nordmenn-og-deling-avpersondata_ALerT2019.pdf</text:a><text:line-break/><text:bookmark text:name="user-content-25"/>[25] ‘Surveillance-based advertising: Consumer attitudes to surveillance-based advertising’. Norwegian Consumer Council. <text:soft-page-break/><text:a xlink:type="simple" xlink:href="https://fil.forbrukerradet.no/wpcontent/uploads/2021/06/surveilance-marketing-survey.pdf" text:style-name="Internet_20_link" text:visited-style-name="Visited_20_Internet_20_Link">https://fil.forbrukerradet.no/wpcontent/uploads/2021/06/surveilance-marketing-survey.pdf</text:a><text:line-break/><text:bookmark text:name="user-content-26"/>[26] ‘The Dark Side of Customer Data‘. RSA. <text:a xlink:type="simple" xlink:href="https://www.rsa.com/enus/company/news/the-dark-side-of-customer-data" text:style-name="Internet_20_link" text:visited-style-name="Visited_20_Internet_20_Link">https://www.rsa.com/enus/company/news/the-dark-side-of-customer-data</text:a><text:line-break/><text:bookmark text:name="user-content-27"/>[27] ‘Do people really want personalised ads online?‘. Global Witness. <text:a xlink:type="simple" xlink:href="https://www.globalwitness.org/en/blog/do-people-really-want-personalised-ads-online/" text:style-name="Internet_20_link" text:visited-style-name="Visited_20_Internet_20_Link">https://www.globalwitness.org/en/blog/do-people-really-want-personalised-ads-online/</text:a><text:line-break/><text:bookmark text:name="user-content-28"/>[28] ‘Accountable Tech Frequency Questionnaire‘. Accountable Tech. <text:a xlink:type="simple" xlink:href="https://accountabletech.org/wp-content/uploads/Accountable-Tech-FrequencyQuestionnaire.pdf" text:style-name="Internet_20_link" text:visited-style-name="Visited_20_Internet_20_Link">https://accountabletech.org/wp-content/uploads/Accountable-Tech-FrequencyQuestionnaire.pdf</text:a><text:line-break/><text:bookmark text:name="user-content-29"/>[29] ‘iOS 14.5 Opt-in Rate - Daily Updates Since Launch‘. Estelle Laziuk. <text:a xlink:type="simple" xlink:href="https://www.flurry.com/blog/ios-14-5-opt-in-rate-att-restricted-app-tracking-transparencyworldwide-us-daily-latest-update/" text:style-name="Internet_20_link" text:visited-style-name="Visited_20_Internet_20_Link">https://www.flurry.com/blog/ios-14-5-opt-in-rate-att-restricted-app-tracking-transparencyworldwide-us-daily-latest-update/</text:a><text:line-break/><text:bookmark text:name="user-content-30"/>[30] The nuances and distinction between individualization and personalization is explored in ‘EU Consumer Protection 2.0: Structural asymmetries in digital consumer markets‘. Natali Helberger, Orla Lynskey, Hans-W. Micklitz, Peter Rott, Marijn Sax, Joanna Strycharz, p. 94. <text:a xlink:type="simple" xlink:href="https://www.beuc.eu/publications/beuc-x-2021-018_eu_consumer_protection.0_0.pdf" text:style-name="Internet_20_link" text:visited-style-name="Visited_20_Internet_20_Link">https://www.beuc.eu/publications/beuc-x-2021-018_eu_consumer_protection.0_0.pdf</text:a><text:line-break/><text:bookmark text:name="user-content-31"/>[31] ‘10 Reasons Why Online Advertising is Broken‘. Karolina Iwańska. <text:a xlink:type="simple" xlink:href="https://medium.com/@ka.iwanska/10-reasons-why-online-advertising-is-brokend152308f50ec" text:style-name="Internet_20_link" text:visited-style-name="Visited_20_Internet_20_Link">https://medium.com/@ka.iwanska/10-reasons-why-online-advertising-is-brokend152308f50ec</text:a><text:line-break/><text:bookmark text:name="user-content-32"/>[32] Such ad registries would have to avoid a number of pitfalls in order to be useful. See for example ‘Platform ad archives: promises and pitfalls’. Paddy Leerssen, Jef Ausloos, Brahim Zarouali, Natali Helberger, Claes H. de Vreese. <text:a xlink:type="simple" xlink:href="https://policyreview.info/articles/analysis/platform-ad-archives-promises-and-pitfalls" text:style-name="Internet_20_link" text:visited-style-name="Visited_20_Internet_20_Link">https://policyreview.info/articles/analysis/platform-ad-archives-promises-and-pitfalls</text:a><text:line-break/><text:bookmark text:name="user-content-33"/>[33] ‘Out of Control‘. Forbrukerrådet. <text:a xlink:type="simple" xlink:href="https://www.forbrukerradet.no/out-of-control/" text:style-name="Internet_20_link" text:visited-style-name="Visited_20_Internet_20_Link">https://www.forbrukerradet.no/out-of-control/</text:a><text:line-break/><text:bookmark text:name="user-content-34"/>[34] ‘Dark Patterns‘. Forbrukerrådet. <text:a xlink:type="simple" xlink:href="https://www.forbrukerradet.no/dark-patterns/" text:style-name="Internet_20_link" text:visited-style-name="Visited_20_Internet_20_Link">https://www.forbrukerradet.no/dark-patterns/</text:a><text:line-break/><text:bookmark text:name="user-content-35"/>[35] ‘Offentlige nettsteder sporer oss‘. Teknologirådet. <text:a xlink:type="simple" xlink:href="https://teknologiradet.no/offentligenettsteder-sporer-oss/" text:style-name="Internet_20_link" text:visited-style-name="Visited_20_Internet_20_Link">https://teknologiradet.no/offentligenettsteder-sporer-oss/</text:a><text:line-break/><text:bookmark text:name="user-content-36"/>[36] ‘Oracle’s BlueKai tracks you across the web. That data spilled online‘. Zack Whittaker. <text:a xlink:type="simple" xlink:href="https://techcrunch.com/2020/06/19/oracle-bluekai-web-tracking/" text:style-name="Internet_20_link" text:visited-style-name="Visited_20_Internet_20_Link">https://techcrunch.com/2020/06/19/oracle-bluekai-web-tracking/</text:a><text:line-break/><text:bookmark text:name="user-content-37"/>[37] The GDPR enforcement gap is described in detail in ‘The Long and Winding Road: Two years of the GDPR: A cross-border data protection enforcement case from a consumer perspective‘. BEUC. <text:a xlink:type="simple" xlink:href="https://www.beuc.eu/publications/beuc-x-2020-074_two_years_of_the_gdpr_a_cross-border_data_protection_enforcement_case_from_a_consumer_perspective.pdf" text:style-name="Internet_20_link" text:visited-style-name="Visited_20_Internet_20_Link">https://www.beuc.eu/publications/beuc-x-2020-074_two_years_of_the_gdpr_a_cross-border_data_protection_enforcement_case_from_a_consumer_perspective.pdf</text:a><text:line-break/><text:bookmark text:name="user-content-38"/>[38] ‘Facebook's GDPR bypass reaches Austrian Supreme Court‘. Noyb. <text:a xlink:type="simple" xlink:href="https://noyb.eu/en/facebooks-gdpr-bypass-reaches-austrian-supreme-court" text:style-name="Internet_20_link" text:visited-style-name="Visited_20_Internet_20_Link">https://noyb.eu/en/facebooks-gdpr-bypass-reaches-austrian-supreme-court</text:a><text:line-break/><text:bookmark text:name="user-content-39"/>[39] ‘Shaping Europe’s Digital Future. Proposal for ePrivacy Regulation‘. European Commission. <text:a xlink:type="simple" xlink:href="https://digital-strategy.ec.europa.eu/en/policies/eprivacy-regulation" text:style-name="Internet_20_link" text:visited-style-name="Visited_20_Internet_20_Link">https://digital-strategy.ec.europa.eu/en/policies/eprivacy-regulation</text:a><text:line-break/><text:bookmark text:name="user-content-40"/>[40] ‘Facebook told advertisers it can identify teens feeling “insecure” and “worthless”‘. Sam Levin. <text:a xlink:type="simple" xlink:href="https://www.theguardian.com/technology/2017/may/01/facebook-advertisingdata-insecure-teens" text:style-name="Internet_20_link" text:visited-style-name="Visited_20_Internet_20_Link">https://www.theguardian.com/technology/2017/may/01/facebook-advertisingdata-insecure-teens</text:a><text:line-break/><text:bookmark text:name="user-content-41"/>[41] ‘What a Gambling App Knows About You‘. Adam Satariano. <text:a xlink:type="simple" xlink:href="https://www.nytimes.com/2021/03/24/technology/gambling-apps-tracking.html" text:style-name="Internet_20_link" text:visited-style-name="Visited_20_Internet_20_Link">https://www.nytimes.com/2021/03/24/technology/gambling-apps-tracking.html</text:a><text:line-break/><text:bookmark text:name="user-content-42"/>[42] ‘Facebook allows advertisers to target children interested in smoking, alcohol and weight loss‘. Josh Taylor. <text:a xlink:type="simple" xlink:href="https://www.theguardian.com/technology/2021/apr/28/facebook-allows-advertisers-totarget-children-interested-in-smoking-alcohol-and-weight-loss" text:style-name="Internet_20_link" text:visited-style-name="Visited_20_Internet_20_Link">https://www.theguardian.com/technology/2021/apr/28/facebook-allows-advertisers-totarget-children-interested-in-smoking-alcohol-and-weight-loss</text:a><text:line-break/><text:bookmark text:name="user-content-43"/>[43] ‘About Lookalike Audiences‘. Facebook. <text:a xlink:type="simple" xlink:href="https://www.facebook.com/business/help/164749007013531?id=401668390442328" text:style-name="Internet_20_link" text:visited-style-name="Visited_20_Internet_20_Link">https://www.facebook.com/business/help/164749007013531?id=401668390442328</text:a><text:line-break/><text:bookmark text:name="user-content-44"/>[44] 'How Big Pharma Finds Sick Users in Facebook'. Colin Lecher. <text:a xlink:type="simple" xlink:href="https://themarkup.org/citizen-browser/2021/05/06/how-big-pharma-finds-sick-users-onfacebook" text:style-name="Internet_20_link" text:visited-style-name="Visited_20_Internet_20_Link">https://themarkup.org/citizen-browser/2021/05/06/how-big-pharma-finds-sick-users-onfacebook</text:a><text:line-break/><text:bookmark text:name="user-content-45"/><text:soft-page-break/>[45] "Apesar da proibição, o Facebook continuou a rotular as pessoas como interessadas em milícias para Anunciantes. Ryan Mac. <text:a xlink:type="simple" xlink:href="https://www.buzzfeednews.com/article/ryanmac/facebookmilitia-interest-category-advertisers-ban" text:style-name="Internet_20_link" text:visited-style-name="Visited_20_Internet_20_Link">https://www.buzzfeednews.com/article/ryanmac/facebookmilitia-interest-category-advertisers-ban</text:a><text:line-break/><text:bookmark text:name="user-content-46"/>[46] Para obter mais informações sobre a necessidade de novas e atualizadas conceções de vulnerabilidade do consumidor, consulte: "Proteção do Consumidor da UE 2.0: Assimetrias estruturais no consumidor digital mercados'. Natali HelbergerOrla Lynskey, Hans-W. MicklitzPedro Rott, Marijn Sax, Joanna Strycharz. <text:a xlink:type="simple" xlink:href="https://www.beuc.eu/publications/beuc-x-2021...018_eu_consumer_protection.0_0.pdf" text:style-name="Internet_20_link" text:visited-style-name="Visited_20_Internet_20_Link">https://www.beuc.eu/publications/beuc-x-2021...018_eu_consumer_protection.0_0.pdf</text:a><text:line-break/><text:bookmark text:name="user-content-47"/>[47] 'WTF é padrão escuro design?. Natasha Lomas. <text:a xlink:type="simple" xlink:href="https://techcrunch.com/2018/07/01/wtfis-dark-pattern-design/" text:style-name="Internet_20_link" text:visited-style-name="Visited_20_Internet_20_Link">https://techcrunch.com/2018/07/01/wtfis-dark-pattern-design/</text:a><text:line-break/><text:bookmark text:name="user-content-48"/>[48] Para mais informações sobre os efeitos adversos do marketing digital nas crianças, consulte 'Big Food, Big Tecnologia e a Obesidade Infantil Global Pandemia. Jeff Chester, Kathryn C. Montgomery, Katharina Kopp. <text:a xlink:type="simple" xlink:href="https://www.democraticmedia.org/article/big-food-bigtech-and-global-childhood-obesity-pandemic" text:style-name="Internet_20_link" text:visited-style-name="Visited_20_Internet_20_Link">https://www.democraticmedia.org/article/big-food-bigtech-and-global-childhood-obesity-pandemic</text:a><text:line-break/><text:bookmark text:name="user-content-49"/>[49] O marketing de conteúdos inclui conteúdo patrocinado em jornais online, influência marketing, e outros conteúdos promocionais pagos.<text:line-break/><text:bookmark text:name="user-content-50"/>[50] 'A Proposta de Lei dos Serviços Digitais - Posição BEUC Papel.. O BEUC. <text:a xlink:type="simple" xlink:href="https://www.beuc.eu/publications/beuc-x-2021...032_the_digital_services_act_proposal.pdf" text:style-name="Internet_20_link" text:visited-style-name="Visited_20_Internet_20_Link">https://www.beuc.eu/publications/beuc-x-2021...032_the_digital_services_act_proposal.pdf</text:a><text:line-break/><text:bookmark text:name="user-content-51"/>[51] Para uma análise detalhada da discriminação na publicidade baseada em vigilância, consulte 'Como anúncios online discriminam'. Frederike Rio Kaltheuner. <text:a xlink:type="simple" xlink:href="https://edri.org/our-work/how-online-adsdiscriminate/" text:style-name="Internet_20_link" text:visited-style-name="Visited_20_Internet_20_Link">https://edri.org/our-work/how-online-adsdiscriminate/</text:a><text:line-break/><text:bookmark text:name="user-content-52"/>[52] "A vigilância generalizada do Facebook e do Google representa um perigo sem precedentes para humano direitos'. Amnistia Internacional. <text:a xlink:type="simple" xlink:href="https://www.amnesty.org/en/latest/news/2019/11/google-facebook-surveillance-privacy/" text:style-name="Internet_20_link" text:visited-style-name="Visited_20_Internet_20_Link">https://www.amnesty.org/en/latest/news/2019/11/google-facebook-surveillance-privacy/</text:a><text:line-break/><text:bookmark text:name="user-content-53"/>[53] 'Os algoritmos de anúncio do Facebook ainda estão excluindo as mulheres de ver empregos '. Karen Hao. <text:a xlink:type="simple" xlink:href="https://www.technologyreview.com/2021/04/09/1022217/facebook-ad-algorithm-sexdiscrimination/" text:style-name="Internet_20_link" text:visited-style-name="Visited_20_Internet_20_Link">https://www.technologyreview.com/2021/04/09/1022217/facebook-ad-algorithm-sexdiscrimination/</text:a><text:line-break/><text:bookmark text:name="user-content-54"/>[54] 'Anúncios de cartão de crédito foram alvo por idade, violando a anti-discriminação do Facebook Política'. Rio Corin Rio Faife e Alfred Ng. <text:a xlink:type="simple" xlink:href="https://themarkup.org/citizenbrowser/2021/04/29/credit-card-ads-were-targeted-by-age-violating-facebooks-antidiscrimination-policy" text:style-name="Internet_20_link" text:visited-style-name="Visited_20_Internet_20_Link">https://themarkup.org/citizenbrowser/2021/04/29/credit-card-ads-were-targeted-by-age-violating-facebooks-antidiscrimination-policy</text:a><text:line-break/><text:bookmark text:name="user-content-55"/>[55] 'Discriminação através da otimização: Como a entrega de anúncios do Facebook pode levar a distorções resultados '. Muhammad Ali Sapiezynski, Miranda Rio Bogen, Aleksandra Korolova, Rio Alan Mal-amado e Aaron Rieke. <text:a xlink:type="simple" xlink:href="https://arxiv.org/abs/1904.02095" text:style-name="Internet_20_link" text:visited-style-name="Visited_20_Internet_20_Link">https://arxiv.org/abs/1904.02095</text:a><text:line-break/><text:bookmark text:name="user-content-56"/>[56] 'Facebook (Ainda) Deixar os Anunciantes de Habitação excluir utilizadores por Raça'. Julia Angwin, Ariana Tobin e Madeleine Varner. <text:a xlink:type="simple" xlink:href="https://www.propublica.org/article/facebookadvertising-discrimination-housing-race-sex-national-origin" text:style-name="Internet_20_link" text:visited-style-name="Visited_20_Internet_20_Link">https://www.propublica.org/article/facebookadvertising-discrimination-housing-race-sex-national-origin</text:a><text:line-break/><text:bookmark text:name="user-content-57"/>[57] 'Dados de localização vazados mostra outro rastreio de aplicativo de oração muçulmano Utilizadores. José Cox, cox. <text:a xlink:type="simple" xlink:href="https://www.vice.com/en/article/xgz4n3/muslim-app-location-data-salaat-first" text:style-name="Internet_20_link" text:visited-style-name="Visited_20_Internet_20_Link">https://www.vice.com/en/article/xgz4n3/muslim-app-location-data-salaat-first</text:a><text:line-break/><text:bookmark text:name="user-content-58"/>[58] 'Monstros de cookies: por que o seu histórico de navegação pode significar roubo preços'. Rio Arwa O Mahdavi. <text:a xlink:type="simple" xlink:href="https://www.theguardian.com/commentisfree/2016/dec/06/cookie-monsterswhy-your-browsing-history-could-mean-rip-off-prices" text:style-name="Internet_20_link" text:visited-style-name="Visited_20_Internet_20_Link">https://www.theguardian.com/commentisfree/2016/dec/06/cookie-monsterswhy-your-browsing-history-could-mean-rip-off-prices</text:a><text:line-break/><text:bookmark text:name="user-content-59"/>[59] A fim de restringir práticas discriminatórias através de atributos de procuração, restrições quais categorias ou segmentos que possam ser utilizados no marketing devem ser considerados. Para exemplo, marketing a grupos baseados em fatores de saúde assumidos, ou com base em granular <text:soft-page-break/>geolocalização pode ser banido.<text:line-break/><text:bookmark text:name="user-content-60"/>[60] "O futuro do marketing baseado em dados". Federação Mundial de Anunciantes. <text:a xlink:type="simple" xlink:href="https://wfanet.org/knowledge/item/2021/03/10/WFA-report-The-future-of-data-drivenmarketing" text:style-name="Internet_20_link" text:visited-style-name="Visited_20_Internet_20_Link">https://wfanet.org/knowledge/item/2021/03/10/WFA-report-The-future-of-data-drivenmarketing</text:a><text:line-break/><text:bookmark text:name="user-content-61"/>[61] 'Covid-19 aquece a corrida para combater o bloqueio da palavra-chave da publicidade problema '. Rebecca Stewart. <text:a xlink:type="simple" xlink:href="https://www.thedrum.com/news/2020/04/30/covid-19-heats-up-therace-combat-advertising-s-keyword-blocking-problem" text:style-name="Internet_20_link" text:visited-style-name="Visited_20_Internet_20_Link">https://www.thedrum.com/news/2020/04/30/covid-19-heats-up-therace-combat-advertising-s-keyword-blocking-problem</text:a><text:line-break/><text:bookmark text:name="user-content-62"/>[62] 'Vice bate listas negras de palavras-chave de segurança da marca após alarmar sonda'. Oliver McAteer. <text:a xlink:type="simple" xlink:href="https://www.campaignlive.com/article/vice-slams-brand-safety-keyword-blacklistsalarming-probe/1495610" text:style-name="Internet_20_link" text:visited-style-name="Visited_20_Internet_20_Link">https://www.campaignlive.com/article/vice-slams-brand-safety-keyword-blacklistsalarming-probe/1495610</text:a> <text:bookmark text:name="user-content-63"/>[63] O Índice de Desinformação. <text:a xlink:type="simple" xlink:href="https://disinformationindex.org/" text:style-name="Internet_20_link" text:visited-style-name="Visited_20_Internet_20_Link">https://disinformationindex.org/</text:a><text:line-break/><text:bookmark text:name="user-content-64"/>[64] Os anúncios direcionados são uma das tendências mais destrutivas do mundo. Aqui está. por que'. Rio Arwa O Mahdavi. <text:a xlink:type="simple" xlink:href="https://www.theguardian.com/world/2019/nov/05/targeted-ads-fake-newsclickbait-surveillance-capitalism-data-mining-democracy" text:style-name="Internet_20_link" text:visited-style-name="Visited_20_Internet_20_Link">https://www.theguardian.com/world/2019/nov/05/targeted-ads-fake-newsclickbait-surveillance-capitalism-data-mining-democracy</text:a><text:line-break/><text:bookmark text:name="user-content-65 Copy 1"/>[65] "Como o Adtech Mercado incentiva o lucro Desinformação.. Joshua Braun. <text:a xlink:type="simple" xlink:href="https://promarket.org/how-the-adtech-market-incentivizes-profit-driven-disinformation/" text:style-name="Internet_20_link" text:visited-style-name="Visited_20_Internet_20_Link">https://promarket.org/how-the-adtech-market-incentivizes-profit-driven-disinformation/</text:a><text:line-break/><text:bookmark text:name="user-content-65"/>[65] O Facebook disse que deixaria de recomendar grupos anti-vacinas. Não é assim. Rio Corin Rio Faife e Dara Kerr. <text:a xlink:type="simple" xlink:href="https://themarkup.org/citizen-browser/2021/05/20/facebook-said-it-ould-stop-recommending-anti-vacina-grupos-it-não" text:style-name="Internet_20_link" text:visited-style-name="Visited_20_Internet_20_Link">https://themarkup.org/citizen-browser/2021/05/20/facebook-said-it-ould-stop-recommending-anti-vacina-grupos-it-não</text:a> <text:bookmark text:name="user-content-66"/>[66] 'Qual é a ligação entre comportamental publicidade e fake news?'. O BEUC. <text:a xlink:type="simple" xlink:href="https://www.beuc.eu/publications/beuc-x-2018...036_what_is_the_relation_between_behavioural_advertising_and_fake_news.pdf" text:style-name="Internet_20_link" text:visited-style-name="Visited_20_Internet_20_Link">https://www.beuc.eu/publications/beuc-x-2018...036_what_is_the_relation_between_behavioural_advertising_and_fake_news.pdf</text:a><text:line-break/><text:bookmark text:name="user-content-68"/>[68] 'Google stymies media companies from chiping away at his data domínio'. Rio Paresh O Dave. <text:a xlink:type="simple" xlink:href="https://www.reuters.com/article/tech-antitrust-google-idINKBN2410ZD" text:style-name="Internet_20_link" text:visited-style-name="Visited_20_Internet_20_Link">https://www.reuters.com/article/tech-antitrust-google-idINKBN2410ZD</text:a><text:line-break/><text:bookmark text:name="user-content-69"/>[69] 'Péssimos anúncios estão arruinando o online experiência'. Walt Mossberg. <text:a xlink:type="simple" xlink:href="https://www.theverge.com/2017/1/18/14304276/walt-mossberg-online-ads-bad-business" text:style-name="Internet_20_link" text:visited-style-name="Visited_20_Internet_20_Link">https://www.theverge.com/2017/1/18/14304276/walt-mossberg-online-ads-bad-business</text:a><text:line-break/><text:bookmark text:name="user-content-70"/>[70] "O domínio digital do anúncio digital da Google está a prejudicar marketers e editores, diz novo estudar'. Ad Age. <text:a xlink:type="simple" xlink:href="https://adage.com/article/digital/googles-digital-ad-dominance-harmingmarketers-and-publishers-says-new-study/2257576" text:style-name="Internet_20_link" text:visited-style-name="Visited_20_Internet_20_Link">https://adage.com/article/digital/googles-digital-ad-dominance-harmingmarketers-and-publishers-says-new-study/2257576</text:a><text:line-break/><text:bookmark text:name="user-content-71"/>[71] 'Google, Facebook e Amazon serão responsáveis por quase dois terços do total de anúncios digitais dos EUA gastando este ano'. Mariel Soto Reyes. <text:a xlink:type="simple" xlink:href="https://www.businessinsider.com/googlefacebook-amazon-were-biggest-ad-revenue-winners-this-year-2020-12" text:style-name="Internet_20_link" text:visited-style-name="Visited_20_Internet_20_Link">https://www.businessinsider.com/googlefacebook-amazon-were-biggest-ad-revenue-winners-this-year-2020-12</text:a><text:line-break/><text:bookmark text:name="user-content-72"/>[72] "Plataformas online e estudo do mercado da publicidade digital". Concorrência e Mercados A autoridade. <text:a xlink:type="simple" xlink:href="https://www.gov.uk/cma-cases/online-platforms-and-digital-advertising-marketstudy#final-report" text:style-name="Internet_20_link" text:visited-style-name="Visited_20_Internet_20_Link">https://www.gov.uk/cma-cases/online-platforms-and-digital-advertising-marketstudy#final-report</text:a><text:line-break/><text:bookmark text:name="user-content-73"/>[73] 'Algoritmos: Como podem reduzir a concorrência e prejudicar consumidores'. Competição e Autoridade dos Mercados. <text:a xlink:type="simple" xlink:href="https://www.gov.uk/government/publications/algorithms-how-theycan-reduce-competition-and-harm-consumers" text:style-name="Internet_20_link" text:visited-style-name="Visited_20_Internet_20_Link">https://www.gov.uk/government/publications/algorithms-how-theycan-reduce-competition-and-harm-consumers</text:a><text:line-break/><text:bookmark text:name="user-content-74"/>[74] "Falta de concorrência na tecnologia de publicidade que afeta editores, anunciantes e consumidores'. Comissão Australiana da Concorrência e do Consumidor. <text:a xlink:type="simple" xlink:href="https://www.accc.gov.au/mediarelease/lack-of-competition-in...ad-tech-affecting-editores-anunciantes-e-consumidores" text:style-name="Internet_20_link" text:visited-style-name="Visited_20_Internet_20_Link">https://www.accc.gov.au/mediarelease/lack-of-competition-in...ad-tech-affecting-editores-anunciantes-e-consumidores</text:a><text:line-break/><text:bookmark text:name="user-content-75"/>[75] Em 2021, a autoridade da concorrência francesa multou o Google em 220 euros por promover a sua própria serviços de publicidade sobre os seus rivais. .' Google multado em 220 milhões de euros em França por publicidade abuso'. Simon Read. <text:a xlink:type="simple" xlink:href="https://www.bbc.com/news/business-57383867" text:style-name="Internet_20_link" text:visited-style-name="Visited_20_Internet_20_Link">https://www.bbc.com/news/business-57383867</text:a><text:line-break/><text:bookmark text:name="user-content-76"/>[76] '4 Grandes Perguntas sobre a nova privacidade da Google posição'. Johnny Ryan. <text:a xlink:type="simple" xlink:href="https://www.iccl.ie/digital-data/4-big-questions-about-googles-new-privacy-position/" text:style-name="Internet_20_link" text:visited-style-name="Visited_20_Internet_20_Link">https://www.iccl.ie/digital-data/4-big-questions-about-googles-new-privacy-position/</text:a><text:line-break/><text:bookmark text:name="user-content-77"/><text:soft-page-break/>[77] "As práticas publicitárias da Google visadas pela antitrust da UE sonda'. EURACTIV. <text:a xlink:type="simple" xlink:href="https://www.euractiv.com/section/digital/news/googles-advertising-practices-targeted-byeu-antitrust-probe/" text:style-name="Internet_20_link" text:visited-style-name="Visited_20_Internet_20_Link">https://www.euractiv.com/section/digital/news/googles-advertising-practices-targeted-byeu-antitrust-probe/</text:a><text:line-break/><text:bookmark text:name="user-content-78"/>[78] 'Receitas de Rastreio Online e Editores': Um Empírico Análise:. Veronica Marotta, Rio Vibhanshu Abhishek e Alessandro. Aquista. <text:a xlink:type="simple" xlink:href="https://weis2019.econinfosec.org/wpcontent/uploads/sites/6/2019/05/WEIS_2019_paper_38.pdf" text:style-name="Internet_20_link" text:visited-style-name="Visited_20_Internet_20_Link">https://weis2019.econinfosec.org/wpcontent/uploads/sites/6/2019/05/WEIS_2019_paper_38.pdf</text:a><text:line-break/><text:bookmark text:name="user-content-79"/>[79] 'Ad Tech pode ser a próxima bolha da Internet'. Gilad Edelman. <text:a xlink:type="simple" xlink:href="https://www.wired.com/story/ad-tech-could-be-the-next-internet-bubble/" text:style-name="Internet_20_link" text:visited-style-name="Visited_20_Internet_20_Link">https://www.wired.com/story/ad-tech-could-be-the-next-internet-bubble/</text:a><text:line-break/><text:bookmark text:name="user-content-80"/>[80] 'Anúncios falsos; problemas reais: como é fácil publicar anúncios fraudulentos no Facebook e Google?. Andrew Laughlin. <text:a xlink:type="simple" xlink:href="https://www.which.co.uk/news/2020/07/fake-ads-realproblems-how-easy-is-it-to-post-scam-adverts-on-google-and-facebook/" text:style-name="Internet_20_link" text:visited-style-name="Visited_20_Internet_20_Link">https://www.which.co.uk/news/2020/07/fake-ads-realproblems-how-easy-is-it-to-post-scam-adverts-on-google-and-facebook/</text:a><text:line-break/><text:bookmark text:name="user-content-81"/>[81] 'AI &amp; Publicidade, um consumidor perspectiva'. Rio Harriet Kingaby. <text:a xlink:type="simple" xlink:href="https://www.harrietkingaby.com/reports" text:style-name="Internet_20_link" text:visited-style-name="Visited_20_Internet_20_Link">https://www.harrietkingaby.com/reports</text:a><text:line-break/><text:bookmark text:name="user-content-82"/>[82] 'Relatório: Fraude de anúncios para atingir 23 biliões de dólares, não vai para baixo '. George P. Slefo. <text:a xlink:type="simple" xlink:href="https://adage.com/article/digital/report-ad-fraud-hit-23-bilhões-não" text:style-name="Internet_20_link" text:visited-style-name="Visited_20_Internet_20_Link">https://adage.com/article/digital/report-ad-fraud-hit-23-bilhões-não</text:a> vai descer/2174721<text:line-break/><text:bookmark text:name="user-content-83"/>[83] "O paradoxo custo-desempenho do marketing digital moderno". Agostinho Fou. <text:a xlink:type="simple" xlink:href="https://www.forbes.com/sites/augustinefou/2020/08/18/the-cost-performance-paradox-ofmodern-digital-marketing/" text:style-name="Internet_20_link" text:visited-style-name="Visited_20_Internet_20_Link">https://www.forbes.com/sites/augustinefou/2020/08/18/the-cost-performance-paradox-ofmodern-digital-marketing/</text:a><text:line-break/><text:bookmark text:name="user-content-84"/>[84] No Digital, 'Wanamaker's 50%' é conhecido. Também é pior do que isso..'. Agostinho Fou. <text:a xlink:type="simple" xlink:href="https://www.forbes.com/sites/augustinefou/2020/12/19/in-digital-wanamakers-50-isknown-its-also-worse-than-that/" text:style-name="Internet_20_link" text:visited-style-name="Visited_20_Internet_20_Link">https://www.forbes.com/sites/augustinefou/2020/12/19/in-digital-wanamakers-50-isknown-its-also-worse-than-that/</text:a> <text:bookmark text:name="user-content-85"/>[85] "Tempo para mudança e transparência em programática publicidade'. O ISBA. <text:a xlink:type="simple" xlink:href="https://www.isba.org.uk/article/time-change-and-transparency-programmatic-advertising" text:style-name="Internet_20_link" text:visited-style-name="Visited_20_Internet_20_Link">https://www.isba.org.uk/article/time-change-and-transparency-programmatic-advertising</text:a> <text:bookmark text:name="user-content-86"/>[86] 'Anúncio comportamental direcionado para não pagar para editores, estudo Sugere:. Rio Keach Rio Hagey. <text:a xlink:type="simple" xlink:href="https://www.wsj.com/articles/behavioral-ad-targeting-not-paying-off-forpublishers-study-suggests-11559167195" text:style-name="Internet_20_link" text:visited-style-name="Visited_20_Internet_20_Link">https://www.wsj.com/articles/behavioral-ad-targeting-not-paying-off-forpublishers-study-suggests-11559167195</text:a><text:line-break/><text:bookmark text:name="user-content-87"/>[87] Por exemplo, o corretor de dados Tamoco alega usar dados de localização para detetar fraude de anúncios. O que é fraude de anúncios? Como os dados de localização podem detetar anúncios Fraude. Tamoco. <text:a xlink:type="simple" xlink:href="https://www.tamoco.com/blog/location-digital-ad-fraud-detection/" text:style-name="Internet_20_link" text:visited-style-name="Visited_20_Internet_20_Link">https://www.tamoco.com/blog/location-digital-ad-fraud-detection/</text:a><text:line-break/><text:bookmark text:name="user-content-88"/>[88] "O Facebook sabia há anos que as estimativas de alcance de anúncios eram baseadas em "dados errados", mas bloqueadas correções sobre o impacto da receita, por tribunal arquivamento'. Natasha Lomas. <text:a xlink:type="simple" xlink:href="https://techcrunch.com/2021/02/18/facebook-knew-for-years-ad-reach-estimates-werebased-on-wrong-data-but-blocked-fixes-over-revenue-impact-per-court-filing/" text:style-name="Internet_20_link" text:visited-style-name="Visited_20_Internet_20_Link">https://techcrunch.com/2021/02/18/facebook-knew-for-years-ad-reach-estimates-werebased-on-wrong-data-but-blocked-fixes-over-revenue-impact-per-court-filing/</text:a><text:line-break/><text:bookmark text:name="user-content-89"/>[89] 'Breitbart.com é parceria com RT.com &amp; Outros Sites via Publicidade Mal-Rotulada Inventário'. Zach Edwards. <text:a xlink:type="simple" xlink:href="https://medium.com/@thezedwards/breitbart-com-ispartnering-with-rt-com-other-sites-via-mislabeled-advertising-inventory-6e7e3b5c3318" text:style-name="Internet_20_link" text:visited-style-name="Visited_20_Internet_20_Link">https://medium.com/@thezedwards/breitbart-com-ispartnering-with-rt-com-other-sites-via-mislabeled-advertising-inventory-6e7e3b5c3318</text:a><text:line-break/><text:bookmark text:name="user-content-90"/>[90] ‘Telefonen spionerte på Meg. Slik fant jeg overvåkerne‘. Martin Gundersen. <text:a xlink:type="simple" xlink:href="https://nrkbeta.no/2020/12/03/telefonen-spionerte-pa-meg-slik-fant-jeg-overvakerne/" text:style-name="Internet_20_link" text:visited-style-name="Visited_20_Internet_20_Link">https://nrkbeta.no/2020/12/03/telefonen-spionerte-pa-meg-slik-fant-jeg-overvakerne/</text:a><text:line-break/><text:bookmark text:name="user-content-91"/>[91] ‘Når mobilen blir fienden‘. Martin Gundersen, Øyvind Adeus Habilidade, Henrik Lied, Mari GrafsrønningenHarald K.Jansson. <text:a xlink:type="simple" xlink:href="https://www.nrk.no/norge/xl/norske-offiserer-ogsoldater-avslort-av-mobilen-1.14890424" text:style-name="Internet_20_link" text:visited-style-name="Visited_20_Internet_20_Link">https://www.nrk.no/norge/xl/norske-offiserer-ogsoldater-avslort-av-mobilen-1.14890424</text:a><text:line-break/><text:bookmark text:name="user-content-92"/>[92] 'Corretores de dados e Segurança:. NATO STRATCOM. <text:a xlink:type="simple" xlink:href="https://stratcomcoe.org/publications/data-brokers-and-security/17" text:style-name="Internet_20_link" text:visited-style-name="Visited_20_Internet_20_Link">https://stratcomcoe.org/publications/data-brokers-and-security/17</text:a><text:line-break/><text:bookmark text:name="user-content-93"/>[93] A polícia egípcia está a usar o Grindr para encontrar e prender pessoas LGBT. Matt Payton. <text:a xlink:type="simple" xlink:href="https://www.independent.co.uk/news/world/africa/egyptian-police-grindr-dating-apparrest-lgbt-gay-anti-gay-lesbian-homophobia-a7211881.html" text:style-name="Internet_20_link" text:visited-style-name="Visited_20_Internet_20_Link">https://www.independent.co.uk/news/world/africa/egyptian-police-grindr-dating-apparrest-lgbt-gay-anti-gay-lesbian-homophobia-a7211881.html</text:a><text:line-break/><text:bookmark text:name="user-content-94"/>[94] 'Proteja-se De Ameaças de anúncios e 'Malvertising''. Michelle Drolet. <text:soft-page-break/><text:a xlink:type="simple" xlink:href="https://www.forbes.com/sites/forbestechcouncil/2020/02/03/protect-yourself-from-adthreats-and-malvertising/" text:style-name="Internet_20_link" text:visited-style-name="Visited_20_Internet_20_Link">https://www.forbes.com/sites/forbestechcouncil/2020/02/03/protect-yourself-from-adthreats-and-malvertising/</text:a><text:line-break/><text:bookmark text:name="user-content-95"/>[95] 'Deloitte Global Mobile Consumer Survey 2019: The Nordic cortar '. A Deloitte. <text:a xlink:type="simple" xlink:href="https://www2.deloitte.com/no/no/pages/technology-media-andtelecommunications/topics/global-mobile-consumer-survey.html" text:style-name="Internet_20_link" text:visited-style-name="Visited_20_Internet_20_Link">https://www2.deloitte.com/no/no/pages/technology-media-andtelecommunications/topics/global-mobile-consumer-survey.html</text:a><text:line-break/><text:bookmark text:name="user-content-96"/>[96] 'Enganado pelo Design: como as empresas tecnológicas usam padrões escuros para nos desencorajar de exercendo os nossos direitos de privacidade'. Forbrukerrådet. <text:a xlink:type="simple" xlink:href="https://www.forbrukerradet.no/undersokelse/no-undersokelsekategori/deceived-bydesign/" text:style-name="Internet_20_link" text:visited-style-name="Visited_20_Internet_20_Link">https://www.forbrukerradet.no/undersokelse/no-undersokelsekategori/deceived-bydesign/</text:a><text:line-break/><text:bookmark text:name="user-content-97"/>[97] 'A semana má do Google: YouTube perde milhões à medida que a linha de publicidade chega EUA.. Olívia O Solon. <text:a xlink:type="simple" xlink:href="https://www.theguardian.com/technology/2017/mar/25/google-youtubeadvertising-extremist-content-att-verizon" text:style-name="Internet_20_link" text:visited-style-name="Visited_20_Internet_20_Link">https://www.theguardian.com/technology/2017/mar/25/google-youtubeadvertising-extremist-content-att-verizon</text:a><text:line-break/><text:bookmark text:name="user-content-98"/>[98] Veja-se, por exemplo, o livro branco da Comissão Europeia "Sobre a Inteligência Artificial - Uma abordagem europeia da excelência e da confiança». <text:a xlink:type="simple" xlink:href="https://ec.europa.eu/info/sites/default/files/commission-white-paper-artificial-intelligencefeb2020_en.pdf" text:style-name="Internet_20_link" text:visited-style-name="Visited_20_Internet_20_Link">https://ec.europa.eu/info/sites/default/files/commission-white-paper-artificial-intelligencefeb2020_en.pdf</text:a><text:line-break/><text:bookmark text:name="user-content-99"/>[99] "A sua saúde mental à venda". Privacidade Internacional. <text:a xlink:type="simple" xlink:href="https://www.privacyinternational.org/campaigns/your-mental-health-sale" text:style-name="Internet_20_link" text:visited-style-name="Visited_20_Internet_20_Link">https://www.privacyinternational.org/campaigns/your-mental-health-sale</text:a><text:line-break/><text:bookmark text:name="user-content-100"/>[100] "Vigilância no Conselho do Reino Unido sites '. Johnny Ryan. <text:a xlink:type="simple" xlink:href="https://brave.com/ukcouncilsreport/" text:style-name="Internet_20_link" text:visited-style-name="Visited_20_Internet_20_Link">https://brave.com/ukcouncilsreport/</text:a><text:line-break/><text:bookmark text:name="user-content-101"/>[101] 'A nova bolha do ponto com está aqui: é chamada on-line publicidade'. Jesse Frederik, Maurits Martijn. <text:a xlink:type="simple" xlink:href="https://thecorrespondent.com/100/the-new-dot-com-bubble-is-here-itscalled-online-advertising/13228924500-22d5fd24" text:style-name="Internet_20_link" text:visited-style-name="Visited_20_Internet_20_Link">https://thecorrespondent.com/100/the-new-dot-com-bubble-is-here-itscalled-online-advertising/13228924500-22d5fd24</text:a><text:line-break/><text:bookmark text:name="user-content-102"/>[102] ‘Digiday Pesquisa: A maioria dos editores não beneficia de anúncios comportamentais visando'. Marca O Weiss. <text:a xlink:type="simple" xlink:href="https://digiday.com/media/digiday-research-most-publishers-don-benefit-frombehavioral-ad-targeting/" text:style-name="Internet_20_link" text:visited-style-name="Visited_20_Internet_20_Link">https://digiday.com/media/digiday-research-most-publishers-don-benefit-frombehavioral-ad-targeting/</text:a><text:line-break/><text:bookmark text:name="user-content-103"/>[103] 'Fronteiras: Quão eficaz é o perfil do consumidor de terceiros? Evidência de Field Estudos:. Nico Neumann, Catherine E. Tucker, Timothy Whitfield. <text:a xlink:type="simple" xlink:href="https://pubsonline.informs.org/doi/pdf/10.1287/mksc.2019.1188" text:style-name="Internet_20_link" text:visited-style-name="Visited_20_Internet_20_Link">https://pubsonline.informs.org/doi/pdf/10.1287/mksc.2019.1188</text:a><text:line-break/><text:bookmark text:name="user-content-104"/>[104] "Pedi a uma empresa de rastreio online todos os meus dados e eis o que encontrei". Privacidade Internacional. <text:a xlink:type="simple" xlink:href="https://privacyinternational.org/long-read/2433/i-asked-onlinetracking-company-all-my-data-and-heres-what-i-found" text:style-name="Internet_20_link" text:visited-style-name="Visited_20_Internet_20_Link">https://privacyinternational.org/long-read/2433/i-asked-onlinetracking-company-all-my-data-and-heres-what-i-found</text:a><text:line-break/><text:bookmark text:name="user-content-105"/>[105] ‘Overvurdering av digital reklameeffekt‘. CPM Analytics. <text:a xlink:type="simple" xlink:href="https://www.cpm.no/wpcontent/uploads/2019/06/Overvurdering-av-digital-reklameeffekt-PDF-28062019.pdf" text:style-name="Internet_20_link" text:visited-style-name="Visited_20_Internet_20_Link">https://www.cpm.no/wpcontent/uploads/2019/06/Overvurdering-av-digital-reklameeffekt-PDF-28062019.pdf</text:a><text:line-break/><text:bookmark text:name="user-content-106"/>[106] 'Banner Blindness Revisited: Users Dodge Ads on Mobile and Desktop'. Rio Kara Pernice. <text:a xlink:type="simple" xlink:href="https://www.nngroup.com/articles/banner-blindness-old-and-new-findings/" text:style-name="Internet_20_link" text:visited-style-name="Visited_20_Internet_20_Link">https://www.nngroup.com/articles/banner-blindness-old-and-new-findings/</text:a><text:line-break/><text:bookmark text:name="user-content-107"/>[107] "Avaliação de impacto ambiental da publicidade online" M. Pärssinena, M.Kotilab, R.Cuevasc, A.Phansalkard, J.Mannere. <text:a xlink:type="simple" xlink:href="https://www.sciencedirect.com/science/article/pii/S0195925517303505" text:style-name="Internet_20_link" text:visited-style-name="Visited_20_Internet_20_Link">https://www.sciencedirect.com/science/article/pii/S0195925517303505</text:a><text:line-break/><text:bookmark text:name="user-content-108"/>[108] "AI &amp; Publicidade, uma perspetiva do consumidor". Rio Harriet Kingaby. <text:a xlink:type="simple" xlink:href="https://www.harrietkingaby.com/reports" text:style-name="Internet_20_link" text:visited-style-name="Visited_20_Internet_20_Link">https://www.harrietkingaby.com/reports</text:a><text:line-break/><text:bookmark text:name="user-content-109"/>[109] ‘Adtech e licitação em tempo real no âmbito da Proteção de Dados Europeia Lei.. Miguel Veale e Frederik Zuiderveen Borgesius. <text:a xlink:type="simple" xlink:href="https://osf.io/preprints/socarxiv/wg8fq/" text:style-name="Internet_20_link" text:visited-style-name="Visited_20_Internet_20_Link">https://osf.io/preprints/socarxiv/wg8fq/</text:a><text:line-break/><text:bookmark text:name="user-content-110"/>[110] Ver, por exemplo, 'Atualizar relatório em adtech e em tempo real licitação'. Informação Gabinete do Comissário. <text:a xlink:type="simple" xlink:href="https://ico.org.uk/media/about-theico/documents/2615156/adtech-real-time-bidding-report-201906-dl191220.pdf" text:style-name="Internet_20_link" text:visited-style-name="Visited_20_Internet_20_Link">https://ico.org.uk/media/about-theico/documents/2615156/adtech-real-time-bidding-report-201906-dl191220.pdf</text:a><text:line-break/><text:bookmark text:name="user-content-111"/><text:soft-page-break/>[111] "Intenção de emitir multa de 10 milhões de euros à Grindr LLC'. Datatilsynet. <text:a xlink:type="simple" xlink:href="https://www.datatilsynet.no/en/news/2021/intention-to-issue--10-million-fine-to-grindr-llc2/" text:style-name="Internet_20_link" text:visited-style-name="Visited_20_Internet_20_Link">https://www.datatilsynet.no/en/news/2021/intention-to-issue--10-million-fine-to-grindr-llc2/</text:a><text:line-break/><text:bookmark text:name="user-content-112"/>[112] Lei de Controlo de Marketing, secção 9, secção 6.<text:line-break/><text:bookmark text:name="user-content-113"/>[113] Vigilância comercial pelo Google. Longo atraso no RGPD queixas'. O BEUC. <text:a xlink:type="simple" xlink:href="https://www.beuc.eu/press-media/news-events/commercial-surveillance-google-longdelay-gdpr-complaints" text:style-name="Internet_20_link" text:visited-style-name="Visited_20_Internet_20_Link">https://www.beuc.eu/press-media/news-events/commercial-surveillance-google-longdelay-gdpr-complaints</text:a><text:line-break/><text:bookmark text:name="user-content-114"/>[114] Este ponto também está a ser feito por grandes atores da indústria, incluindo o CEO da Axel Springer: "Está na altura da Europa tirar dados privados das mãos de tecnologia poderosa monopólios e devolvê-lo ao pessoas'. Mathias Döpfner. <text:a xlink:type="simple" xlink:href="https://www.businessinsider.com/big-tech-private-data-facebook-google-apple-europeeu-2021-1" text:style-name="Internet_20_link" text:visited-style-name="Visited_20_Internet_20_Link">https://www.businessinsider.com/big-tech-private-data-facebook-google-apple-europeeu-2021-1</text:a></text:p>
      <text:p text:style-name="P22"><text:s/></text:p>
      <text:p text:style-name="P17">Autor da tradução: <text:s text:c="2"/>zcavaleiro <text:span text:style-name="T155">AT</text:span> protonmail <text:span text:style-name="T155">DOT </text:span>com<text:tab/><text:tab/></text:p>
      <text:p text:style-name="P17"><text:span text:style-name="T28">Zito Cavaleiro<text:tab/></text:span><text:tab/><text:tab/><text:tab/><text:tab/><text:tab/><text:tab/></text:p>
      <text:p text:style-name="P17">Engenheiro de Automação de Tecnologias d<text:span text:style-name="T156">e</text:span> Informação<text:tab/></text:p>
      <text:p text:style-name="P18"><text:span text:style-name="T3">Professor de Matemática e Ciências da Natureza<text:tab/></text:span><text:tab/></text:p>
      <text:p text:style-name="P10"/>
      <text:p text:style-name="P10"><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12:18:24.958456902</meta:creation-date>
    <dc:date>2024-09-12T12:19:06.516418826</dc:date>
    <meta:editing-duration>PT41S</meta:editing-duration>
    <meta:editing-cycles>1</meta:editing-cycles>
    <meta:document-statistic meta:table-count="0" meta:image-count="0" meta:object-count="0" meta:page-count="29" meta:paragraph-count="221" meta:word-count="12797" meta:character-count="94327" meta:non-whitespace-character-count="81658"/>
    <meta:generator>LibreOffice/24.2.5.2$Linux_X86_64 LibreOffice_project/420$Build-2</meta:generator>
  </office:meta>
</office:document-meta>
</file>